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36" manifest:media-type="application/vnd.sun.star.oleobject"/>
  <manifest:file-entry manifest:full-path="Object 73" manifest:media-type="application/vnd.sun.star.oleobject"/>
  <manifest:file-entry manifest:full-path="Object 33" manifest:media-type="application/vnd.sun.star.oleobject"/>
  <manifest:file-entry manifest:full-path="Object 45" manifest:media-type="application/vnd.sun.star.oleobject"/>
  <manifest:file-entry manifest:full-path="Object 82" manifest:media-type="application/vnd.sun.star.oleobject"/>
  <manifest:file-entry manifest:full-path="Object 17" manifest:media-type="application/vnd.sun.star.oleobject"/>
  <manifest:file-entry manifest:full-path="Object 69" manifest:media-type="application/vnd.sun.star.oleobject"/>
  <manifest:file-entry manifest:full-path="Object 32" manifest:media-type="application/vnd.sun.star.oleobject"/>
  <manifest:file-entry manifest:full-path="Object 44" manifest:media-type="application/vnd.sun.star.oleobject"/>
  <manifest:file-entry manifest:full-path="Object 79" manifest:media-type="application/vnd.sun.star.oleobject"/>
  <manifest:file-entry manifest:full-path="Object 1" manifest:media-type="application/vnd.sun.star.oleobject"/>
  <manifest:file-entry manifest:full-path="settings.xml" manifest:media-type="text/xml"/>
  <manifest:file-entry manifest:full-path="Object 42" manifest:media-type="application/vnd.sun.star.oleobject"/>
  <manifest:file-entry manifest:full-path="Object 78" manifest:media-type="application/vnd.sun.star.oleobject"/>
  <manifest:file-entry manifest:full-path="Configurations2/" manifest:media-type="application/vnd.sun.xml.ui.configuration"/>
  <manifest:file-entry manifest:full-path="styles.xml" manifest:media-type="text/xml"/>
  <manifest:file-entry manifest:full-path="Object 41" manifest:media-type="application/vnd.sun.star.oleobject"/>
  <manifest:file-entry manifest:full-path="Object 9" manifest:media-type="application/vnd.sun.star.oleobject"/>
  <manifest:file-entry manifest:full-path="Object 16" manifest:media-type="application/vnd.sun.star.oleobject"/>
  <manifest:file-entry manifest:full-path="Object 81" manifest:media-type="application/vnd.sun.star.oleobject"/>
  <manifest:file-entry manifest:full-path="Object 2" manifest:media-type="application/vnd.sun.star.oleobject"/>
  <manifest:file-entry manifest:full-path="Object 3" manifest:media-type="application/vnd.sun.star.oleobject"/>
  <manifest:file-entry manifest:full-path="Object 55" manifest:media-type="application/vnd.sun.star.oleobject"/>
  <manifest:file-entry manifest:full-path="Object 65" manifest:media-type="application/vnd.sun.star.oleobject"/>
  <manifest:file-entry manifest:full-path="Object 66" manifest:media-type="application/vnd.sun.star.oleobject"/>
  <manifest:file-entry manifest:full-path="Object 15" manifest:media-type="application/vnd.sun.star.oleobject"/>
  <manifest:file-entry manifest:full-path="Object 80" manifest:media-type="application/vnd.sun.star.oleobject"/>
  <manifest:file-entry manifest:full-path="Object 72" manifest:media-type="application/vnd.sun.star.oleobject"/>
  <manifest:file-entry manifest:full-path="Object 89" manifest:media-type="application/vnd.sun.star.oleobject"/>
  <manifest:file-entry manifest:full-path="Object 20" manifest:media-type="application/vnd.sun.star.oleobject"/>
  <manifest:file-entry manifest:full-path="Object 67" manifest:media-type="application/vnd.sun.star.oleobject"/>
  <manifest:file-entry manifest:full-path="Object 30" manifest:media-type="application/vnd.sun.star.oleobject"/>
  <manifest:file-entry manifest:full-path="Object 70" manifest:media-type="application/vnd.sun.star.oleobject"/>
  <manifest:file-entry manifest:full-path="Object 28" manifest:media-type="application/vnd.sun.star.oleobject"/>
  <manifest:file-entry manifest:full-path="Object 8" manifest:media-type="application/vnd.sun.star.oleobject"/>
  <manifest:file-entry manifest:full-path="Object 40" manifest:media-type="application/vnd.sun.star.oleobject"/>
  <manifest:file-entry manifest:full-path="Object 68" manifest:media-type="application/vnd.sun.star.oleobject"/>
  <manifest:file-entry manifest:full-path="Object 31" manifest:media-type="application/vnd.sun.star.oleobject"/>
  <manifest:file-entry manifest:full-path="Object 29" manifest:media-type="application/vnd.sun.star.oleobject"/>
  <manifest:file-entry manifest:full-path="Object 26" manifest:media-type="application/vnd.sun.star.oleobject"/>
  <manifest:file-entry manifest:full-path="Object 91" manifest:media-type="application/vnd.sun.star.oleobject"/>
  <manifest:file-entry manifest:full-path="Object 60" manifest:media-type="application/vnd.sun.star.oleobject"/>
  <manifest:file-entry manifest:full-path="Object 4" manifest:media-type="application/vnd.sun.star.oleobject"/>
  <manifest:file-entry manifest:full-path="Object 23" manifest:media-type="application/vnd.sun.star.oleobject"/>
  <manifest:file-entry manifest:full-path="meta.xml" manifest:media-type="text/xml"/>
  <manifest:file-entry manifest:full-path="Object 86" manifest:media-type="application/vnd.sun.star.oleobject"/>
  <manifest:file-entry manifest:full-path="Object 59" manifest:media-type="application/vnd.sun.star.oleobject"/>
  <manifest:file-entry manifest:full-path="Object 22" manifest:media-type="application/vnd.sun.star.oleobject"/>
  <manifest:file-entry manifest:full-path="Object 24" manifest:media-type="application/vnd.sun.star.oleobject"/>
  <manifest:file-entry manifest:full-path="Object 61" manifest:media-type="application/vnd.sun.star.oleobject"/>
  <manifest:file-entry manifest:full-path="Object 5" manifest:media-type="application/vnd.sun.star.oleobject"/>
  <manifest:file-entry manifest:full-path="Object 84" manifest:media-type="application/vnd.sun.star.oleobject"/>
  <manifest:file-entry manifest:full-path="Pictures/100000000000001F0000001B1D1C691874989B5F.png" manifest:media-type="image/png"/>
  <manifest:file-entry manifest:full-path="Pictures/100000000000001F0000001DB9E417FD70BEBD16.png" manifest:media-type="image/png"/>
  <manifest:file-entry manifest:full-path="Pictures/100000000000001D0000001C594FDE507B2AC500.png" manifest:media-type="image/png"/>
  <manifest:file-entry manifest:full-path="Object 19" manifest:media-type="application/vnd.sun.star.oleobject"/>
  <manifest:file-entry manifest:full-path="Object 62" manifest:media-type="application/vnd.sun.star.oleobject"/>
  <manifest:file-entry manifest:full-path="Object 6" manifest:media-type="application/vnd.sun.star.oleobject"/>
  <manifest:file-entry manifest:full-path="Object 63" manifest:media-type="application/vnd.sun.star.oleobject"/>
  <manifest:file-entry manifest:full-path="Object 7" manifest:media-type="application/vnd.sun.star.oleobject"/>
  <manifest:file-entry manifest:full-path="Object 51" manifest:media-type="application/vnd.sun.star.oleobject"/>
  <manifest:file-entry manifest:full-path="Object 88" manifest:media-type="application/vnd.sun.star.oleobject"/>
  <manifest:file-entry manifest:full-path="Object 64" manifest:media-type="application/vnd.sun.star.oleobject"/>
  <manifest:file-entry manifest:full-path="content.xml" manifest:media-type="text/xml"/>
  <manifest:file-entry manifest:full-path="Object 52" manifest:media-type="application/vnd.sun.star.oleobject"/>
  <manifest:file-entry manifest:full-path="Object 54" manifest:media-type="application/vnd.sun.star.oleobject"/>
  <manifest:file-entry manifest:full-path="Thumbnails/thumbnail.png" manifest:media-type="image/png"/>
  <manifest:file-entry manifest:full-path="Object 53" manifest:media-type="application/vnd.sun.star.oleobject"/>
  <manifest:file-entry manifest:full-path="Object 50" manifest:media-type="application/vnd.sun.star.oleobject"/>
  <manifest:file-entry manifest:full-path="Object 87" manifest:media-type="application/vnd.sun.star.oleobject"/>
  <manifest:file-entry manifest:full-path="Object 18" manifest:media-type="application/vnd.sun.star.oleobject"/>
  <manifest:file-entry manifest:full-path="Object 83" manifest:media-type="application/vnd.sun.star.oleobject"/>
  <manifest:file-entry manifest:full-path="Object 46" manifest:media-type="application/vnd.sun.star.oleobject"/>
  <manifest:file-entry manifest:full-path="Object 57" manifest:media-type="application/vnd.sun.star.oleobject"/>
  <manifest:file-entry manifest:full-path="Object 21" manifest:media-type="application/vnd.sun.star.oleobject"/>
  <manifest:file-entry manifest:full-path="Object 56" manifest:media-type="application/vnd.sun.star.oleobject"/>
  <manifest:file-entry manifest:full-path="Object 77" manifest:media-type="application/vnd.sun.star.oleobject"/>
  <manifest:file-entry manifest:full-path="Object 76" manifest:media-type="application/vnd.sun.star.oleobject"/>
  <manifest:file-entry manifest:full-path="Object 75" manifest:media-type="application/vnd.sun.star.oleobject"/>
  <manifest:file-entry manifest:full-path="Object 34" manifest:media-type="application/vnd.sun.star.oleobject"/>
  <manifest:file-entry manifest:full-path="Object 71" manifest:media-type="application/vnd.sun.star.oleobject"/>
  <manifest:file-entry manifest:full-path="Object 37" manifest:media-type="application/vnd.sun.star.oleobject"/>
  <manifest:file-entry manifest:full-path="Object 74" manifest:media-type="application/vnd.sun.star.oleobject"/>
  <manifest:file-entry manifest:full-path="Object 49" manifest:media-type="application/vnd.sun.star.oleobject"/>
  <manifest:file-entry manifest:full-path="Object 12" manifest:media-type="application/vnd.sun.star.oleobject"/>
  <manifest:file-entry manifest:full-path="Object 58" manifest:media-type="application/vnd.sun.star.oleobject"/>
  <manifest:file-entry manifest:full-path="ObjectReplacements/Object 36" manifest:media-type=""/>
  <manifest:file-entry manifest:full-path="ObjectReplacements/Object 73" manifest:media-type=""/>
  <manifest:file-entry manifest:full-path="ObjectReplacements/Object 33" manifest:media-type=""/>
  <manifest:file-entry manifest:full-path="ObjectReplacements/Object 45" manifest:media-type=""/>
  <manifest:file-entry manifest:full-path="ObjectReplacements/Object 82" manifest:media-type=""/>
  <manifest:file-entry manifest:full-path="ObjectReplacements/Object 17" manifest:media-type=""/>
  <manifest:file-entry manifest:full-path="ObjectReplacements/Object 69" manifest:media-type=""/>
  <manifest:file-entry manifest:full-path="ObjectReplacements/Object 32" manifest:media-type=""/>
  <manifest:file-entry manifest:full-path="ObjectReplacements/Object 44" manifest:media-type=""/>
  <manifest:file-entry manifest:full-path="ObjectReplacements/Object 79" manifest:media-type=""/>
  <manifest:file-entry manifest:full-path="ObjectReplacements/Object 1" manifest:media-type=""/>
  <manifest:file-entry manifest:full-path="ObjectReplacements/Object 42" manifest:media-type=""/>
  <manifest:file-entry manifest:full-path="ObjectReplacements/Object 78" manifest:media-type=""/>
  <manifest:file-entry manifest:full-path="ObjectReplacements/Object 41" manifest:media-type=""/>
  <manifest:file-entry manifest:full-path="ObjectReplacements/Object 9" manifest:media-type=""/>
  <manifest:file-entry manifest:full-path="ObjectReplacements/Object 16" manifest:media-type=""/>
  <manifest:file-entry manifest:full-path="ObjectReplacements/Object 8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55" manifest:media-type=""/>
  <manifest:file-entry manifest:full-path="ObjectReplacements/Object 65" manifest:media-type=""/>
  <manifest:file-entry manifest:full-path="ObjectReplacements/Object 66" manifest:media-type=""/>
  <manifest:file-entry manifest:full-path="ObjectReplacements/Object 15" manifest:media-type=""/>
  <manifest:file-entry manifest:full-path="ObjectReplacements/Object 80" manifest:media-type=""/>
  <manifest:file-entry manifest:full-path="ObjectReplacements/Object 89" manifest:media-type=""/>
  <manifest:file-entry manifest:full-path="ObjectReplacements/Object 20" manifest:media-type=""/>
  <manifest:file-entry manifest:full-path="ObjectReplacements/Object 67" manifest:media-type=""/>
  <manifest:file-entry manifest:full-path="ObjectReplacements/Object 30" manifest:media-type=""/>
  <manifest:file-entry manifest:full-path="ObjectReplacements/Object 70" manifest:media-type=""/>
  <manifest:file-entry manifest:full-path="ObjectReplacements/Object 28" manifest:media-type=""/>
  <manifest:file-entry manifest:full-path="ObjectReplacements/Object 8" manifest:media-type=""/>
  <manifest:file-entry manifest:full-path="ObjectReplacements/Object 40" manifest:media-type=""/>
  <manifest:file-entry manifest:full-path="ObjectReplacements/Object 88" manifest:media-type=""/>
  <manifest:file-entry manifest:full-path="ObjectReplacements/Object 75" manifest:media-type=""/>
  <manifest:file-entry manifest:full-path="ObjectReplacements/Object 76" manifest:media-type=""/>
  <manifest:file-entry manifest:full-path="ObjectReplacements/Object 77" manifest:media-type=""/>
  <manifest:file-entry manifest:full-path="ObjectReplacements/Object 60" manifest:media-type=""/>
  <manifest:file-entry manifest:full-path="ObjectReplacements/Object 4" manifest:media-type=""/>
  <manifest:file-entry manifest:full-path="ObjectReplacements/Object 59" manifest:media-type=""/>
  <manifest:file-entry manifest:full-path="ObjectReplacements/Object 22" manifest:media-type=""/>
  <manifest:file-entry manifest:full-path="ObjectReplacements/Object 24" manifest:media-type=""/>
  <manifest:file-entry manifest:full-path="ObjectReplacements/Object 61" manifest:media-type=""/>
  <manifest:file-entry manifest:full-path="ObjectReplacements/Object 5" manifest:media-type=""/>
  <manifest:file-entry manifest:full-path="ObjectReplacements/Object 84" manifest:media-type=""/>
  <manifest:file-entry manifest:full-path="ObjectReplacements/Object 19" manifest:media-type=""/>
  <manifest:file-entry manifest:full-path="ObjectReplacements/Object 23" manifest:media-type=""/>
  <manifest:file-entry manifest:full-path="ObjectReplacements/Object 58" manifest:media-type=""/>
  <manifest:file-entry manifest:full-path="ObjectReplacements/Object 21" manifest:media-type=""/>
  <manifest:file-entry manifest:full-path="ObjectReplacements/Object 64" manifest:media-type=""/>
  <manifest:file-entry manifest:full-path="ObjectReplacements/Object 7" manifest:media-type=""/>
  <manifest:file-entry manifest:full-path="ObjectReplacements/Object 63" manifest:media-type=""/>
  <manifest:file-entry manifest:full-path="ObjectReplacements/Object 52" manifest:media-type=""/>
  <manifest:file-entry manifest:full-path="ObjectReplacements/Object 51" manifest:media-type=""/>
  <manifest:file-entry manifest:full-path="ObjectReplacements/Object 6" manifest:media-type=""/>
  <manifest:file-entry manifest:full-path="ObjectReplacements/Object 62" manifest:media-type=""/>
  <manifest:file-entry manifest:full-path="ObjectReplacements/Object 54" manifest:media-type=""/>
  <manifest:file-entry manifest:full-path="ObjectReplacements/Object 53" manifest:media-type=""/>
  <manifest:file-entry manifest:full-path="ObjectReplacements/Object 50" manifest:media-type=""/>
  <manifest:file-entry manifest:full-path="ObjectReplacements/Object 87" manifest:media-type=""/>
  <manifest:file-entry manifest:full-path="ObjectReplacements/Object 18" manifest:media-type=""/>
  <manifest:file-entry manifest:full-path="ObjectReplacements/Object 83" manifest:media-type=""/>
  <manifest:file-entry manifest:full-path="ObjectReplacements/Object 46" manifest:media-type=""/>
  <manifest:file-entry manifest:full-path="ObjectReplacements/Object 57" manifest:media-type=""/>
  <manifest:file-entry manifest:full-path="ObjectReplacements/Object 56" manifest:media-type=""/>
  <manifest:file-entry manifest:full-path="ObjectReplacements/Object 34" manifest:media-type=""/>
  <manifest:file-entry manifest:full-path="ObjectReplacements/Object 71" manifest:media-type=""/>
  <manifest:file-entry manifest:full-path="ObjectReplacements/Object 29" manifest:media-type=""/>
  <manifest:file-entry manifest:full-path="ObjectReplacements/Object 37" manifest:media-type=""/>
  <manifest:file-entry manifest:full-path="ObjectReplacements/Object 74" manifest:media-type=""/>
  <manifest:file-entry manifest:full-path="ObjectReplacements/Object 39" manifest:media-type=""/>
  <manifest:file-entry manifest:full-path="ObjectReplacements/Object 43" manifest:media-type=""/>
  <manifest:file-entry manifest:full-path="ObjectReplacements/Object 11" manifest:media-type=""/>
  <manifest:file-entry manifest:full-path="ObjectReplacements/Object 48" manifest:media-type=""/>
  <manifest:file-entry manifest:full-path="ObjectReplacements/Object 72" manifest:media-type=""/>
  <manifest:file-entry manifest:full-path="ObjectReplacements/Object 35" manifest:media-type=""/>
  <manifest:file-entry manifest:full-path="ObjectReplacements/Object 38" manifest:media-type=""/>
  <manifest:file-entry manifest:full-path="ObjectReplacements/Object 10" manifest:media-type=""/>
  <manifest:file-entry manifest:full-path="ObjectReplacements/Object 47" manifest:media-type=""/>
  <manifest:file-entry manifest:full-path="ObjectReplacements/Object 12" manifest:media-type=""/>
  <manifest:file-entry manifest:full-path="ObjectReplacements/Object 49" manifest:media-type=""/>
  <manifest:file-entry manifest:full-path="ObjectReplacements/Object 90" manifest:media-type=""/>
  <manifest:file-entry manifest:full-path="ObjectReplacements/Object 25" manifest:media-type=""/>
  <manifest:file-entry manifest:full-path="ObjectReplacements/Object 14" manifest:media-type=""/>
  <manifest:file-entry manifest:full-path="ObjectReplacements/Object 86" manifest:media-type=""/>
  <manifest:file-entry manifest:full-path="ObjectReplacements/Object 13" manifest:media-type=""/>
  <manifest:file-entry manifest:full-path="ObjectReplacements/Object 92" manifest:media-type=""/>
  <manifest:file-entry manifest:full-path="ObjectReplacements/Object 27" manifest:media-type=""/>
  <manifest:file-entry manifest:full-path="ObjectReplacements/Object 85" manifest:media-type=""/>
  <manifest:file-entry manifest:full-path="ObjectReplacements/Object 91" manifest:media-type=""/>
  <manifest:file-entry manifest:full-path="ObjectReplacements/Object 26" manifest:media-type=""/>
  <manifest:file-entry manifest:full-path="ObjectReplacements/Object 31" manifest:media-type=""/>
  <manifest:file-entry manifest:full-path="ObjectReplacements/Object 68" manifest:media-type=""/>
  <manifest:file-entry manifest:full-path="Object 39" manifest:media-type="application/vnd.sun.star.oleobject"/>
  <manifest:file-entry manifest:full-path="Object 43" manifest:media-type="application/vnd.sun.star.oleobject"/>
  <manifest:file-entry manifest:full-path="Object 11" manifest:media-type="application/vnd.sun.star.oleobject"/>
  <manifest:file-entry manifest:full-path="Object 48" manifest:media-type="application/vnd.sun.star.oleobject"/>
  <manifest:file-entry manifest:full-path="Object 35" manifest:media-type="application/vnd.sun.star.oleobject"/>
  <manifest:file-entry manifest:full-path="Object 38" manifest:media-type="application/vnd.sun.star.oleobject"/>
  <manifest:file-entry manifest:full-path="Object 10" manifest:media-type="application/vnd.sun.star.oleobject"/>
  <manifest:file-entry manifest:full-path="Object 47" manifest:media-type="application/vnd.sun.star.oleobject"/>
  <manifest:file-entry manifest:full-path="Object 90" manifest:media-type="application/vnd.sun.star.oleobject"/>
  <manifest:file-entry manifest:full-path="Object 25" manifest:media-type="application/vnd.sun.star.oleobject"/>
  <manifest:file-entry manifest:full-path="Object 14" manifest:media-type="application/vnd.sun.star.oleobject"/>
  <manifest:file-entry manifest:full-path="Object 13" manifest:media-type="application/vnd.sun.star.oleobject"/>
  <manifest:file-entry manifest:full-path="Object 92" manifest:media-type="application/vnd.sun.star.oleobject"/>
  <manifest:file-entry manifest:full-path="Object 27" manifest:media-type="application/vnd.sun.star.oleobject"/>
  <manifest:file-entry manifest:full-path="Object 85" manifest:media-type="application/vnd.sun.star.oleobject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3" svg:font-family="'Liberation Sans'" style:font-family-generic="swiss"/>
    <style:font-face style:name="Calibri1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18cm" svg:stroke-color="#000000" svg:stroke-linecap="butt" draw:fill="solid" draw:fill-color="#a5c7ce" draw:textarea-vertical-align="middle" draw:auto-grow-height="false" draw:fit-to-size="false" style:shrink-to-fit="false" fo:min-height="1.185cm" fo:min-width="1.1cm" fo:padding-top="0cm" fo:padding-bottom="0cm" fo:padding-left="0cm" fo:padding-right="0cm" fo:wrap-option="wrap"/>
    </style:style>
    <style:style style:name="gr2" style:family="graphic" style:parent-style-name="Object_20_with_20_no_20_fill_20_and_20_no_20_line">
      <style:graphic-properties draw:stroke="none" svg:stroke-width="0cm" draw:fill="none" draw:fill-color="#a5c7ce" draw:textarea-horizontal-align="center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gr3" style:family="graphic" style:parent-style-name="standard">
      <style:graphic-properties draw:stroke="solid" svg:stroke-width="0.018cm" svg:stroke-color="#000000" svg:stroke-linecap="butt" draw:fill="solid" draw:fill-color="#fadc19" draw:textarea-vertical-align="middle" draw:auto-grow-height="false" draw:fit-to-size="false" style:shrink-to-fit="false" fo:min-height="0.935cm" fo:min-width="0.6cm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svg:stroke-width="0cm" draw:fill="none" draw:fill-color="#fadc19" draw:textarea-horizontal-align="center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gr5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6" style:family="graphic" style:parent-style-name="standard">
      <style:graphic-properties draw:stroke="solid" svg:stroke-width="0.018cm" svg:stroke-color="#000000" svg:stroke-linecap="butt" draw:fill="solid" draw:fill-color="#ff18fd" draw:textarea-vertical-align="middle" draw:auto-grow-height="false" draw:fit-to-size="false" style:shrink-to-fit="false" fo:min-height="1.185cm" fo:min-width="1.1cm" fo:padding-top="0cm" fo:padding-bottom="0cm" fo:padding-left="0cm" fo:padding-right="0cm" fo:wrap-option="wrap"/>
    </style:style>
    <style:style style:name="gr7" style:family="graphic" style:parent-style-name="standard">
      <style:graphic-properties draw:stroke="solid" svg:stroke-width="0.018cm" svg:stroke-color="#000000" svg:stroke-linecap="butt" draw:fill="solid" draw:fill-color="#f86d98" draw:textarea-vertical-align="middle" draw:auto-grow-height="false" draw:fit-to-size="false" style:shrink-to-fit="false" fo:min-height="1.185cm" fo:min-width="1.1cm" fo:padding-top="0cm" fo:padding-bottom="0cm" fo:padding-left="0cm" fo:padding-right="0cm" fo:wrap-option="wrap"/>
    </style:style>
    <style:style style:name="gr8" style:family="graphic" style:parent-style-name="standard">
      <style:graphic-properties draw:stroke="none" svg:stroke-color="#000000" draw:fill="none" draw:fill-color="#ff18fd" draw:auto-grow-height="true" draw:auto-grow-width="false" fo:max-height="0cm" fo:min-height="0.71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86d98" draw:auto-grow-height="true" draw:auto-grow-width="false" fo:max-height="0cm" fo:min-height="0.712cm"/>
      <style:paragraph-properties style:writing-mode="lr-tb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stroke="solid" svg:stroke-width="0.018cm" svg:stroke-color="#000000" svg:stroke-linecap="butt" draw:fill="solid" draw:fill-color="#00cfff" draw:textarea-vertical-align="middle" draw:auto-grow-height="false" draw:fit-to-size="false" style:shrink-to-fit="false" fo:min-height="1.185cm" fo:min-width="1.1cm" fo:padding-top="0cm" fo:padding-bottom="0cm" fo:padding-left="0cm" fo:padding-right="0cm" fo:wrap-option="wrap"/>
    </style:style>
    <style:style style:name="gr12" style:family="graphic" style:parent-style-name="standard">
      <style:graphic-properties draw:stroke="none" svg:stroke-color="#000000" draw:fill="none" draw:fill-color="#00cfff" draw:auto-grow-height="true" draw:auto-grow-width="false" fo:max-height="0cm" fo:min-height="0.712cm"/>
      <style:paragraph-properties style:writing-mode="lr-tb"/>
    </style:style>
    <style:style style:name="gr13" style:family="graphic" style:parent-style-name="standard" style:list-style-name="L2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14" style:family="graphic" style:parent-style-name="standard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638cm" fo:min-width="1.525cm" fo:padding-top="0cm" fo:padding-bottom="0cm" fo:padding-left="0cm" fo:padding-right="0cm" fo:wrap-option="wrap"/>
      <style:paragraph-properties style:writing-mode="lr-tb"/>
    </style:style>
    <style:style style:name="gr15" style:family="graphic" style:parent-style-name="standard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8cm" fo:min-width="1.4cm" fo:padding-top="0cm" fo:padding-bottom="0cm" fo:padding-left="0cm" fo:padding-right="0cm" fo:wrap-option="wrap"/>
      <style:paragraph-properties style:writing-mode="lr-tb"/>
    </style:style>
    <style:style style:name="gr16" style:family="graphic" style:parent-style-name="standard" style:list-style-name="L2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17" style:family="graphic" style:parent-style-name="standard" style:list-style-name="L2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18" style:family="graphic" style:parent-style-name="standard" style:list-style-name="L2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19" style:family="graphic" style:parent-style-name="standard" style:list-style-name="L2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20" style:family="graphic" style:parent-style-name="standard">
      <style:graphic-properties draw:stroke="solid" svg:stroke-width="0.053cm" svg:stroke-color="#000000" draw:marker-end="msArrowEnd_20_5" draw:marker-end-width="0.21cm" draw:marker-end-center="false" svg:stroke-linecap="butt" draw:fill="none" draw:textarea-vertical-align="top" draw:auto-grow-height="false" fo:min-height="5.749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53cm" svg:stroke-color="#000000" draw:marker-end="msArrowEnd_20_5" draw:marker-end-width="0.21cm" draw:marker-end-center="false" svg:stroke-linecap="butt" draw:fill="none" draw:textarea-vertical-align="top" draw:auto-grow-height="false" fo:min-height="0cm" fo:min-width="2.049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53cm" svg:stroke-color="#000000" draw:marker-end="msArrowEnd_20_5" draw:marker-end-width="0.21cm" draw:marker-end-center="false" svg:stroke-linecap="butt" draw:fill="none" draw:textarea-vertical-align="top" draw:auto-grow-height="false" fo:min-height="0cm" fo:min-width="3.299cm" fo:padding-top="0.125cm" fo:padding-bottom="0.125cm" fo:padding-left="0.25cm" fo:padding-right="0.25cm" fo:wrap-option="wrap"/>
    </style:style>
    <style:style style:name="gr23" style:family="graphic" style:parent-style-name="standard" style:list-style-name="L2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24" style:family="graphic" style:parent-style-name="standard">
      <style:graphic-properties draw:stroke="solid" svg:stroke-width="0.053cm" svg:stroke-color="#000000" svg:stroke-linecap="butt" draw:fill="none" draw:textarea-vertical-align="top" draw:auto-grow-height="false" fo:min-height="0cm" fo:min-width="1.299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18cm" svg:stroke-color="#000000" svg:stroke-linecap="butt" draw:fill="solid" draw:fill-color="#00cfff" draw:textarea-vertical-align="middle" draw:auto-grow-height="false" draw:fit-to-size="false" style:shrink-to-fit="false" fo:min-height="1.4cm" fo:min-width="2.2cm" fo:padding-top="0cm" fo:padding-bottom="0cm" fo:padding-left="0cm" fo:padding-right="0cm" fo:wrap-option="wrap"/>
    </style:style>
    <style:style style:name="gr26" style:family="graphic" style:parent-style-name="standard">
      <style:graphic-properties draw:stroke="solid" svg:stroke-width="0.053cm" svg:stroke-color="#000000" draw:marker-end="msArrowEnd_20_5" draw:marker-end-width="0.21cm" draw:marker-end-center="false" svg:stroke-linecap="butt" draw:fill="none" draw:textarea-vertical-align="top" draw:auto-grow-height="false" fo:min-height="2.529cm" fo:min-width="0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53cm" svg:stroke-color="#000000" draw:marker-start="msArrowEnd_20_5" draw:marker-start-width="0.21cm" draw:marker-start-center="false" svg:stroke-linecap="butt" draw:fill="none" draw:textarea-vertical-align="top" draw:auto-grow-height="false" fo:min-height="1.524cm" fo:min-width="0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none" svg:stroke-color="#000000" draw:fill="none" draw:fill-color="#3ed85b" draw:auto-grow-height="true" draw:auto-grow-width="false" fo:max-height="0cm" fo:min-height="0.712cm"/>
      <style:paragraph-properties style:writing-mode="lr-tb"/>
    </style:style>
    <style:style style:name="gr29" style:family="graphic" style:parent-style-name="Object_20_with_20_no_20_fill_20_and_20_no_20_line">
      <style:graphic-properties draw:stroke="none" svg:stroke-width="0cm" draw:fill="none" draw:fill-color="#00cfff" draw:textarea-horizontal-align="center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gr30" style:family="graphic" style:parent-style-name="standard">
      <style:graphic-properties draw:stroke="solid" svg:stroke-width="0.053cm" svg:stroke-color="#000000" draw:marker-end="msArrowEnd_20_5" draw:marker-end-width="0.21cm" draw:marker-end-center="false" svg:stroke-linecap="butt" draw:fill="none" draw:textarea-vertical-align="top" draw:auto-grow-height="false" fo:min-height="0cm" fo:min-width="2.053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solid" svg:stroke-width="0.053cm" svg:stroke-color="#000000" draw:marker-end="msArrowEnd_20_5" draw:marker-end-width="0.21cm" draw:marker-end-center="false" svg:stroke-linecap="butt" draw:fill="none" draw:textarea-vertical-align="top" draw:auto-grow-height="false" fo:min-height="3.261cm" fo:min-width="0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0.053cm" svg:stroke-color="#000000" draw:marker-start="msArrowEnd_20_5" draw:marker-start-width="0.21cm" draw:marker-start-center="false" svg:stroke-linecap="butt" draw:fill="none" draw:textarea-vertical-align="top" draw:auto-grow-height="false" fo:min-height="1.838cm" fo:min-width="0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width="0.018cm" svg:stroke-color="#000000" svg:stroke-linecap="butt" draw:fill="solid" draw:fill-color="#ffbbf1" draw:textarea-vertical-align="middle" draw:auto-grow-height="false" draw:fit-to-size="false" style:shrink-to-fit="false" fo:min-height="1.185cm" fo:min-width="1.1cm" fo:padding-top="0cm" fo:padding-bottom="0cm" fo:padding-left="0cm" fo:padding-right="0cm" fo:wrap-option="wrap"/>
    </style:style>
    <style:style style:name="gr34" style:family="graphic" style:parent-style-name="standard">
      <style:graphic-properties draw:stroke="solid" svg:stroke-width="0.053cm" svg:stroke-color="#000000" draw:marker-end="msArrowEnd_20_5" draw:marker-end-width="0.21cm" draw:marker-end-center="false" svg:stroke-linecap="butt" draw:fill="none" draw:textarea-vertical-align="top" draw:auto-grow-height="false" fo:min-height="10.358cm" fo:min-width="1.152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none" svg:stroke-color="#000000" draw:fill="none" draw:fill-color="#ffbbf1" draw:auto-grow-height="true" draw:auto-grow-width="false" fo:max-height="0cm" fo:min-height="0.712cm"/>
      <style:paragraph-properties style:writing-mode="lr-tb"/>
    </style:style>
    <style:style style:name="gr36" style:family="graphic" style:parent-style-name="standard">
      <style:graphic-properties draw:stroke="solid" svg:stroke-width="0.053cm" svg:stroke-color="#000000" draw:marker-end="msArrowEnd_20_5" draw:marker-end-width="0.21cm" draw:marker-end-center="false" svg:stroke-linecap="butt" draw:fill="none" draw:textarea-vertical-align="top" draw:auto-grow-height="false" fo:min-height="8.05cm" fo:min-width="0.401cm" fo:padding-top="0.125cm" fo:padding-bottom="0.125cm" fo:padding-left="0.25cm" fo:padding-right="0.25cm" fo:wrap-option="wrap"/>
    </style:style>
    <style:style style:name="gr37" style:family="graphic" style:parent-style-name="standard">
      <style:graphic-properties svg:stroke-color="#000000" draw:fill-color="#00cfff" draw:textarea-vertical-align="middle"/>
    </style:style>
    <style:style style:name="gr38" style:family="graphic" style:parent-style-name="standard">
      <style:graphic-properties draw:stroke="solid" svg:stroke-width="0.053cm" svg:stroke-color="#000000" draw:marker-end="msArrowEnd_20_5" draw:marker-end-width="0.21cm" draw:marker-end-center="false" svg:stroke-linecap="butt" draw:fill="none" draw:textarea-vertical-align="top" draw:auto-grow-height="false" fo:min-height="1.605cm" fo:min-width="3.642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solid" svg:stroke-width="0.018cm" svg:stroke-color="#000000" svg:stroke-linecap="butt" draw:fill="solid" draw:fill-color="#cdff80" draw:textarea-vertical-align="middle" draw:auto-grow-height="false" draw:fit-to-size="false" style:shrink-to-fit="false" fo:min-height="1.185cm" fo:min-width="1.1cm" fo:padding-top="0cm" fo:padding-bottom="0cm" fo:padding-left="0cm" fo:padding-right="0cm" fo:wrap-option="wrap"/>
    </style:style>
    <style:style style:name="gr40" style:family="graphic" style:parent-style-name="standard">
      <style:graphic-properties draw:stroke="none" svg:stroke-color="#000000" draw:fill="none" draw:fill-color="#cdff80" draw:auto-grow-height="true" draw:auto-grow-width="false" fo:max-height="0cm" fo:min-height="0.712cm"/>
      <style:paragraph-properties style:writing-mode="lr-tb"/>
    </style:style>
    <style:style style:name="gr41" style:family="graphic" style:parent-style-name="standard">
      <style:graphic-properties draw:stroke="solid" svg:stroke-width="0.053cm" svg:stroke-color="#000000" draw:marker-end="msArrowEnd_20_5" draw:marker-end-width="0.21cm" draw:marker-end-center="false" svg:stroke-linecap="butt" draw:fill="none" draw:textarea-vertical-align="top" draw:auto-grow-height="false" fo:min-height="0.822cm" fo:min-width="0cm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solid" svg:stroke-width="0.053cm" svg:stroke-color="#000000" draw:marker-start="msArrowEnd_20_5" draw:marker-start-width="0.21cm" draw:marker-start-center="false" svg:stroke-linecap="butt" draw:fill="none" draw:textarea-vertical-align="top" draw:auto-grow-height="false" fo:min-height="1.09cm" fo:min-width="0cm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solid" svg:stroke-width="0.053cm" svg:stroke-color="#000000" draw:marker-end="msArrowEnd_20_5" draw:marker-end-width="0.21cm" draw:marker-end-center="false" svg:stroke-linecap="butt" draw:fill="none" draw:textarea-vertical-align="top" draw:auto-grow-height="false" fo:min-height="0cm" fo:min-width="3.718cm" fo:padding-top="0.125cm" fo:padding-bottom="0.125cm" fo:padding-left="0.25cm" fo:padding-right="0.25cm" fo:wrap-option="wrap"/>
    </style:style>
    <style:style style:name="gr44" style:family="graphic" style:parent-style-name="standard" style:list-style-name="L2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45" style:family="graphic" style:parent-style-name="standard" style:list-style-name="L2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46" style:family="graphic" style:parent-style-name="standard">
      <style:graphic-properties draw:stroke="solid" svg:stroke-width="0.053cm" svg:stroke-color="#000000" draw:marker-end="msArrowEnd_20_5" draw:marker-end-width="0.21cm" draw:marker-end-center="false" svg:stroke-linecap="butt" draw:fill="none" draw:textarea-vertical-align="top" draw:auto-grow-height="false" fo:min-height="4.52cm" fo:min-width="0cm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solid" svg:stroke-width="0.018cm" svg:stroke-color="#000000" svg:stroke-linecap="butt" draw:fill="solid" draw:fill-color="#a0edff" draw:textarea-vertical-align="middle" draw:auto-grow-height="false" draw:fit-to-size="false" style:shrink-to-fit="false" fo:min-height="1.4cm" fo:min-width="2.2cm" fo:padding-top="0cm" fo:padding-bottom="0cm" fo:padding-left="0cm" fo:padding-right="0cm" fo:wrap-option="wrap"/>
    </style:style>
    <style:style style:name="gr48" style:family="graphic" style:parent-style-name="standard">
      <style:graphic-properties draw:stroke="none" svg:stroke-color="#000000" draw:fill="none" draw:fill-color="#a0edff" draw:auto-grow-height="true" draw:auto-grow-width="false" fo:max-height="0cm" fo:min-height="0.712cm"/>
      <style:paragraph-properties style:writing-mode="lr-tb"/>
    </style:style>
    <style:style style:name="gr49" style:family="graphic" style:parent-style-name="standard">
      <style:graphic-properties draw:stroke="solid" svg:stroke-width="0.053cm" svg:stroke-color="#000000" draw:marker-start="msArrowEnd_20_5" draw:marker-start-width="0.21cm" draw:marker-start-center="false" svg:stroke-linecap="butt" draw:fill="none" draw:textarea-vertical-align="top" draw:auto-grow-height="false" fo:min-height="0.822cm" fo:min-width="0cm" fo:padding-top="0.125cm" fo:padding-bottom="0.125cm" fo:padding-left="0.25cm" fo:padding-right="0.25cm" fo:wrap-option="wrap"/>
    </style:style>
    <style:style style:name="gr50" style:family="graphic" style:parent-style-name="standard" style:list-style-name="L2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51" style:family="graphic" style:parent-style-name="standard" style:list-style-name="L2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52" style:family="graphic" style:parent-style-name="standard">
      <style:graphic-properties draw:stroke="solid" svg:stroke-width="0.053cm" svg:stroke-color="#000000" draw:marker-end="msArrowEnd_20_5" draw:marker-end-width="0.21cm" draw:marker-end-center="false" svg:stroke-linecap="butt" draw:fill="none" draw:textarea-vertical-align="top" draw:auto-grow-height="false" fo:min-height="4.165cm" fo:min-width="0cm" fo:padding-top="0.125cm" fo:padding-bottom="0.125cm" fo:padding-left="0.25cm" fo:padding-right="0.25cm" fo:wrap-option="wrap"/>
    </style:style>
    <style:style style:name="gr53" style:family="graphic" style:parent-style-name="objectwithoutfill">
      <style:graphic-properties svg:stroke-color="#000000" draw:marker-end="Arrow" draw:marker-end-width="0.3cm" draw:fill="solid" draw:fill-color="#00cfff" draw:textarea-vertical-align="middle"/>
    </style:style>
    <style:style style:name="gr54" style:family="graphic" style:parent-style-name="standard" style:list-style-name="L2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55" style:family="graphic" style:parent-style-name="standard" style:list-style-name="L2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56" style:family="graphic" style:parent-style-name="standard" style:list-style-name="L2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57" style:family="graphic" style:parent-style-name="standard" style:list-style-name="L2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58" style:family="graphic" style:parent-style-name="standard" style:list-style-name="L2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59" style:family="graphic" style:parent-style-name="standard" style:list-style-name="L2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60" style:family="graphic" style:parent-style-name="standard" style:list-style-name="L2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61" style:family="graphic" style:parent-style-name="standard" style:list-style-name="L2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62" style:family="graphic" style:parent-style-name="standard">
      <style:graphic-properties draw:stroke="solid" svg:stroke-width="0.053cm" svg:stroke-color="#000000" draw:marker-end="msArrowEnd_20_5" draw:marker-end-width="0.21cm" draw:marker-end-center="false" svg:stroke-linecap="butt" draw:fill="none" draw:textarea-vertical-align="top" draw:auto-grow-height="false" fo:min-height="5.449cm" fo:min-width="0cm" fo:padding-top="0.125cm" fo:padding-bottom="0.125cm" fo:padding-left="0.25cm" fo:padding-right="0.25cm" fo:wrap-option="wrap"/>
    </style:style>
    <style:style style:name="gr6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gr64" style:family="graphic" style:parent-style-name="standard" style:list-style-name="L2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65" style:family="graphic" style:parent-style-name="Object_20_with_20_no_20_fill_20_and_20_no_20_line">
      <style:graphic-properties draw:stroke="none" svg:stroke-width="0cm" draw:fill="none" draw:fill-color="#a0edff" draw:textarea-horizontal-align="center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gr66" style:family="graphic" style:parent-style-name="standard" style:list-style-name="L2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67" style:family="graphic" style:parent-style-name="standard" style:list-style-name="L2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68" style:family="graphic" style:parent-style-name="standard">
      <style:graphic-properties draw:stroke="solid" svg:stroke-width="0.053cm" svg:stroke-color="#000000" draw:marker-end="msArrowEnd_20_5" draw:marker-end-width="0.21cm" draw:marker-end-center="false" svg:stroke-linecap="butt" draw:fill="none" draw:textarea-vertical-align="top" draw:auto-grow-height="false" fo:min-height="0cm" fo:min-width="1.749cm" fo:padding-top="0.125cm" fo:padding-bottom="0.125cm" fo:padding-left="0.25cm" fo:padding-right="0.25cm" fo:wrap-option="wrap"/>
    </style:style>
    <style:style style:name="gr69" style:family="graphic" style:parent-style-name="standard">
      <style:graphic-properties draw:stroke="solid" svg:stroke-width="0.053cm" svg:stroke-color="#000000" draw:marker-start="msArrowEnd_20_5" draw:marker-start-width="0.21cm" draw:marker-start-center="false" svg:stroke-linecap="butt" draw:fill="none" draw:textarea-vertical-align="top" draw:auto-grow-height="false" fo:min-height="0cm" fo:min-width="3.549cm" fo:padding-top="0.125cm" fo:padding-bottom="0.125cm" fo:padding-left="0.25cm" fo:padding-right="0.25cm" fo:wrap-option="wrap"/>
    </style:style>
    <style:style style:name="gr70" style:family="graphic" style:parent-style-name="Object_20_with_20_no_20_fill_20_and_20_no_20_line">
      <style:graphic-properties draw:stroke="none" svg:stroke-width="0cm" draw:fill="none" draw:fill-color="#cdff80" draw:textarea-horizontal-align="center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gr71" style:family="graphic" style:parent-style-name="standard" style:list-style-name="L2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72" style:family="graphic" style:parent-style-name="standard" style:list-style-name="L2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73" style:family="graphic" style:parent-style-name="standard">
      <style:graphic-properties draw:stroke="solid" svg:stroke-width="0.053cm" svg:stroke-color="#000000" draw:marker-start="msArrowEnd_20_5" draw:marker-start-width="0.21cm" draw:marker-start-center="false" svg:stroke-linecap="butt" draw:fill="none" draw:textarea-vertical-align="top" draw:auto-grow-height="false" fo:min-height="0cm" fo:min-width="0.749cm" fo:padding-top="0.125cm" fo:padding-bottom="0.125cm" fo:padding-left="0.25cm" fo:padding-right="0.25cm" fo:wrap-option="wrap"/>
    </style:style>
    <style:style style:name="gr74" style:family="graphic" style:parent-style-name="standard">
      <style:graphic-properties draw:stroke="solid" svg:stroke-width="0.018cm" svg:stroke-color="#000000" svg:stroke-linecap="butt" draw:fill="solid" draw:fill-color="#51abff" draw:textarea-vertical-align="middle" draw:auto-grow-height="false" draw:fit-to-size="false" style:shrink-to-fit="false" fo:min-height="1.185cm" fo:min-width="1.1cm" fo:padding-top="0cm" fo:padding-bottom="0cm" fo:padding-left="0cm" fo:padding-right="0cm" fo:wrap-option="wrap"/>
    </style:style>
    <style:style style:name="gr75" style:family="graphic" style:parent-style-name="standard">
      <style:graphic-properties draw:stroke="none" svg:stroke-color="#000000" draw:fill="none" draw:fill-color="#51abff" draw:auto-grow-height="true" draw:auto-grow-width="false" fo:max-height="0cm" fo:min-height="0.712cm"/>
      <style:paragraph-properties style:writing-mode="lr-tb"/>
    </style:style>
    <style:style style:name="gr76" style:family="graphic" style:parent-style-name="standard" style:list-style-name="L2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77" style:family="graphic" style:parent-style-name="standard" style:list-style-name="L2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78" style:family="graphic" style:parent-style-name="standard" style:list-style-name="L2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79" style:family="graphic" style:parent-style-name="standard" style:list-style-name="L2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80" style:family="graphic" style:parent-style-name="standard" style:list-style-name="L2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81" style:family="graphic" style:parent-style-name="standard" style:list-style-name="L2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82" style:family="graphic" style:parent-style-name="standard" style:list-style-name="L2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83" style:family="graphic" style:parent-style-name="standard" style:list-style-name="L2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84" style:family="graphic" style:parent-style-name="Object_20_with_20_no_20_fill_20_and_20_no_20_line">
      <style:graphic-properties draw:stroke="none" svg:stroke-width="0cm" draw:fill="none" draw:fill-color="#ff18fd" draw:textarea-horizontal-align="center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gr85" style:family="graphic" style:parent-style-name="standard" style:list-style-name="L2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86" style:family="graphic" style:parent-style-name="standard" style:list-style-name="L2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87" style:family="graphic" style:parent-style-name="standard">
      <style:graphic-properties draw:stroke="solid" svg:stroke-width="0.018cm" svg:stroke-color="#000000" svg:stroke-linecap="butt" draw:fill="solid" draw:fill-color="#9754ff" draw:textarea-vertical-align="middle" draw:auto-grow-height="false" draw:fit-to-size="false" style:shrink-to-fit="false" fo:min-height="1.185cm" fo:min-width="1.1cm" fo:padding-top="0cm" fo:padding-bottom="0cm" fo:padding-left="0cm" fo:padding-right="0cm" fo:wrap-option="wrap"/>
    </style:style>
    <style:style style:name="gr88" style:family="graphic" style:parent-style-name="standard" style:list-style-name="L2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89" style:family="graphic" style:parent-style-name="standard" style:list-style-name="L2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90" style:family="graphic" style:parent-style-name="standard" style:list-style-name="L2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91" style:family="graphic" style:parent-style-name="standard" style:list-style-name="L2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92" style:family="graphic" style:parent-style-name="standard" style:list-style-name="L2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93" style:family="graphic" style:parent-style-name="standard">
      <style:graphic-properties draw:stroke="solid" svg:stroke-width="0.053cm" svg:stroke-color="#000000" draw:marker-end="msArrowEnd_20_5" draw:marker-end-width="0.21cm" draw:marker-end-center="false" svg:stroke-linecap="butt" draw:fill="none" draw:textarea-vertical-align="top" draw:auto-grow-height="false" fo:min-height="5.095cm" fo:min-width="0.871cm" fo:padding-top="0.125cm" fo:padding-bottom="0.125cm" fo:padding-left="0.25cm" fo:padding-right="0.25cm" fo:wrap-option="wrap"/>
    </style:style>
    <style:style style:name="gr94" style:family="graphic" style:parent-style-name="standard" style:list-style-name="L2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95" style:family="graphic" style:parent-style-name="standard">
      <style:graphic-properties draw:stroke="solid" svg:stroke-width="0.018cm" svg:stroke-color="#000000" svg:stroke-linecap="butt" draw:fill="solid" draw:fill-color="#93cddd" draw:textarea-vertical-align="middle" draw:auto-grow-height="false" draw:fit-to-size="false" style:shrink-to-fit="false" fo:min-height="1.185cm" fo:min-width="1.1cm" fo:padding-top="0cm" fo:padding-bottom="0cm" fo:padding-left="0cm" fo:padding-right="0cm" fo:wrap-option="wrap"/>
    </style:style>
    <style:style style:name="gr96" style:family="graphic" style:parent-style-name="Object_20_with_20_no_20_fill_20_and_20_no_20_line">
      <style:graphic-properties draw:stroke="none" svg:stroke-width="0cm" draw:fill="none" draw:fill-color="#93cddd" draw:textarea-horizontal-align="center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gr97" style:family="graphic" style:parent-style-name="standard" style:list-style-name="L2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98" style:family="graphic" style:parent-style-name="standard" style:list-style-name="L2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99" style:family="graphic" style:parent-style-name="standard" style:list-style-name="L2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100" style:family="graphic" style:parent-style-name="standard" style:list-style-name="L2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101" style:family="graphic" style:parent-style-name="objectwithoutfill">
      <style:graphic-properties svg:stroke-color="#000000" draw:marker-end="Arrow" draw:marker-end-width="0.3cm" draw:fill="solid" draw:fill-color="#ff18fd" draw:textarea-vertical-align="middle"/>
    </style:style>
    <style:style style:name="gr102" style:family="graphic" style:parent-style-name="standard" style:list-style-name="L2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103" style:family="graphic" style:parent-style-name="standard" style:list-style-name="L2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104" style:family="graphic" style:parent-style-name="standard">
      <style:graphic-properties draw:stroke="solid" svg:stroke-width="0.053cm" svg:stroke-color="#000000" draw:marker-end="msArrowEnd_20_5" draw:marker-end-width="0.21cm" draw:marker-end-center="false" svg:stroke-linecap="butt" draw:fill="none" draw:textarea-vertical-align="top" draw:auto-grow-height="false" fo:min-height="8.07cm" fo:min-width="0.4cm" fo:padding-top="0.125cm" fo:padding-bottom="0.125cm" fo:padding-left="0.25cm" fo:padding-right="0.25cm" fo:wrap-option="wrap"/>
    </style:style>
    <style:style style:name="gr105" style:family="graphic" style:parent-style-name="Object_20_with_20_no_20_fill_20_and_20_no_20_line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6" style:family="graphic" style:parent-style-name="standard" style:list-style-name="L2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107" style:family="graphic" style:parent-style-name="standard" style:list-style-name="L2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108" style:family="graphic" style:parent-style-name="standard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8cm" fo:min-width="1.4cm" fo:padding-top="0cm" fo:padding-bottom="0cm" fo:padding-left="0cm" fo:padding-right="0cm" fo:wrap-option="wrap"/>
    </style:style>
    <style:style style:name="gr109" style:family="graphic" style:parent-style-name="standard" style:list-style-name="L2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110" style:family="graphic" style:parent-style-name="standard" style:list-style-name="L2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111" style:family="graphic" style:parent-style-name="standard" style:list-style-name="L2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112" style:family="graphic" style:parent-style-name="standard" style:list-style-name="L2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113" style:family="graphic" style:parent-style-name="standard" style:list-style-name="L2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114" style:family="graphic" style:parent-style-name="standard" style:list-style-name="L2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gr115" style:family="graphic" style:parent-style-name="standard" style:list-style-name="L2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425cm" fo:min-width="0.425cm" fo:padding-top="0cm" fo:padding-bottom="0cm" fo:padding-left="0cm" fo:padding-right="0cm" fo:wrap-option="wrap"/>
      <style:paragraph-properties style:writing-mode="lr-tb"/>
    </style:style>
    <style:style style:name="pr1" style:family="presentation" style:parent-style-name="Titelfolie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a5c7ce"/>
      <style:paragraph-properties fo:text-align="center" style:font-independent-line-spacing="true"/>
      <style:text-properties fo:font-size="18pt"/>
    </style:style>
    <style:style style:name="P2" style:family="paragraph">
      <loext:graphic-properties draw:fill="none" draw:fill-color="#a5c7ce"/>
      <style:paragraph-properties fo:text-align="start"/>
      <style:text-properties fo:font-size="18pt"/>
    </style:style>
    <style:style style:name="P3" style:family="paragraph">
      <loext:graphic-properties draw:fill="solid" draw:fill-color="#fadc19"/>
      <style:paragraph-properties fo:text-align="center" style:font-independent-line-spacing="true"/>
      <style:text-properties fo:font-size="18pt"/>
    </style:style>
    <style:style style:name="P4" style:family="paragraph">
      <loext:graphic-properties draw:fill="none" draw:fill-color="#fadc19"/>
      <style:paragraph-properties fo:text-align="start"/>
      <style:text-properties fo:font-size="18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solid" draw:fill-color="#ff18fd"/>
      <style:paragraph-properties fo:text-align="center" style:font-independent-line-spacing="true"/>
      <style:text-properties fo:font-size="18pt"/>
    </style:style>
    <style:style style:name="P7" style:family="paragraph">
      <loext:graphic-properties draw:fill="solid" draw:fill-color="#f86d98"/>
      <style:paragraph-properties fo:text-align="center" style:font-independent-line-spacing="true"/>
      <style:text-properties fo:font-size="18pt"/>
    </style:style>
    <style:style style:name="P8" style:family="paragraph">
      <loext:graphic-properties draw:fill="none" draw:fill-color="#ff18fd"/>
      <style:paragraph-properties style:writing-mode="lr-tb"/>
      <style:text-properties fo:font-size="18pt"/>
    </style:style>
    <style:style style:name="P9" style:family="paragraph">
      <loext:graphic-properties draw:fill="none" draw:fill-color="#f86d98"/>
      <style:paragraph-properties style:writing-mode="lr-tb"/>
      <style:text-properties fo:font-size="18pt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loext:graphic-properties draw:fill="solid" draw:fill-color="#00cfff"/>
      <style:paragraph-properties fo:text-align="center" style:font-independent-line-spacing="true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 draw:fill-color="#00cfff"/>
      <style:paragraph-properties style:writing-mode="lr-tb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1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6" style:family="paragraph">
      <style:paragraph-properties fo:text-align="center" style:writing-mode="lr-tb"/>
      <style:text-properties fo:font-size="18pt"/>
    </style:style>
    <style:style style:name="P17" style:family="paragraph">
      <loext:graphic-properties draw:fill="solid" draw:fill-color="#ffffff"/>
      <style:paragraph-properties fo:text-align="center" style:writing-mode="lr-tb" style:font-independent-line-spacing="true"/>
      <style:text-properties fo:font-size="18pt"/>
    </style:style>
    <style:style style:name="P18" style:family="paragraph">
      <loext:graphic-properties draw:fill="none"/>
      <style:paragraph-properties fo:text-align="start"/>
      <style:text-properties fo:font-size="18pt"/>
    </style:style>
    <style:style style:name="P19" style:family="paragraph">
      <loext:graphic-properties draw:fill="none" draw:fill-color="#3ed85b"/>
      <style:paragraph-properties style:writing-mode="lr-tb"/>
      <style:text-properties fo:font-size="18pt"/>
    </style:style>
    <style:style style:name="P20" style:family="paragraph">
      <loext:graphic-properties draw:fill="none" draw:fill-color="#00cfff"/>
      <style:paragraph-properties fo:text-align="start"/>
      <style:text-properties fo:font-size="18pt"/>
    </style:style>
    <style:style style:name="P21" style:family="paragraph">
      <loext:graphic-properties draw:fill="solid" draw:fill-color="#ffbbf1"/>
      <style:paragraph-properties fo:text-align="center" style:font-independent-line-spacing="true"/>
      <style:text-properties fo:font-size="18pt"/>
    </style:style>
    <style:style style:name="P22" style:family="paragraph">
      <loext:graphic-properties draw:fill="none" draw:fill-color="#ffbbf1"/>
      <style:paragraph-properties style:writing-mode="lr-tb"/>
      <style:text-properties fo:font-size="18pt"/>
    </style:style>
    <style:style style:name="P23" style:family="paragraph">
      <loext:graphic-properties draw:fill-color="#00cfff"/>
      <style:paragraph-properties fo:text-align="center"/>
    </style:style>
    <style:style style:name="P24" style:family="paragraph">
      <loext:graphic-properties draw:fill="solid" draw:fill-color="#cdff80"/>
      <style:paragraph-properties fo:text-align="center" style:font-independent-line-spacing="true"/>
      <style:text-properties fo:font-size="18pt"/>
    </style:style>
    <style:style style:name="P25" style:family="paragraph">
      <loext:graphic-properties draw:fill="none" draw:fill-color="#cdff80"/>
      <style:paragraph-properties style:writing-mode="lr-tb"/>
      <style:text-properties fo:font-size="18pt"/>
    </style:style>
    <style:style style:name="P26" style:family="paragraph">
      <loext:graphic-properties draw:fill="solid" draw:fill-color="#a0edff"/>
      <style:paragraph-properties fo:text-align="center" style:font-independent-line-spacing="true"/>
      <style:text-properties fo:font-size="18pt"/>
    </style:style>
    <style:style style:name="P27" style:family="paragraph">
      <loext:graphic-properties draw:fill="none" draw:fill-color="#a0edff"/>
      <style:paragraph-properties style:writing-mode="lr-tb"/>
      <style:text-properties fo:font-size="18pt"/>
    </style:style>
    <style:style style:name="P28" style:family="paragraph">
      <loext:graphic-properties draw:fill="solid" draw:fill-color="#00cfff"/>
      <style:paragraph-properties fo:text-align="center"/>
    </style:style>
    <style:style style:name="P29" style:family="paragraph">
      <loext:graphic-properties draw:fill="none" draw:fill-color="#a0edff"/>
      <style:paragraph-properties fo:text-align="start"/>
      <style:text-properties fo:font-size="18pt"/>
    </style:style>
    <style:style style:name="P30" style:family="paragraph">
      <loext:graphic-properties draw:fill="none" draw:fill-color="#cdff80"/>
      <style:paragraph-properties fo:text-align="start"/>
      <style:text-properties fo:font-size="18pt"/>
    </style:style>
    <style:style style:name="P31" style:family="paragraph">
      <loext:graphic-properties draw:fill="solid" draw:fill-color="#51abff"/>
      <style:paragraph-properties fo:text-align="center" style:font-independent-line-spacing="true"/>
      <style:text-properties fo:font-size="18pt"/>
    </style:style>
    <style:style style:name="P32" style:family="paragraph">
      <loext:graphic-properties draw:fill="none" draw:fill-color="#51abff"/>
      <style:paragraph-properties style:writing-mode="lr-tb"/>
      <style:text-properties fo:font-size="18pt"/>
    </style:style>
    <style:style style:name="P33" style:family="paragraph">
      <loext:graphic-properties draw:fill-color="#ffffff"/>
    </style:style>
    <style:style style:name="P34" style:family="paragraph">
      <loext:graphic-properties draw:fill="none" draw:fill-color="#ff18fd"/>
      <style:paragraph-properties fo:text-align="start"/>
      <style:text-properties fo:font-size="18pt"/>
    </style:style>
    <style:style style:name="P35" style:family="paragraph">
      <loext:graphic-properties draw:fill="solid" draw:fill-color="#9754ff"/>
      <style:paragraph-properties fo:text-align="center" style:font-independent-line-spacing="true"/>
      <style:text-properties fo:font-size="18pt"/>
    </style:style>
    <style:style style:name="P36" style:family="paragraph">
      <loext:graphic-properties draw:fill="solid" draw:fill-color="#93cddd"/>
      <style:paragraph-properties fo:text-align="center" style:font-independent-line-spacing="true"/>
      <style:text-properties fo:font-size="18pt"/>
    </style:style>
    <style:style style:name="P37" style:family="paragraph">
      <loext:graphic-properties draw:fill="none" draw:fill-color="#93cddd"/>
      <style:paragraph-properties fo:text-align="start"/>
      <style:text-properties fo:font-size="18pt"/>
    </style:style>
    <style:style style:name="P38" style:family="paragraph">
      <loext:graphic-properties draw:fill="solid" draw:fill-color="#ff18fd"/>
      <style:paragraph-properties fo:text-align="center"/>
    </style:style>
    <style:style style:name="P39" style:family="paragraph">
      <loext:graphic-properties draw:fill-color="#ffffff"/>
      <style:paragraph-properties style:writing-mode="lr-tb"/>
      <style:text-properties fo:font-size="20pt"/>
    </style:style>
    <style:style style:name="P40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T1" style:family="text">
      <style:text-properties fo:font-size="18pt"/>
    </style:style>
    <style:style style:name="T2" style:family="text">
      <style:text-properties style:text-position="33% 58%" fo:font-size="18pt"/>
    </style:style>
    <style:style style:name="T3" style:family="text">
      <style:text-properties style:text-line-through-style="none" style:text-line-through-type="none" style:font-name="Liberation Sans3" fo:font-size="18pt" style:font-name-asian="Liberation Sans3" style:font-name-complex="Liberation Sans3" style:text-overline-style="none" style:text-overline-color="font-color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language="de" fo:country="DE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language="de" fo:country="DE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custom-shape draw:name="Ellipse 23_16" draw:style-name="gr1" draw:text-style-name="P1" draw:layer="layout" svg:width="1.556cm" svg:height="1.675cm" svg:x="6.3cm" svg:y="6.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7_8" draw:style-name="gr2" draw:text-style-name="P2" draw:layer="layout" svg:width="1.269cm" svg:height="0.793cm" svg:x="6.549cm" svg:y="6.875cm">
          <draw:object-ole draw:class-id="00000000-0000-0000-0000-000000000000" xlink:href="./Object 41" xlink:type="simple" xlink:show="embed" xlink:actuate="onLoad">
            <loext:p/>
          </draw:object-ole>
          <draw:image xlink:href="./ObjectReplacements/Object 41" xlink:type="simple" xlink:show="embed" xlink:actuate="onLoad"/>
        </draw:frame>
        <draw:custom-shape draw:name="Ellipse 38_8" draw:style-name="gr3" draw:text-style-name="P3" draw:layer="layout" svg:width="1.556cm" svg:height="1.675cm" svg:x="6.33cm" svg:y="9.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_8" draw:style-name="gr4" draw:text-style-name="P4" draw:layer="layout" svg:width="0.899cm" svg:height="0.793cm" svg:x="6.8cm" svg:y="10.126cm">
          <draw:object-ole draw:class-id="00000000-0000-0000-0000-000000000000" xlink:href="./Object 42" xlink:type="simple" xlink:show="embed" xlink:actuate="onLoad">
            <loext:p/>
          </draw:object-ole>
          <draw:image xlink:href="./ObjectReplacements/Object 42" xlink:type="simple" xlink:show="embed" xlink:actuate="onLoad"/>
        </draw:frame>
        <draw:line draw:style-name="gr5" draw:text-style-name="P5" draw:layer="layout" svg:x1="7.856cm" svg:y1="7.442cm" svg:x2="11.176cm" svg:y2="7.442cm">
          <text:p/>
        </draw:line>
        <draw:line draw:style-name="gr5" draw:text-style-name="P5" draw:layer="layout" svg:x1="7.886cm" svg:y1="10.236cm" svg:x2="11.176cm" svg:y2="7.668cm">
          <text:p/>
        </draw:line>
        <draw:line draw:style-name="gr5" draw:text-style-name="P5" draw:layer="layout" svg:x1="7.818cm" svg:y1="7.668cm" svg:x2="11.176cm" svg:y2="10.49cm">
          <text:p/>
        </draw:line>
        <draw:line draw:style-name="gr5" draw:text-style-name="P5" draw:layer="layout" svg:x1="7.886cm" svg:y1="10.744cm" svg:x2="11.176cm" svg:y2="10.744cm">
          <text:p/>
        </draw:line>
        <draw:custom-shape draw:name="Ellipse 23_17" draw:style-name="gr6" draw:text-style-name="P6" draw:layer="layout" svg:width="1.556cm" svg:height="1.675cm" svg:x="11.099cm" svg:y="6.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3_18" draw:style-name="gr7" draw:text-style-name="P7" draw:layer="layout" svg:width="1.556cm" svg:height="1.675cm" svg:x="11.1cm" svg:y="9.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8" draw:text-style-name="P8" draw:layer="layout" svg:width="2.286cm" svg:height="0.962cm" svg:x="11.292cm" svg:y="7.026cm">
          <draw:text-box>
            <text:p><text:span text:style-name="T1">u</text:span><text:span text:style-name="T2">[t]</text:span></text:p>
          </draw:text-box>
        </draw:frame>
        <draw:frame draw:style-name="gr9" draw:text-style-name="P9" draw:layer="layout" svg:width="2.286cm" svg:height="0.962cm" svg:x="11.292cm" svg:y="10.226cm">
          <draw:text-box>
            <text:p><text:span text:style-name="T1">r</text:span><text:span text:style-name="T2">[t]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folie" presentation:presentation-page-layout-name="AL1T0">
        <draw:custom-shape draw:name="Ellipse 23_20" draw:style-name="gr1" draw:text-style-name="P1" draw:layer="layout" svg:width="1.556cm" svg:height="1.675cm" svg:x="6.3cm" svg:y="6.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7_9" draw:style-name="gr2" draw:text-style-name="P2" draw:layer="layout" svg:width="1.269cm" svg:height="0.793cm" svg:x="6.549cm" svg:y="6.875cm">
          <draw:object-ole draw:class-id="00000000-0000-0000-0000-000000000000" xlink:href="./Object 44" xlink:type="simple" xlink:show="embed" xlink:actuate="onLoad">
            <loext:p/>
          </draw:object-ole>
          <draw:image xlink:href="./ObjectReplacements/Object 44" xlink:type="simple" xlink:show="embed" xlink:actuate="onLoad"/>
        </draw:frame>
        <draw:custom-shape draw:name="Ellipse 38_9" draw:style-name="gr3" draw:text-style-name="P3" draw:layer="layout" svg:width="1.556cm" svg:height="1.675cm" svg:x="6.33cm" svg:y="9.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_9" draw:style-name="gr4" draw:text-style-name="P4" draw:layer="layout" svg:width="0.899cm" svg:height="0.793cm" svg:x="6.8cm" svg:y="10.126cm">
          <draw:object-ole draw:class-id="00000000-0000-0000-0000-000000000000" xlink:href="./Object 45" xlink:type="simple" xlink:show="embed" xlink:actuate="onLoad">
            <loext:p/>
          </draw:object-ole>
          <draw:image xlink:href="./ObjectReplacements/Object 45" xlink:type="simple" xlink:show="embed" xlink:actuate="onLoad"/>
        </draw:frame>
        <draw:line draw:style-name="gr5" draw:text-style-name="P5" draw:layer="layout" svg:x1="7.856cm" svg:y1="7.442cm" svg:x2="11.176cm" svg:y2="7.442cm">
          <text:p/>
        </draw:line>
        <draw:line draw:style-name="gr5" draw:text-style-name="P5" draw:layer="layout" svg:x1="7.886cm" svg:y1="10.236cm" svg:x2="11.176cm" svg:y2="7.668cm">
          <text:p/>
        </draw:line>
        <draw:line draw:style-name="gr5" draw:text-style-name="P5" draw:layer="layout" svg:x1="7.818cm" svg:y1="7.668cm" svg:x2="11.176cm" svg:y2="10.49cm">
          <text:p/>
        </draw:line>
        <draw:line draw:style-name="gr5" draw:text-style-name="P5" draw:layer="layout" svg:x1="7.886cm" svg:y1="10.744cm" svg:x2="11.176cm" svg:y2="10.744cm">
          <text:p/>
        </draw:line>
        <draw:custom-shape draw:name="Ellipse 23_21" draw:style-name="gr6" draw:text-style-name="P6" draw:layer="layout" svg:width="1.556cm" svg:height="1.675cm" svg:x="11.099cm" svg:y="6.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3_22" draw:style-name="gr7" draw:text-style-name="P7" draw:layer="layout" svg:width="1.556cm" svg:height="1.675cm" svg:x="11.1cm" svg:y="9.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8" draw:text-style-name="P8" draw:layer="layout" svg:width="2.286cm" svg:height="0.962cm" svg:x="11.292cm" svg:y="7.026cm">
          <draw:text-box>
            <text:p><text:span text:style-name="T1">u</text:span><text:span text:style-name="T2">[t]</text:span></text:p>
          </draw:text-box>
        </draw:frame>
        <draw:frame draw:style-name="gr9" draw:text-style-name="P9" draw:layer="layout" svg:width="2.286cm" svg:height="0.962cm" svg:x="11.292cm" svg:y="10.226cm">
          <draw:text-box>
            <text:p><text:span text:style-name="T1">r</text:span><text:span text:style-name="T2">[t]</text:span></text:p>
          </draw:text-box>
        </draw:frame>
        <draw:line draw:style-name="gr5" draw:text-style-name="P5" draw:layer="layout" svg:x1="7.886cm" svg:y1="7.237cm" svg:x2="15.895cm" svg:y2="4.826cm">
          <text:p/>
        </draw:line>
        <draw:custom-shape draw:name="Ellipse 23_23" draw:style-name="gr11" draw:text-style-name="P11" draw:layer="layout" svg:width="1.556cm" svg:height="1.675cm" svg:x="15.895cm" svg:y="3.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12" draw:text-style-name="P13" draw:layer="layout" svg:width="2.286cm" svg:height="0.962cm" svg:x="16.088cm" svg:y="4.026cm">
          <draw:text-box>
            <text:p text:style-name="P12"><text:span text:style-name="T3">z̃</text:span><text:span text:style-name="T2">[t]</text:span></text:p>
          </draw:text-box>
        </draw:frame>
        <draw:line draw:style-name="gr5" draw:text-style-name="P5" draw:layer="layout" svg:x1="12.556cm" svg:y1="10.414cm" svg:x2="13.208cm" svg:y2="5.325cm">
          <text:p/>
        </draw:line>
        <draw:custom-shape draw:name="Ellipse 79_13" draw:style-name="gr13" draw:text-style-name="P15" draw:layer="layout" svg:width="0.599cm" svg:height="0.599cm" svg:x="12.907cm" svg:y="5.3cm">
          <text:p text:style-name="P14"><text:span text:style-name="T4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uppieren 24_8">
          <draw:custom-shape draw:name="Rechteck 25_8" draw:style-name="gr14" draw:text-style-name="P17" draw:layer="layout" svg:width="1.524cm" svg:height="0.637cm" svg:x="13.716cm" svg:y="4.98cm">
            <text:p text:style-name="P16"><text:span text:style-name="T1">t</text:span><text:span text:style-name="T1">a</text:span><text:span text:style-name="T1">n</text:span><text:span text:style-name="T1">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10" draw:layer="layout" svg:width="19.798cm" svg:height="11.136cm" svg:x="0.6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folie" presentation:presentation-page-layout-name="AL1T0">
        <draw:custom-shape draw:name="Ellipse 23_24" draw:style-name="gr1" draw:text-style-name="P1" xml:id="id1" draw:id="id1" draw:layer="layout" svg:width="1.556cm" svg:height="1.675cm" svg:x="6.3cm" svg:y="6.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7_10" draw:style-name="gr2" draw:text-style-name="P2" draw:layer="layout" svg:width="1.269cm" svg:height="0.793cm" svg:x="6.549cm" svg:y="6.875cm">
          <draw:object-ole draw:class-id="00000000-0000-0000-0000-000000000000" xlink:href="./Object 47" xlink:type="simple" xlink:show="embed" xlink:actuate="onLoad">
            <loext:p/>
          </draw:object-ole>
          <draw:image xlink:href="./ObjectReplacements/Object 47" xlink:type="simple" xlink:show="embed" xlink:actuate="onLoad"/>
        </draw:frame>
        <draw:custom-shape draw:name="Ellipse 38_10" draw:style-name="gr3" draw:text-style-name="P3" xml:id="id3" draw:id="id3" draw:layer="layout" svg:width="1.556cm" svg:height="1.675cm" svg:x="6.33cm" svg:y="9.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_10" draw:style-name="gr4" draw:text-style-name="P4" draw:layer="layout" svg:width="0.899cm" svg:height="0.793cm" svg:x="6.8cm" svg:y="10.126cm">
          <draw:object-ole draw:class-id="00000000-0000-0000-0000-000000000000" xlink:href="./Object 48" xlink:type="simple" xlink:show="embed" xlink:actuate="onLoad">
            <loext:p/>
          </draw:object-ole>
          <draw:image xlink:href="./ObjectReplacements/Object 48" xlink:type="simple" xlink:show="embed" xlink:actuate="onLoad"/>
        </draw:frame>
        <draw:line draw:style-name="gr5" draw:text-style-name="P5" draw:layer="layout" svg:x1="7.856cm" svg:y1="7.442cm" svg:x2="11.176cm" svg:y2="7.442cm">
          <text:p/>
        </draw:line>
        <draw:line draw:style-name="gr5" draw:text-style-name="P5" draw:layer="layout" svg:x1="7.886cm" svg:y1="10.236cm" svg:x2="11.176cm" svg:y2="7.668cm">
          <text:p/>
        </draw:line>
        <draw:line draw:style-name="gr5" draw:text-style-name="P5" draw:layer="layout" svg:x1="7.818cm" svg:y1="7.668cm" svg:x2="11.176cm" svg:y2="10.49cm">
          <text:p/>
        </draw:line>
        <draw:line draw:style-name="gr5" draw:text-style-name="P5" draw:layer="layout" svg:x1="7.886cm" svg:y1="10.744cm" svg:x2="11.176cm" svg:y2="10.744cm">
          <text:p/>
        </draw:line>
        <draw:custom-shape draw:name="Ellipse 23_25" draw:style-name="gr6" draw:text-style-name="P6" draw:layer="layout" svg:width="1.556cm" svg:height="1.675cm" svg:x="11.099cm" svg:y="6.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3_26" draw:style-name="gr7" draw:text-style-name="P7" draw:layer="layout" svg:width="1.556cm" svg:height="1.675cm" svg:x="11.1cm" svg:y="9.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8" draw:text-style-name="P8" draw:layer="layout" svg:width="2.286cm" svg:height="0.962cm" svg:x="11.292cm" svg:y="7.026cm">
          <draw:text-box>
            <text:p><text:span text:style-name="T1">u</text:span><text:span text:style-name="T2">[t]</text:span></text:p>
          </draw:text-box>
        </draw:frame>
        <draw:frame draw:style-name="gr9" draw:text-style-name="P9" draw:layer="layout" svg:width="2.286cm" svg:height="0.962cm" svg:x="11.292cm" svg:y="10.226cm">
          <draw:text-box>
            <text:p><text:span text:style-name="T1">r</text:span><text:span text:style-name="T2">[t]</text:span></text:p>
          </draw:text-box>
        </draw:frame>
        <draw:line draw:style-name="gr5" draw:text-style-name="P5" draw:layer="layout" svg:x1="7.886cm" svg:y1="7.237cm" svg:x2="15.895cm" svg:y2="4.826cm">
          <text:p/>
        </draw:line>
        <draw:custom-shape draw:name="Ellipse 23_27" draw:style-name="gr11" draw:text-style-name="P11" xml:id="id4" draw:id="id4" draw:layer="layout" svg:width="1.556cm" svg:height="1.675cm" svg:x="15.895cm" svg:y="3.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12" draw:text-style-name="P13" draw:layer="layout" svg:width="2.286cm" svg:height="0.962cm" svg:x="16.088cm" svg:y="4.026cm">
          <draw:text-box>
            <text:p><text:span text:style-name="T3">z̃</text:span><text:span text:style-name="T2">[t]</text:span></text:p>
          </draw:text-box>
        </draw:frame>
        <draw:line draw:style-name="gr5" draw:text-style-name="P5" draw:layer="layout" svg:x1="17.272cm" svg:y1="4.988cm" svg:x2="19.808cm" svg:y2="7.62cm">
          <text:p/>
        </draw:line>
        <draw:connector draw:style-name="gr5" draw:text-style-name="P5" draw:layer="layout" draw:line-skew="-2.522cm" svg:x1="7.078cm" svg:y1="6.55cm" svg:x2="19.007cm" svg:y2="5.099cm" draw:start-shape="id1" draw:start-glue-point="0" draw:end-shape="id2" draw:end-glue-point="2" svg:d="M7078 6550v-3248h11929v1797" svg:viewBox="0 0 11930 3249">
          <text:p/>
        </draw:connector>
        <draw:line draw:style-name="gr5" draw:text-style-name="P5" draw:layer="layout" svg:x1="12.651cm" svg:y1="7.366cm" svg:x2="23.368cm" svg:y2="7.366cm">
          <text:p/>
        </draw:line>
        <draw:g draw:name="Gruppieren 24_9">
          <draw:custom-shape draw:name="Rechteck 25_9" draw:style-name="gr15" draw:text-style-name="P17" draw:layer="layout" svg:width="1.399cm" svg:height="0.799cm" svg:x="16.987cm" svg:y="7.026cm">
            <text:p text:style-name="P16"><text:span text:style-name="T1">1</text:span><text:span text:style-name="T1">-</text:span><text:span text:style-name="T1">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Ellipse 79_14" draw:style-name="gr16" draw:text-style-name="P15" draw:layer="layout" svg:width="0.599cm" svg:height="0.599cm" svg:x="19.209cm" svg:y="7.1cm">
          <text:p text:style-name="P14"><text:span text:style-name="T4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5" draw:text-style-name="P5" draw:layer="layout" svg:x1="12.556cm" svg:y1="7.112cm" svg:x2="19.307cm" svg:y2="4.572cm">
          <text:p/>
        </draw:line>
        <draw:custom-shape draw:name="Ellipse 79_15" draw:style-name="gr17" draw:text-style-name="P15" xml:id="id2" draw:id="id2" draw:layer="layout" svg:width="0.599cm" svg:height="0.599cm" svg:x="18.708cm" svg:y="4.5cm">
          <text:p text:style-name="P14"><text:span text:style-name="T4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5" draw:text-style-name="P5" draw:layer="layout" svg:x1="19.248cm" svg:y1="4.826cm" svg:x2="21.688cm" svg:y2="7.62cm">
          <text:p/>
        </draw:line>
        <draw:custom-shape draw:name="Ellipse 79_16" draw:style-name="gr18" draw:text-style-name="P15" draw:layer="layout" svg:width="0.599cm" svg:height="0.599cm" svg:x="21.107cm" svg:y="7.1cm">
          <text:p text:style-name="P14"><text:span text:style-name="T4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5" draw:text-style-name="P5" draw:layer="layout" svg:x1="12.556cm" svg:y1="10.414cm" svg:x2="13.208cm" svg:y2="5.325cm">
          <text:p/>
        </draw:line>
        <draw:custom-shape draw:name="Ellipse 79_17" draw:style-name="gr19" draw:text-style-name="P15" draw:layer="layout" svg:width="0.599cm" svg:height="0.599cm" svg:x="12.907cm" svg:y="5.3cm">
          <text:p text:style-name="P14"><text:span text:style-name="T4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style-name="gr5" draw:text-style-name="P5" draw:layer="layout" svg:x1="7.108cm" svg:y1="11.375cm" svg:x2="16.673cm" svg:y2="5.325cm" draw:start-shape="id3" draw:start-glue-point="2" draw:end-shape="id4" draw:end-glue-point="2" svg:d="M7108 11375v508h9565v-6558" svg:viewBox="0 0 9566 6559">
          <text:p/>
        </draw:connector>
        <draw:g draw:name="Gruppieren 86_8">
          <draw:custom-shape draw:name="Ellipse 74_8" draw:style-name="gr1" draw:text-style-name="P1" draw:layer="layout" svg:width="1.556cm" svg:height="1.675cm" svg:x="23.336cm" svg:y="6.45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Object 34_13" draw:style-name="gr2" draw:text-style-name="P2" draw:layer="layout" svg:width="0.899cm" svg:height="0.793cm" svg:x="23.707cm" svg:y="6.935cm">
            <draw:object-ole draw:class-id="00000000-0000-0000-0000-000000000000" xlink:href="./Object 49" xlink:type="simple" xlink:show="embed" xlink:actuate="onLoad">
              <loext:p/>
            </draw:object-ole>
            <draw:image xlink:href="./ObjectReplacements/Object 49" xlink:type="simple" xlink:show="embed" xlink:actuate="onLoad"/>
          </draw:frame>
        </draw:g>
        <draw:g draw:name="Gruppieren 24_10">
          <draw:custom-shape draw:name="Rechteck 25_10" draw:style-name="gr14" draw:text-style-name="P17" draw:layer="layout" svg:width="1.524cm" svg:height="0.637cm" svg:x="13.716cm" svg:y="4.98cm">
            <text:p text:style-name="P16"><text:span text:style-name="T1">t</text:span><text:span text:style-name="T1">a</text:span><text:span text:style-name="T1">n</text:span><text:span text:style-name="T1">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10" draw:layer="layout" svg:width="19.798cm" svg:height="11.136cm" svg:x="0.6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folie" presentation:presentation-page-layout-name="AL1T0">
        <draw:custom-shape draw:name="Gerade Verbindung mit Pfeil 48_4" draw:style-name="gr20" draw:text-style-name="P18" draw:layer="layout" svg:width="0.001cm" svg:height="5.999cm" svg:x="15.208cm" svg:y="8.11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23_4" draw:style-name="gr1" draw:text-style-name="P1" draw:layer="layout" svg:width="1.556cm" svg:height="1.675cm" svg:x="11.1cm" svg:y="12.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7_4" draw:style-name="gr2" draw:text-style-name="P2" draw:layer="layout" svg:width="1.269cm" svg:height="0.793cm" svg:x="11.349cm" svg:y="12.975cm">
          <draw:object-ole draw:class-id="00000000-0000-0000-0000-000000000000" xlink:href="./Object 32" xlink:type="simple" xlink:show="embed" xlink:actuate="onLoad">
            <loext:p/>
          </draw:object-ole>
          <draw:image xlink:href="./ObjectReplacements/Object 32" xlink:type="simple" xlink:show="embed" xlink:actuate="onLoad"/>
        </draw:frame>
        <draw:custom-shape draw:name="Ellipse 38_4" draw:style-name="gr3" draw:text-style-name="P3" draw:layer="layout" svg:width="1.556cm" svg:height="1.675cm" svg:x="14.43cm" svg:y="14.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_4" draw:style-name="gr4" draw:text-style-name="P4" draw:layer="layout" svg:width="0.899cm" svg:height="0.793cm" svg:x="14.9cm" svg:y="14.526cm">
          <draw:object-ole draw:class-id="00000000-0000-0000-0000-000000000000" xlink:href="./Object 33" xlink:type="simple" xlink:show="embed" xlink:actuate="onLoad">
            <loext:p/>
          </draw:object-ole>
          <draw:image xlink:href="./ObjectReplacements/Object 33" xlink:type="simple" xlink:show="embed" xlink:actuate="onLoad"/>
        </draw:frame>
        <draw:custom-shape draw:name="Gerade Verbindung mit Pfeil 75_2" draw:style-name="gr21" draw:text-style-name="P18" draw:layer="layout" svg:width="2.549cm" svg:height="0.001cm" svg:x="12.656cm" svg:y="13.469cm">
          <text:p/>
          <draw:enhanced-geometry draw:mirror-horizontal="false" draw:mirror-vertical="true" svg:viewBox="0 0 21600 21600" draw:type="mso-spt32" draw:enhanced-path="M 0 0 L 21600 21600 N"/>
        </draw:custom-shape>
        <draw:g draw:name="Gruppieren 86_4">
          <draw:custom-shape draw:name="Ellipse 74_4" draw:style-name="gr1" draw:text-style-name="P1" draw:layer="layout" svg:width="1.556cm" svg:height="1.675cm" svg:x="17.26cm" svg:y="2.92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Object 34_15" draw:style-name="gr2" draw:text-style-name="P2" draw:layer="layout" svg:width="0.899cm" svg:height="0.793cm" svg:x="17.631cm" svg:y="3.406cm">
            <draw:object-ole draw:class-id="00000000-0000-0000-0000-000000000000" xlink:href="./Object 34" xlink:type="simple" xlink:show="embed" xlink:actuate="onLoad">
              <loext:p/>
            </draw:object-ole>
            <draw:image xlink:href="./ObjectReplacements/Object 34" xlink:type="simple" xlink:show="embed" xlink:actuate="onLoad"/>
          </draw:frame>
        </draw:g>
        <draw:custom-shape draw:name="Gerade Verbindung mit Pfeil 77_4" draw:style-name="gr22" draw:text-style-name="P18" draw:layer="layout" svg:width="3.799cm" svg:height="0.001cm" svg:x="13.08cm" svg:y="8.11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79_4" draw:style-name="gr23" draw:text-style-name="P15" draw:layer="layout" svg:width="0.599cm" svg:height="0.599cm" svg:x="12.47cm" svg:y="7.8cm">
          <text:p text:style-name="P14"><text:span text:style-name="T4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rade Verbindung mit Pfeil 80_4" draw:style-name="gr24" draw:text-style-name="P18" draw:layer="layout" svg:width="1.799cm" svg:height="0.001cm" svg:x="10.66cm" svg:y="8.12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hteck 81_4" draw:style-name="gr25" draw:text-style-name="P11" draw:layer="layout" svg:width="2.199cm" svg:height="1.399cm" svg:x="16.87cm" svg:y="7.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2_4" draw:style-name="gr25" draw:text-style-name="P11" draw:layer="layout" svg:width="2.199cm" svg:height="1.399cm" svg:x="8.45cm" svg:y="7.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84_4" draw:style-name="gr26" draw:text-style-name="P18" draw:layer="layout" svg:width="0.001cm" svg:height="2.779cm" svg:x="18.05cm" svg:y="4.61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87_4" draw:style-name="gr27" draw:text-style-name="P18" draw:layer="layout" svg:width="0.001cm" svg:height="1.774cm" svg:x="12.76cm" svg:y="6.04cm">
          <text:p/>
          <draw:enhanced-geometry draw:mirror-horizontal="false" draw:mirror-vertical="true" svg:viewBox="0 0 21600 21600" draw:type="mso-spt32" draw:enhanced-path="M 0 0 L 21600 21600 N"/>
        </draw:custom-shape>
        <draw:g draw:name="Gruppieren 88_4">
          <draw:custom-shape draw:name="Ellipse 89_4" draw:style-name="gr7" draw:text-style-name="P7" draw:layer="layout" svg:width="1.556cm" svg:height="1.675cm" svg:x="12cm" svg:y="4.3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style-name="gr28" draw:text-style-name="P19" draw:layer="layout" svg:width="2.286cm" svg:height="0.962cm" svg:x="12.192cm" svg:y="4.626cm">
            <draw:text-box>
              <text:p><text:span text:style-name="T1">e</text:span><text:span text:style-name="T2">[t]</text:span></text:p>
            </draw:text-box>
          </draw:frame>
        </draw:g>
        <draw:frame draw:name="Object 34_17" draw:style-name="gr29" draw:text-style-name="P20" draw:layer="layout" svg:width="1.269cm" svg:height="0.846cm" svg:x="9.013cm" svg:y="7.703cm">
          <draw:object-ole draw:class-id="00000000-0000-0000-0000-000000000000" xlink:href="./Object 36" xlink:type="simple" xlink:show="embed" xlink:actuate="onLoad">
            <loext:p/>
          </draw:object-ole>
          <draw:image xlink:href="./ObjectReplacements/Object 36" xlink:type="simple" xlink:show="embed" xlink:actuate="onLoad"/>
        </draw:frame>
        <draw:frame draw:name="Object 41_4" draw:style-name="gr29" draw:text-style-name="P20" draw:layer="layout" svg:width="0.846cm" svg:height="0.846cm" svg:x="17.701cm" svg:y="7.725cm">
          <draw:object-ole draw:class-id="00000000-0000-0000-0000-000000000000" xlink:href="./Object 37" xlink:type="simple" xlink:show="embed" xlink:actuate="onLoad">
            <loext:p/>
          </draw:object-ole>
          <draw:image xlink:href="./ObjectReplacements/Object 37" xlink:type="simple" xlink:show="embed" xlink:actuate="onLoad"/>
        </draw:frame>
        <presentation:notes draw:style-name="dp2">
          <draw:page-thumbnail draw:style-name="gr10" draw:layer="layout" svg:width="19.798cm" svg:height="11.136cm" svg:x="0.6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elfolie" presentation:presentation-page-layout-name="AL2T1">
        <draw:custom-shape draw:name="Gerade Verbindung mit Pfeil 48_0" draw:style-name="gr20" draw:text-style-name="P18" draw:layer="layout" svg:width="0.001cm" svg:height="5.999cm" svg:x="15.147cm" svg:y="8.11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23_0" draw:style-name="gr1" draw:text-style-name="P1" xml:id="id5" draw:id="id5" draw:layer="layout" svg:width="1.556cm" svg:height="1.675cm" svg:x="11.039cm" svg:y="12.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7_0" draw:style-name="gr2" draw:text-style-name="P2" draw:layer="layout" svg:width="1.269cm" svg:height="0.793cm" svg:x="11.288cm" svg:y="12.975cm">
          <draw:object-ole draw:class-id="00000000-0000-0000-0000-000000000000" xlink:href="./Object 1" xlink:type="simple" xlink:show="embed" xlink:actuate="onLoad">
            <loext:p/>
          </draw:object-ole>
          <draw:image xlink:href="./ObjectReplacements/Object 1" xlink:type="simple" xlink:show="embed" xlink:actuate="onLoad"/>
        </draw:frame>
        <draw:custom-shape draw:name="Ellipse 38_0" draw:style-name="gr3" draw:text-style-name="P3" draw:layer="layout" svg:width="1.556cm" svg:height="1.675cm" svg:x="14.369cm" svg:y="14.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_0" draw:style-name="gr4" draw:text-style-name="P4" draw:layer="layout" svg:width="0.899cm" svg:height="0.793cm" svg:x="14.839cm" svg:y="14.526cm">
          <draw:object-ole draw:class-id="00000000-0000-0000-0000-000000000000" xlink:href="./Object 2" xlink:type="simple" xlink:show="embed" xlink:actuate="onLoad">
            <loext:p/>
          </draw:object-ole>
          <draw:image xlink:href="./ObjectReplacements/Object 2" xlink:type="simple" xlink:show="embed" xlink:actuate="onLoad"/>
        </draw:frame>
        <draw:custom-shape draw:name="Gerade Verbindung mit Pfeil 75_0" draw:style-name="gr30" draw:text-style-name="P18" draw:layer="layout" svg:width="2.553cm" svg:height="0.014cm" svg:x="12.595cm" svg:y="13.473cm">
          <text:p/>
          <draw:enhanced-geometry draw:mirror-horizontal="false" draw:mirror-vertical="false" svg:viewBox="0 0 21600 21600" draw:type="mso-spt32" draw:enhanced-path="M 0 0 L 21600 21600 N"/>
        </draw:custom-shape>
        <draw:g draw:name="Gruppieren 86_0">
          <draw:custom-shape draw:name="Ellipse 74_0" draw:style-name="gr1" draw:text-style-name="P1" draw:layer="layout" svg:width="1.556cm" svg:height="1.675cm" svg:x="17.199cm" svg:y="2.92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Object 34_0" draw:style-name="gr2" draw:text-style-name="P2" draw:layer="layout" svg:width="0.899cm" svg:height="0.793cm" svg:x="17.57cm" svg:y="3.406cm">
            <draw:object-ole draw:class-id="00000000-0000-0000-0000-000000000000" xlink:href="./Object 3" xlink:type="simple" xlink:show="embed" xlink:actuate="onLoad">
              <loext:p/>
            </draw:object-ole>
            <draw:image xlink:href="./ObjectReplacements/Object 3" xlink:type="simple" xlink:show="embed" xlink:actuate="onLoad"/>
          </draw:frame>
        </draw:g>
        <draw:custom-shape draw:name="Gerade Verbindung mit Pfeil 84_0" draw:style-name="gr31" draw:text-style-name="P18" draw:layer="layout" svg:width="0.044cm" svg:height="3.511cm" svg:x="17.99cm" svg:y="4.614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Gerade Verbindung mit Pfeil 87_0" draw:style-name="gr32" draw:text-style-name="P18" draw:layer="layout" svg:width="0.018cm" svg:height="2.088cm" svg:x="12.7cm" svg:y="6.04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Ellipse 89_0" draw:style-name="gr33" draw:text-style-name="P21" draw:layer="layout" svg:width="1.556cm" svg:height="1.675cm" svg:x="11.939cm" svg:y="4.3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30" draw:style-name="gr34" draw:text-style-name="P18" draw:layer="layout" svg:width="1.651cm" svg:height="10.607cm" draw:transform="rotate (-3.14159265358979) translate (14.369cm 14.938cm)">
          <text:p/>
          <draw:enhanced-geometry draw:mirror-horizontal="false" draw:mirror-vertical="false" svg:viewBox="0 0 0 0" draw:text-areas="0 0 ?f4 ?f5" draw:type="ooxml-bentConnector4" draw:modifiers="450056 105986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aximum="2147483647" draw:handle-range-x-minimum="-2147483647"/>
            <draw:handle draw:handle-position="?f1 ?f2" draw:handle-range-y-maximum="2147483647" draw:handle-range-y-minimum="-2147483647"/>
          </draw:enhanced-geometry>
        </draw:custom-shape>
        <draw:frame draw:style-name="gr35" draw:text-style-name="P22" draw:layer="layout" svg:width="2.286cm" svg:height="0.962cm" svg:x="12.192cm" svg:y="4.626cm">
          <draw:text-box>
            <text:p><text:span text:style-name="T1">u</text:span><text:span text:style-name="T2">[t]</text:span></text:p>
          </draw:text-box>
        </draw:frame>
        <draw:custom-shape draw:name="Gewinkelte Verbindung 33_3" draw:style-name="gr36" draw:text-style-name="P18" draw:layer="layout" svg:width="0.9cm" svg:height="8.299cm" draw:transform="rotate (-3.14159265358979) translate (11.939cm 13.633cm)">
          <text:p/>
          <draw:enhanced-geometry draw:mirror-horizontal="true" draw:mirror-vertical="false" svg:viewBox="0 0 0 0" draw:text-areas="0 0 ?f2 ?f3" draw:type="ooxml-bentConnector3" draw:modifiers="-250098.231827112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onnector draw:style-name="gr37" draw:text-style-name="P23" draw:layer="layout" draw:line-skew="-0.877cm" svg:x1="11.039cm" svg:y1="13.487cm" svg:x2="17.98cm" svg:y2="8.08cm" draw:start-shape="id5" draw:start-glue-point="3" svg:d="M11039 13487h-1387v-5407h8328" svg:viewBox="0 0 8329 5408">
          <text:p/>
        </draw:connector>
        <presentation:notes draw:style-name="dp2">
          <draw:page-thumbnail draw:style-name="gr10" draw:layer="layout" svg:width="19.798cm" svg:height="11.136cm" svg:x="0.6cm" svg:y="2.257cm" draw:page-number="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elfolie" presentation:presentation-page-layout-name="AL2T1">
        <draw:custom-shape draw:name="Gerade Verbindung mit Pfeil 48_12" draw:style-name="gr20" draw:text-style-name="P18" draw:layer="layout" svg:width="0.001cm" svg:height="5.999cm" svg:x="15.147cm" svg:y="8.11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23_12" draw:style-name="gr1" draw:text-style-name="P1" xml:id="id6" draw:id="id6" draw:layer="layout" svg:width="1.556cm" svg:height="1.675cm" svg:x="11.039cm" svg:y="12.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7_15" draw:style-name="gr2" draw:text-style-name="P2" draw:layer="layout" svg:width="1.269cm" svg:height="0.793cm" svg:x="11.288cm" svg:y="12.975cm">
          <draw:object-ole draw:class-id="00000000-0000-0000-0000-000000000000" xlink:href="./Object 55" xlink:type="simple" xlink:show="embed" xlink:actuate="onLoad">
            <loext:p/>
          </draw:object-ole>
          <draw:image xlink:href="./ObjectReplacements/Object 55" xlink:type="simple" xlink:show="embed" xlink:actuate="onLoad"/>
        </draw:frame>
        <draw:custom-shape draw:name="Ellipse 38_15" draw:style-name="gr3" draw:text-style-name="P3" draw:layer="layout" svg:width="1.556cm" svg:height="1.675cm" svg:x="14.369cm" svg:y="14.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_15" draw:style-name="gr4" draw:text-style-name="P4" draw:layer="layout" svg:width="0.899cm" svg:height="0.793cm" svg:x="14.839cm" svg:y="14.526cm">
          <draw:object-ole draw:class-id="00000000-0000-0000-0000-000000000000" xlink:href="./Object 65" xlink:type="simple" xlink:show="embed" xlink:actuate="onLoad">
            <loext:p/>
          </draw:object-ole>
          <draw:image xlink:href="./ObjectReplacements/Object 65" xlink:type="simple" xlink:show="embed" xlink:actuate="onLoad"/>
        </draw:frame>
        <draw:custom-shape draw:name="Gerade Verbindung mit Pfeil 75_10" draw:style-name="gr30" draw:text-style-name="P18" draw:layer="layout" svg:width="2.553cm" svg:height="0.014cm" svg:x="12.595cm" svg:y="13.473cm">
          <text:p/>
          <draw:enhanced-geometry draw:mirror-horizontal="false" draw:mirror-vertical="false" svg:viewBox="0 0 21600 21600" draw:type="mso-spt32" draw:enhanced-path="M 0 0 L 21600 21600 N"/>
        </draw:custom-shape>
        <draw:g draw:name="Gruppieren 86_13">
          <draw:custom-shape draw:name="Ellipse 74_13" draw:style-name="gr1" draw:text-style-name="P1" draw:layer="layout" svg:width="1.556cm" svg:height="1.675cm" svg:x="17.199cm" svg:y="2.92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Object 34_22" draw:style-name="gr2" draw:text-style-name="P2" draw:layer="layout" svg:width="0.899cm" svg:height="0.793cm" svg:x="17.57cm" svg:y="3.406cm">
            <draw:object-ole draw:class-id="00000000-0000-0000-0000-000000000000" xlink:href="./Object 66" xlink:type="simple" xlink:show="embed" xlink:actuate="onLoad">
              <loext:p/>
            </draw:object-ole>
            <draw:image xlink:href="./ObjectReplacements/Object 66" xlink:type="simple" xlink:show="embed" xlink:actuate="onLoad"/>
          </draw:frame>
        </draw:g>
        <draw:custom-shape draw:name="Gerade Verbindung mit Pfeil 84_12" draw:style-name="gr31" draw:text-style-name="P18" draw:layer="layout" svg:width="0.044cm" svg:height="3.511cm" svg:x="17.99cm" svg:y="4.614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Gerade Verbindung mit Pfeil 87_12" draw:style-name="gr32" draw:text-style-name="P18" draw:layer="layout" svg:width="0.018cm" svg:height="2.088cm" svg:x="12.7cm" svg:y="6.04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Ellipse 89_12" draw:style-name="gr33" draw:text-style-name="P21" draw:layer="layout" svg:width="1.556cm" svg:height="1.675cm" svg:x="11.939cm" svg:y="4.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30_8" draw:style-name="gr38" draw:text-style-name="P18" draw:layer="layout" svg:width="4.141cm" svg:height="1.854cm" draw:transform="rotate (-3.14159265358979) translate (20.063cm 14.986cm)">
          <text:p/>
          <draw:enhanced-geometry draw:mirror-horizontal="true" draw:mirror-vertical="false" svg:viewBox="0 0 0 0" draw:text-areas="0 0 ?f4 ?f5" draw:type="ooxml-bentConnector4" draw:modifiers="99915.9946236559 33540.7239819005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aximum="2147483647" draw:handle-range-x-minimum="-2147483647"/>
            <draw:handle draw:handle-position="?f1 ?f2" draw:handle-range-y-maximum="2147483647" draw:handle-range-y-minimum="-2147483647"/>
          </draw:enhanced-geometry>
        </draw:custom-shape>
        <draw:frame draw:style-name="gr35" draw:text-style-name="P22" draw:layer="layout" svg:width="2.286cm" svg:height="0.962cm" svg:x="12.192cm" svg:y="5.226cm">
          <draw:text-box>
            <text:p><text:span text:style-name="T1">u</text:span><text:span text:style-name="T2">[t]</text:span></text:p>
          </draw:text-box>
        </draw:frame>
        <draw:connector draw:style-name="gr37" draw:text-style-name="P23" draw:layer="layout" draw:line-skew="-0.877cm" svg:x1="11.039cm" svg:y1="13.487cm" svg:x2="17.98cm" svg:y2="8.08cm" draw:start-shape="id6" draw:start-glue-point="3" svg:d="M11039 13487h-1387v-5407h8328" svg:viewBox="0 0 8329 5408">
          <text:p/>
        </draw:connector>
        <draw:connector draw:style-name="gr5" draw:text-style-name="P5" draw:layer="layout" draw:line-skew="1.423cm" svg:x1="11.817cm" svg:y1="14.325cm" svg:x2="20.575cm" svg:y2="13.132cm" draw:start-shape="id6" draw:start-glue-point="2" svg:d="M11817 14325v1931h8758v-3124" svg:viewBox="0 0 8759 3125">
          <text:p/>
        </draw:connector>
        <draw:custom-shape draw:name="Ellipse 89_13" draw:style-name="gr39" draw:text-style-name="P24" draw:layer="layout" svg:width="1.556cm" svg:height="1.675cm" svg:x="19.635cm" svg:y="11.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40" draw:text-style-name="P25" draw:layer="layout" svg:width="2.286cm" svg:height="0.962cm" svg:x="19.888cm" svg:y="11.826cm">
          <draw:text-box>
            <text:p><text:span text:style-name="T1">r</text:span><text:span text:style-name="T2">[t]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elfolie" presentation:presentation-page-layout-name="AL2T1">
        <draw:custom-shape draw:name="Gerade Verbindung mit Pfeil 48_13" draw:style-name="gr41" draw:text-style-name="P18" draw:layer="layout" svg:width="0.001cm" svg:height="1.072cm" svg:x="15.143cm" svg:y="13.44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Ellipse 23_13" draw:style-name="gr1" draw:text-style-name="P1" xml:id="id7" draw:id="id7" draw:layer="layout" svg:width="1.556cm" svg:height="1.675cm" svg:x="11.039cm" svg:y="12.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7_16" draw:style-name="gr2" draw:text-style-name="P2" draw:layer="layout" svg:width="1.269cm" svg:height="0.793cm" svg:x="11.288cm" svg:y="12.975cm">
          <draw:object-ole draw:class-id="00000000-0000-0000-0000-000000000000" xlink:href="./Object 67" xlink:type="simple" xlink:show="embed" xlink:actuate="onLoad">
            <loext:p/>
          </draw:object-ole>
          <draw:image xlink:href="./ObjectReplacements/Object 67" xlink:type="simple" xlink:show="embed" xlink:actuate="onLoad"/>
        </draw:frame>
        <draw:custom-shape draw:name="Ellipse 38_16" draw:style-name="gr3" draw:text-style-name="P3" draw:layer="layout" svg:width="1.556cm" svg:height="1.675cm" svg:x="14.369cm" svg:y="14.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_16" draw:style-name="gr4" draw:text-style-name="P4" draw:layer="layout" svg:width="0.899cm" svg:height="0.793cm" svg:x="14.839cm" svg:y="14.526cm">
          <draw:object-ole draw:class-id="00000000-0000-0000-0000-000000000000" xlink:href="./Object 68" xlink:type="simple" xlink:show="embed" xlink:actuate="onLoad">
            <loext:p/>
          </draw:object-ole>
          <draw:image xlink:href="./ObjectReplacements/Object 68" xlink:type="simple" xlink:show="embed" xlink:actuate="onLoad"/>
        </draw:frame>
        <draw:g draw:name="Gruppieren 86_14">
          <draw:custom-shape draw:name="Ellipse 74_14" draw:style-name="gr1" draw:text-style-name="P1" draw:layer="layout" svg:width="1.556cm" svg:height="1.675cm" svg:x="17.199cm" svg:y="2.92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Object 34_1" draw:style-name="gr2" draw:text-style-name="P2" draw:layer="layout" svg:width="0.899cm" svg:height="0.793cm" svg:x="17.57cm" svg:y="3.406cm">
            <draw:object-ole draw:class-id="00000000-0000-0000-0000-000000000000" xlink:href="./Object 69" xlink:type="simple" xlink:show="embed" xlink:actuate="onLoad">
              <loext:p/>
            </draw:object-ole>
            <draw:image xlink:href="./ObjectReplacements/Object 69" xlink:type="simple" xlink:show="embed" xlink:actuate="onLoad"/>
          </draw:frame>
        </draw:g>
        <draw:custom-shape draw:name="Gerade Verbindung mit Pfeil 84_13" draw:style-name="gr31" draw:text-style-name="P18" draw:layer="layout" svg:width="0.044cm" svg:height="3.511cm" svg:x="17.99cm" svg:y="4.614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Gerade Verbindung mit Pfeil 87_13" draw:style-name="gr42" draw:text-style-name="P18" draw:layer="layout" svg:width="0.018cm" svg:height="1.34cm" svg:x="12.7cm" svg:y="6.74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Ellipse 89_14" draw:style-name="gr33" draw:text-style-name="P21" draw:layer="layout" svg:width="1.556cm" svg:height="1.675cm" svg:x="11.939cm" svg:y="5.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35" draw:text-style-name="P22" draw:layer="layout" svg:width="2.286cm" svg:height="0.962cm" svg:x="12.192cm" svg:y="5.326cm">
          <draw:text-box>
            <text:p><text:span text:style-name="T1">u</text:span><text:span text:style-name="T2">[t]</text:span></text:p>
          </draw:text-box>
        </draw:frame>
        <draw:connector draw:style-name="gr37" draw:text-style-name="P23" draw:layer="layout" draw:line-skew="-0.877cm" svg:x1="11.039cm" svg:y1="13.487cm" svg:x2="17.98cm" svg:y2="8.08cm" draw:start-shape="id7" draw:start-glue-point="3" svg:d="M11039 13487h-1387v-5407h8328" svg:viewBox="0 0 8329 5408">
          <text:p/>
        </draw:connector>
        <draw:connector draw:style-name="gr5" draw:text-style-name="P5" draw:layer="layout" draw:line-skew="1.423cm" svg:x1="11.817cm" svg:y1="14.325cm" svg:x2="17.825cm" svg:y2="13.456cm" draw:start-shape="id7" draw:start-glue-point="2" draw:end-shape="id8" draw:end-glue-point="2" svg:d="M11817 14325v1931h6008v-2800" svg:viewBox="0 0 6009 2801">
          <text:p/>
        </draw:connector>
        <draw:custom-shape draw:name="Ellipse 89_15" draw:style-name="gr39" draw:text-style-name="P24" draw:layer="layout" svg:width="1.556cm" svg:height="1.675cm" svg:x="19.635cm" svg:y="12.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40" draw:text-style-name="P25" draw:layer="layout" svg:width="2.286cm" svg:height="0.962cm" svg:x="19.888cm" svg:y="12.726cm">
          <draw:text-box>
            <text:p><text:span text:style-name="T1">r</text:span><text:span text:style-name="T2">[t]</text:span></text:p>
          </draw:text-box>
        </draw:frame>
        <draw:custom-shape draw:name="Gerade Verbindung mit Pfeil 75_12" draw:style-name="gr43" draw:text-style-name="P18" draw:layer="layout" svg:width="4.218cm" svg:height="0.001cm" svg:x="15.417cm" svg:y="13.1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Ellipse 79_0" draw:style-name="gr44" draw:text-style-name="P15" xml:id="id8" draw:id="id8" draw:layer="layout" svg:width="0.599cm" svg:height="0.599cm" svg:x="17.526cm" svg:y="12.857cm">
          <text:p text:style-name="P14"><text:span text:style-name="T4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2_10" draw:style-name="gr45" draw:text-style-name="P15" draw:layer="layout" svg:width="0.599cm" svg:height="0.599cm" svg:x="14.818cm" svg:y="12.85cm">
          <text:p text:style-name="P14"><text:span text:style-name="T5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rade Verbindung mit Pfeil 48_14" draw:style-name="gr46" draw:text-style-name="P18" draw:layer="layout" svg:width="0.001cm" svg:height="4.77cm" svg:x="15.076cm" svg:y="8.08cm">
          <text:p/>
          <draw:enhanced-geometry draw:mirror-horizontal="true" draw:mirror-vertical="true" svg:viewBox="0 0 21600 21600" draw:type="mso-spt32" draw:enhanced-path="M 0 0 L 21600 21600 N"/>
        </draw:custom-shape>
        <draw:g draw:name="Gruppieren 24_5">
          <draw:custom-shape draw:name="Rechteck 25_6" draw:style-name="gr14" draw:text-style-name="P17" draw:layer="layout" svg:width="1.524cm" svg:height="0.637cm" svg:x="14.448cm" svg:y="11.819cm">
            <text:p text:style-name="P16"><text:span text:style-name="T1">tan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hteck 28_4" draw:style-name="gr47" draw:text-style-name="P26" draw:layer="layout" svg:width="2.199cm" svg:height="1.399cm" svg:x="14.04cm" svg:y="10.0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8" draw:text-style-name="P27" draw:layer="layout" svg:width="2.286cm" svg:height="0.962cm" svg:x="14.488cm" svg:y="10.326cm">
          <draw:text-box>
            <text:p><text:span text:style-name="T3">z̃</text:span><text:span text:style-name="T2">[t]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elfolie" presentation:presentation-page-layout-name="AL2T1">
        <draw:custom-shape draw:name="Gerade Verbindung mit Pfeil 48_18" draw:style-name="gr41" draw:text-style-name="P18" draw:layer="layout" svg:width="0.001cm" svg:height="1.072cm" svg:x="15.143cm" svg:y="13.44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Ellipse 23_19" draw:style-name="gr1" draw:text-style-name="P1" xml:id="id9" draw:id="id9" draw:layer="layout" svg:width="1.556cm" svg:height="1.675cm" svg:x="11.039cm" svg:y="12.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7_19" draw:style-name="gr2" draw:text-style-name="P2" draw:layer="layout" svg:width="1.269cm" svg:height="0.793cm" svg:x="11.288cm" svg:y="12.975cm">
          <draw:object-ole draw:class-id="00000000-0000-0000-0000-000000000000" xlink:href="./Object 80" xlink:type="simple" xlink:show="embed" xlink:actuate="onLoad">
            <loext:p/>
          </draw:object-ole>
          <draw:image xlink:href="./ObjectReplacements/Object 80" xlink:type="simple" xlink:show="embed" xlink:actuate="onLoad"/>
        </draw:frame>
        <draw:custom-shape draw:name="Ellipse 38_19" draw:style-name="gr3" draw:text-style-name="P3" draw:layer="layout" svg:width="1.556cm" svg:height="1.675cm" svg:x="14.369cm" svg:y="14.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_19" draw:style-name="gr4" draw:text-style-name="P4" draw:layer="layout" svg:width="0.899cm" svg:height="0.793cm" svg:x="14.839cm" svg:y="14.526cm">
          <draw:object-ole draw:class-id="00000000-0000-0000-0000-000000000000" xlink:href="./Object 81" xlink:type="simple" xlink:show="embed" xlink:actuate="onLoad">
            <loext:p/>
          </draw:object-ole>
          <draw:image xlink:href="./ObjectReplacements/Object 81" xlink:type="simple" xlink:show="embed" xlink:actuate="onLoad"/>
        </draw:frame>
        <draw:g draw:name="Gruppieren 86_17">
          <draw:custom-shape draw:name="Ellipse 74_17" draw:style-name="gr1" draw:text-style-name="P1" draw:layer="layout" svg:width="1.556cm" svg:height="1.675cm" svg:x="17.199cm" svg:y="2.92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Object 34_27" draw:style-name="gr2" draw:text-style-name="P2" draw:layer="layout" svg:width="0.899cm" svg:height="0.793cm" svg:x="17.57cm" svg:y="3.406cm">
            <draw:object-ole draw:class-id="00000000-0000-0000-0000-000000000000" xlink:href="./Object 82" xlink:type="simple" xlink:show="embed" xlink:actuate="onLoad">
              <loext:p/>
            </draw:object-ole>
            <draw:image xlink:href="./ObjectReplacements/Object 82" xlink:type="simple" xlink:show="embed" xlink:actuate="onLoad"/>
          </draw:frame>
        </draw:g>
        <draw:custom-shape draw:name="Gerade Verbindung mit Pfeil 84_16" draw:style-name="gr31" draw:text-style-name="P18" draw:layer="layout" svg:width="0.044cm" svg:height="3.511cm" svg:x="17.99cm" svg:y="4.614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Gerade Verbindung mit Pfeil 87_16" draw:style-name="gr49" draw:text-style-name="P18" draw:layer="layout" svg:width="0.018cm" svg:height="1.072cm" svg:x="12.7cm" svg:y="6.74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Ellipse 89_21" draw:style-name="gr33" draw:text-style-name="P21" draw:layer="layout" svg:width="1.556cm" svg:height="1.675cm" svg:x="11.939cm" svg:y="5.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35" draw:text-style-name="P22" draw:layer="layout" svg:width="2.286cm" svg:height="0.962cm" svg:x="12.192cm" svg:y="5.326cm">
          <draw:text-box>
            <text:p><text:span text:style-name="T1">u</text:span><text:span text:style-name="T2">[t]</text:span></text:p>
          </draw:text-box>
        </draw:frame>
        <draw:connector draw:style-name="gr37" draw:text-style-name="P23" draw:layer="layout" draw:line-skew="-0.877cm" svg:x1="11.039cm" svg:y1="13.487cm" svg:x2="17.98cm" svg:y2="8.08cm" draw:start-shape="id9" draw:start-glue-point="3" svg:d="M11039 13487h-1387v-5407h8328" svg:viewBox="0 0 8329 5408">
          <text:p/>
        </draw:connector>
        <draw:connector draw:style-name="gr5" draw:text-style-name="P5" draw:layer="layout" draw:line-skew="1.423cm" svg:x1="11.817cm" svg:y1="14.325cm" svg:x2="17.825cm" svg:y2="13.456cm" draw:start-shape="id9" draw:start-glue-point="2" draw:end-shape="id10" draw:end-glue-point="2" svg:d="M11817 14325v1931h6008v-2800" svg:viewBox="0 0 6009 2801">
          <text:p/>
        </draw:connector>
        <draw:custom-shape draw:name="Ellipse 89_22" draw:style-name="gr39" draw:text-style-name="P24" draw:layer="layout" svg:width="1.556cm" svg:height="1.675cm" svg:x="19.635cm" svg:y="12.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40" draw:text-style-name="P25" draw:layer="layout" svg:width="2.286cm" svg:height="0.962cm" svg:x="19.888cm" svg:y="12.726cm">
          <draw:text-box>
            <text:p><text:span text:style-name="T1">r</text:span><text:span text:style-name="T2">[t]</text:span></text:p>
          </draw:text-box>
        </draw:frame>
        <draw:custom-shape draw:name="Gerade Verbindung mit Pfeil 75_13" draw:style-name="gr43" draw:text-style-name="P18" draw:layer="layout" svg:width="4.218cm" svg:height="0.001cm" svg:x="15.417cm" svg:y="13.1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Ellipse 79_20" draw:style-name="gr50" draw:text-style-name="P15" xml:id="id10" draw:id="id10" draw:layer="layout" svg:width="0.599cm" svg:height="0.599cm" svg:x="17.526cm" svg:y="12.857cm">
          <text:p text:style-name="P14"><text:span text:style-name="T4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2_14" draw:style-name="gr51" draw:text-style-name="P15" draw:layer="layout" svg:width="0.599cm" svg:height="0.599cm" svg:x="14.818cm" svg:y="12.85cm">
          <text:p text:style-name="P14"><text:span text:style-name="T5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rade Verbindung mit Pfeil 48_19" draw:style-name="gr52" draw:text-style-name="P18" draw:layer="layout" svg:width="0.001cm" svg:height="4.415cm" svg:x="15.076cm" svg:y="8.432cm">
          <text:p/>
          <draw:enhanced-geometry draw:mirror-horizontal="true" draw:mirror-vertical="true" svg:viewBox="0 0 21600 21600" draw:type="mso-spt32" draw:enhanced-path="M 0 0 L 21600 21600 N"/>
        </draw:custom-shape>
        <draw:g draw:name="Gruppieren 24_12">
          <draw:custom-shape draw:name="Rechteck 25_12" draw:style-name="gr14" draw:text-style-name="P17" draw:layer="layout" svg:width="1.524cm" svg:height="0.637cm" svg:x="14.448cm" svg:y="11.819cm">
            <text:p text:style-name="P16"><text:span text:style-name="T1">tan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hteck 28_7" draw:style-name="gr47" draw:text-style-name="P26" draw:layer="layout" svg:width="2.199cm" svg:height="1.399cm" svg:x="14.04cm" svg:y="10.0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8" draw:text-style-name="P27" draw:layer="layout" svg:width="2.286cm" svg:height="0.962cm" svg:x="14.488cm" svg:y="10.326cm">
          <draw:text-box>
            <text:p><text:span text:style-name="T3">z̃</text:span><text:span text:style-name="T2">[t]</text:span></text:p>
          </draw:text-box>
        </draw:frame>
        <draw:custom-shape draw:name="Ellipse 89_23" draw:style-name="gr33" draw:text-style-name="P21" draw:layer="layout" svg:width="1.556cm" svg:height="1.675cm" svg:x="19.635cm" svg:y="8.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35" draw:text-style-name="P22" draw:layer="layout" svg:width="2.286cm" svg:height="0.962cm" svg:x="19.588cm" svg:y="8.826cm">
          <draw:text-box>
            <text:p><text:span text:style-name="T1">1-u</text:span><text:span text:style-name="T2">[t]</text:span></text:p>
          </draw:text-box>
        </draw:frame>
        <draw:line draw:style-name="gr53" draw:text-style-name="P28" draw:layer="layout" svg:x1="19.635cm" svg:y1="9.29cm" svg:x2="15.324cm" svg:y2="9.29cm">
          <text:p/>
        </draw:line>
        <draw:custom-shape draw:name="Ellipse 79_21" draw:style-name="gr54" draw:text-style-name="P15" draw:layer="layout" svg:width="0.599cm" svg:height="0.599cm" svg:x="14.825cm" svg:y="8.957cm">
          <text:p text:style-name="P14"><text:span text:style-name="T4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79_22" draw:style-name="gr55" draw:text-style-name="P15" draw:layer="layout" svg:width="0.599cm" svg:height="0.599cm" svg:x="12.424cm" svg:y="7.757cm">
          <text:p text:style-name="P14"><text:span text:style-name="T4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2_15" draw:style-name="gr56" draw:text-style-name="P15" draw:layer="layout" svg:width="0.599cm" svg:height="0.599cm" svg:x="14.817cm" svg:y="7.85cm">
          <text:p text:style-name="P14"><text:span text:style-name="T5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elfolie" presentation:presentation-page-layout-name="AL2T1">
        <draw:custom-shape draw:name="Gerade Verbindung mit Pfeil 48_20" draw:style-name="gr41" draw:text-style-name="P18" draw:layer="layout" svg:width="0.001cm" svg:height="1.072cm" svg:x="5.83cm" svg:y="13.457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Ellipse 23_28" draw:style-name="gr1" draw:text-style-name="P1" xml:id="id11" draw:id="id11" draw:layer="layout" svg:width="1.556cm" svg:height="1.675cm" svg:x="1.726cm" svg:y="12.6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7_20" draw:style-name="gr2" draw:text-style-name="P2" draw:layer="layout" svg:width="1.269cm" svg:height="0.793cm" svg:x="1.975cm" svg:y="12.983cm">
          <draw:object-ole draw:class-id="00000000-0000-0000-0000-000000000000" xlink:href="./Object 83" xlink:type="simple" xlink:show="embed" xlink:actuate="onLoad">
            <loext:p/>
          </draw:object-ole>
          <draw:image xlink:href="./ObjectReplacements/Object 83" xlink:type="simple" xlink:show="embed" xlink:actuate="onLoad"/>
        </draw:frame>
        <draw:custom-shape draw:name="Ellipse 38_20" draw:style-name="gr3" draw:text-style-name="P3" draw:layer="layout" svg:width="1.556cm" svg:height="1.675cm" svg:x="5.056cm" svg:y="14.1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_20" draw:style-name="gr4" draw:text-style-name="P4" draw:layer="layout" svg:width="0.899cm" svg:height="0.793cm" svg:x="5.526cm" svg:y="14.534cm">
          <draw:object-ole draw:class-id="00000000-0000-0000-0000-000000000000" xlink:href="./Object 84" xlink:type="simple" xlink:show="embed" xlink:actuate="onLoad">
            <loext:p/>
          </draw:object-ole>
          <draw:image xlink:href="./ObjectReplacements/Object 84" xlink:type="simple" xlink:show="embed" xlink:actuate="onLoad"/>
        </draw:frame>
        <draw:g draw:name="Gruppieren 86_18">
          <draw:custom-shape draw:name="Ellipse 74_18" draw:style-name="gr1" draw:text-style-name="P1" draw:layer="layout" svg:width="1.556cm" svg:height="1.675cm" svg:x="7.886cm" svg:y="2.93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Object 34_28" draw:style-name="gr2" draw:text-style-name="P2" draw:layer="layout" svg:width="0.899cm" svg:height="0.793cm" svg:x="8.257cm" svg:y="3.414cm">
            <draw:object-ole draw:class-id="00000000-0000-0000-0000-000000000000" xlink:href="./Object 85" xlink:type="simple" xlink:show="embed" xlink:actuate="onLoad">
              <loext:p/>
            </draw:object-ole>
            <draw:image xlink:href="./ObjectReplacements/Object 85" xlink:type="simple" xlink:show="embed" xlink:actuate="onLoad"/>
          </draw:frame>
        </draw:g>
        <draw:custom-shape draw:name="Gerade Verbindung mit Pfeil 84_17" draw:style-name="gr31" draw:text-style-name="P18" draw:layer="layout" svg:width="0.044cm" svg:height="3.511cm" svg:x="8.677cm" svg:y="4.622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Gerade Verbindung mit Pfeil 87_17" draw:style-name="gr49" draw:text-style-name="P18" draw:layer="layout" svg:width="0.018cm" svg:height="1.072cm" svg:x="3.387cm" svg:y="6.748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Ellipse 89_16" draw:style-name="gr33" draw:text-style-name="P21" draw:layer="layout" svg:width="1.556cm" svg:height="1.675cm" svg:x="2.626cm" svg:y="5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35" draw:text-style-name="P22" draw:layer="layout" svg:width="2.286cm" svg:height="0.962cm" svg:x="2.879cm" svg:y="5.334cm">
          <draw:text-box>
            <text:p><text:span text:style-name="T1">u</text:span><text:span text:style-name="T2">[t]</text:span></text:p>
          </draw:text-box>
        </draw:frame>
        <draw:connector draw:style-name="gr37" draw:text-style-name="P23" draw:layer="layout" draw:line-skew="-0.877cm" svg:x1="1.726cm" svg:y1="13.495cm" svg:x2="8.667cm" svg:y2="8.088cm" draw:start-shape="id11" draw:start-glue-point="3" svg:d="M1726 13495h-1387v-5407h8328" svg:viewBox="0 0 8329 5408">
          <text:p/>
        </draw:connector>
        <draw:connector draw:style-name="gr5" draw:text-style-name="P5" draw:layer="layout" draw:line-skew="1.423cm" svg:x1="2.504cm" svg:y1="14.333cm" svg:x2="8.512cm" svg:y2="13.464cm" draw:start-shape="id11" draw:start-glue-point="2" draw:end-shape="id12" draw:end-glue-point="2" svg:d="M2504 14333v1931h6008v-2800" svg:viewBox="0 0 6009 2801">
          <text:p/>
        </draw:connector>
        <draw:custom-shape draw:name="Ellipse 89_24" draw:style-name="gr39" draw:text-style-name="P24" draw:layer="layout" svg:width="1.556cm" svg:height="1.675cm" svg:x="10.322cm" svg:y="12.4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40" draw:text-style-name="P25" draw:layer="layout" svg:width="2.286cm" svg:height="0.962cm" svg:x="10.475cm" svg:y="12.734cm">
          <draw:text-box>
            <text:p><text:span text:style-name="T1">r</text:span><text:span text:style-name="T2">[t]</text:span></text:p>
          </draw:text-box>
        </draw:frame>
        <draw:custom-shape draw:name="Gerade Verbindung mit Pfeil 75_14" draw:style-name="gr43" draw:text-style-name="P18" draw:layer="layout" svg:width="4.218cm" svg:height="0.001cm" svg:x="6.104cm" svg:y="13.118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Ellipse 79_9" draw:style-name="gr57" draw:text-style-name="P15" xml:id="id12" draw:id="id12" draw:layer="layout" svg:width="0.599cm" svg:height="0.599cm" svg:x="8.213cm" svg:y="12.865cm">
          <text:p text:style-name="P14"><text:span text:style-name="T4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2_9" draw:style-name="gr58" draw:text-style-name="P15" draw:layer="layout" svg:width="0.599cm" svg:height="0.599cm" svg:x="5.505cm" svg:y="12.858cm">
          <text:p text:style-name="P14"><text:span text:style-name="T5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rade Verbindung mit Pfeil 48_21" draw:style-name="gr52" draw:text-style-name="P18" draw:layer="layout" svg:width="0.001cm" svg:height="4.415cm" svg:x="5.763cm" svg:y="8.44cm">
          <text:p/>
          <draw:enhanced-geometry draw:mirror-horizontal="true" draw:mirror-vertical="true" svg:viewBox="0 0 21600 21600" draw:type="mso-spt32" draw:enhanced-path="M 0 0 L 21600 21600 N"/>
        </draw:custom-shape>
        <draw:g draw:name="Gruppieren 24_13">
          <draw:custom-shape draw:name="Rechteck 25_13" draw:style-name="gr14" draw:text-style-name="P17" draw:layer="layout" svg:width="1.524cm" svg:height="0.637cm" svg:x="5.135cm" svg:y="11.827cm">
            <text:p text:style-name="P16"><text:span text:style-name="T1">tan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hteck 28_8" draw:style-name="gr47" draw:text-style-name="P26" draw:layer="layout" svg:width="2.199cm" svg:height="1.399cm" svg:x="4.727cm" svg:y="10.0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8" draw:text-style-name="P27" draw:layer="layout" svg:width="2.286cm" svg:height="0.962cm" svg:x="5.175cm" svg:y="10.334cm">
          <draw:text-box>
            <text:p><text:span text:style-name="T3">z̃</text:span><text:span text:style-name="T2">[t]</text:span></text:p>
          </draw:text-box>
        </draw:frame>
        <draw:custom-shape draw:name="Ellipse 89_25" draw:style-name="gr33" draw:text-style-name="P21" draw:layer="layout" svg:width="1.556cm" svg:height="1.675cm" svg:x="10.322cm" svg:y="8.5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35" draw:text-style-name="P22" draw:layer="layout" svg:width="2.286cm" svg:height="0.962cm" svg:x="10.175cm" svg:y="8.834cm">
          <draw:text-box>
            <text:p><text:span text:style-name="T1">1-u</text:span><text:span text:style-name="T2">[t]</text:span></text:p>
          </draw:text-box>
        </draw:frame>
        <draw:line draw:style-name="gr53" draw:text-style-name="P28" draw:layer="layout" svg:x1="10.322cm" svg:y1="9.298cm" svg:x2="6.011cm" svg:y2="9.298cm">
          <text:p/>
        </draw:line>
        <draw:custom-shape draw:name="Ellipse 79_10" draw:style-name="gr59" draw:text-style-name="P15" draw:layer="layout" svg:width="0.599cm" svg:height="0.599cm" svg:x="5.512cm" svg:y="8.965cm">
          <text:p text:style-name="P14"><text:span text:style-name="T4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79_23" draw:style-name="gr60" draw:text-style-name="P15" draw:layer="layout" svg:width="0.599cm" svg:height="0.599cm" svg:x="3.111cm" svg:y="7.765cm">
          <text:p text:style-name="P14"><text:span text:style-name="T4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2_16" draw:style-name="gr61" draw:text-style-name="P15" draw:layer="layout" svg:width="0.599cm" svg:height="0.599cm" svg:x="5.504cm" svg:y="7.858cm">
          <text:p text:style-name="P14"><text:span text:style-name="T5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rade Verbindung mit Pfeil 48_22" draw:style-name="gr62" draw:text-style-name="P18" draw:layer="layout" svg:width="0.001cm" svg:height="5.699cm" svg:x="18.544cm" svg:y="8.41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23_29" draw:style-name="gr1" draw:text-style-name="P1" draw:layer="layout" svg:width="1.556cm" svg:height="1.675cm" svg:x="14.436cm" svg:y="12.64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7_21" draw:style-name="gr63" draw:text-style-name="P18" draw:layer="layout" svg:width="1.269cm" svg:height="0.793cm" svg:x="14.685cm" svg:y="12.971cm">
          <draw:object-ole draw:class-id="00000000-0000-0000-0000-000000000000" xlink:href="./Object 86" xlink:type="simple" xlink:show="embed" xlink:actuate="onLoad">
            <loext:p/>
          </draw:object-ole>
          <draw:image xlink:href="./ObjectReplacements/Object 86" xlink:type="simple" xlink:show="embed" xlink:actuate="onLoad"/>
        </draw:frame>
        <draw:custom-shape draw:name="Ellipse 38_21" draw:style-name="gr3" draw:text-style-name="P3" draw:layer="layout" svg:width="1.556cm" svg:height="1.675cm" svg:x="17.766cm" svg:y="14.0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_21" draw:style-name="gr4" draw:text-style-name="P4" draw:layer="layout" svg:width="0.899cm" svg:height="0.793cm" svg:x="18.236cm" svg:y="14.522cm">
          <draw:object-ole draw:class-id="00000000-0000-0000-0000-000000000000" xlink:href="./Object 87" xlink:type="simple" xlink:show="embed" xlink:actuate="onLoad">
            <loext:p/>
          </draw:object-ole>
          <draw:image xlink:href="./ObjectReplacements/Object 87" xlink:type="simple" xlink:show="embed" xlink:actuate="onLoad"/>
        </draw:frame>
        <draw:g draw:name="Gruppieren 86_19">
          <draw:custom-shape draw:name="Ellipse 74_19" draw:style-name="gr1" draw:text-style-name="P1" draw:layer="layout" svg:width="1.556cm" svg:height="1.675cm" svg:x="20.596cm" svg:y="2.9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Object 34_29" draw:style-name="gr2" draw:text-style-name="P2" draw:layer="layout" svg:width="0.899cm" svg:height="0.793cm" svg:x="20.967cm" svg:y="3.402cm">
            <draw:object-ole draw:class-id="00000000-0000-0000-0000-000000000000" xlink:href="./Object 88" xlink:type="simple" xlink:show="embed" xlink:actuate="onLoad">
              <loext:p/>
            </draw:object-ole>
            <draw:image xlink:href="./ObjectReplacements/Object 88" xlink:type="simple" xlink:show="embed" xlink:actuate="onLoad"/>
          </draw:frame>
        </draw:g>
        <draw:custom-shape draw:name="Gerade Verbindung mit Pfeil 77_9" draw:style-name="gr22" draw:text-style-name="P18" draw:layer="layout" svg:width="3.799cm" svg:height="0.001cm" svg:x="16.416cm" svg:y="8.11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79_24" draw:style-name="gr64" draw:text-style-name="P15" draw:layer="layout" svg:width="0.599cm" svg:height="0.599cm" svg:x="15.806cm" svg:y="7.796cm">
          <text:p text:style-name="P14"><text:span text:style-name="T4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rade Verbindung mit Pfeil 80_7" draw:style-name="gr24" draw:text-style-name="P18" draw:layer="layout" svg:width="1.799cm" svg:height="0.001cm" svg:x="13.996cm" svg:y="8.1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hteck 81_9" draw:style-name="gr47" draw:text-style-name="P26" draw:layer="layout" svg:width="2.199cm" svg:height="1.399cm" svg:x="20.206cm" svg:y="7.4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2_7" draw:style-name="gr47" draw:text-style-name="P26" draw:layer="layout" svg:width="2.199cm" svg:height="1.399cm" svg:x="12.986cm" svg:y="7.4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84_18" draw:style-name="gr26" draw:text-style-name="P18" draw:layer="layout" svg:width="0.001cm" svg:height="2.779cm" svg:x="21.386cm" svg:y="4.6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87_18" draw:style-name="gr27" draw:text-style-name="P18" draw:layer="layout" svg:width="0.001cm" svg:height="1.774cm" svg:x="16.096cm" svg:y="6.03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89_26" draw:style-name="gr33" draw:text-style-name="P21" draw:layer="layout" svg:width="1.556cm" svg:height="1.675cm" svg:x="15.336cm" svg:y="4.3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4_30" draw:style-name="gr65" draw:text-style-name="P29" draw:layer="layout" svg:width="1.269cm" svg:height="0.846cm" svg:x="13.549cm" svg:y="7.699cm">
          <draw:object-ole draw:class-id="00000000-0000-0000-0000-000000000000" xlink:href="./Object 89" xlink:type="simple" xlink:show="embed" xlink:actuate="onLoad">
            <loext:p/>
          </draw:object-ole>
          <draw:image xlink:href="./ObjectReplacements/Object 89" xlink:type="simple" xlink:show="embed" xlink:actuate="onLoad"/>
        </draw:frame>
        <draw:frame draw:name="Object 41_9" draw:style-name="gr65" draw:text-style-name="P29" draw:layer="layout" svg:width="0.846cm" svg:height="0.846cm" svg:x="21.037cm" svg:y="7.721cm">
          <draw:object-ole draw:class-id="00000000-0000-0000-0000-000000000000" xlink:href="./Object 90" xlink:type="simple" xlink:show="embed" xlink:actuate="onLoad">
            <loext:p/>
          </draw:object-ole>
          <draw:image xlink:href="./ObjectReplacements/Object 90" xlink:type="simple" xlink:show="embed" xlink:actuate="onLoad"/>
        </draw:frame>
        <draw:custom-shape draw:name="Ellipse 22_17" draw:style-name="gr66" draw:text-style-name="P15" draw:layer="layout" svg:width="0.599cm" svg:height="0.599cm" svg:x="18.216cm" svg:y="13.146cm">
          <text:p text:style-name="P14"><text:span text:style-name="T5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hteck 28_9" draw:style-name="gr47" draw:text-style-name="P26" draw:layer="layout" svg:width="2.199cm" svg:height="1.399cm" svg:x="17.436cm" svg:y="10.1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42_5" draw:style-name="gr65" draw:text-style-name="P29" draw:layer="layout" svg:width="0.899cm" svg:height="0.846cm" svg:x="18.161cm" svg:y="10.474cm">
          <draw:object-ole draw:class-id="00000000-0000-0000-0000-000000000000" xlink:href="./Object 91" xlink:type="simple" xlink:show="embed" xlink:actuate="onLoad">
            <loext:p/>
          </draw:object-ole>
          <draw:image xlink:href="./ObjectReplacements/Object 91" xlink:type="simple" xlink:show="embed" xlink:actuate="onLoad"/>
        </draw:frame>
        <draw:custom-shape draw:name="Ellipse 29_2" draw:style-name="gr67" draw:text-style-name="P15" draw:layer="layout" svg:width="0.599cm" svg:height="0.599cm" svg:x="18.216cm" svg:y="9.121cm">
          <text:p text:style-name="P14"><text:span text:style-name="T4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rade Verbindung mit Pfeil 30_2" draw:style-name="gr68" draw:text-style-name="P18" draw:layer="layout" svg:width="2.249cm" svg:height="0.001cm" svg:x="15.992cm" svg:y="13.46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31_2" draw:style-name="gr69" draw:text-style-name="P18" draw:layer="layout" svg:width="4.049cm" svg:height="0.001cm" svg:x="18.836cm" svg:y="9.42cm">
          <text:p/>
          <draw:enhanced-geometry draw:mirror-horizontal="false" draw:mirror-vertical="true" svg:viewBox="0 0 21600 21600" draw:type="mso-spt32" draw:enhanced-path="M 0 0 L 21600 21600 N"/>
        </draw:custom-shape>
        <draw:g draw:name="Gruppieren 32_2">
          <draw:custom-shape draw:name="Ellipse 33_2" draw:style-name="gr39" draw:text-style-name="P24" draw:layer="layout" svg:width="1.556cm" svg:height="1.675cm" svg:x="22.88cm" svg:y="8.59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Object 34_31" draw:style-name="gr70" draw:text-style-name="P30" draw:layer="layout" svg:width="0.74cm" svg:height="0.793cm" svg:x="23.33cm" svg:y="9.076cm">
            <draw:object-ole draw:class-id="00000000-0000-0000-0000-000000000000" xlink:href="./Object 92" xlink:type="simple" xlink:show="embed" xlink:actuate="onLoad">
              <loext:p/>
            </draw:object-ole>
            <draw:image xlink:href="./ObjectReplacements/Object 92" xlink:type="simple" xlink:show="embed" xlink:actuate="onLoad"/>
          </draw:frame>
        </draw:g>
        <draw:custom-shape draw:name="Ellipse 35_2" draw:style-name="gr71" draw:text-style-name="P15" draw:layer="layout" svg:width="0.599cm" svg:height="0.599cm" svg:x="18.236cm" svg:y="7.796cm">
          <text:p text:style-name="P14"><text:span text:style-name="T5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36_1" draw:style-name="gr72" draw:text-style-name="P15" draw:layer="layout" svg:width="0.599cm" svg:height="0.599cm" svg:x="21.086cm" svg:y="5.121cm">
          <text:p text:style-name="P14"><text:span text:style-name="T4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rade Verbindung mit Pfeil 45_1" draw:style-name="gr73" draw:text-style-name="P18" draw:layer="layout" svg:width="1.249cm" svg:height="0.001cm" svg:x="21.696cm" svg:y="5.4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43_1" draw:style-name="gr74" draw:text-style-name="P31" draw:layer="layout" svg:width="1.556cm" svg:height="1.675cm" svg:x="22.876cm" svg:y="4.6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35" draw:text-style-name="P22" draw:layer="layout" svg:width="2.286cm" svg:height="0.962cm" svg:x="15.588cm" svg:y="4.622cm">
          <draw:text-box>
            <text:p><text:span text:style-name="T1">e</text:span><text:span text:style-name="T2">[t]</text:span></text:p>
          </draw:text-box>
        </draw:frame>
        <draw:frame draw:style-name="gr75" draw:text-style-name="P32" draw:layer="layout" svg:width="1.224cm" svg:height="0.962cm" svg:x="23.008cm" svg:y="4.876cm">
          <draw:text-box>
            <text:p><text:span text:style-name="T1">o</text:span><text:span text:style-name="T2">[t]</text:span></text:p>
          </draw:text-box>
        </draw:frame>
        <draw:g draw:name="Gruppieren 24_14">
          <draw:custom-shape draw:name="Rechteck 25_14" draw:style-name="gr15" draw:text-style-name="P17" draw:layer="layout" svg:width="1.399cm" svg:height="0.799cm" svg:x="17.747cm" svg:y="11.921cm">
            <text:p text:style-name="P16"><text:span text:style-name="T1">tan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24_15">
          <draw:custom-shape draw:name="Rechteck 25_15" draw:style-name="gr15" draw:text-style-name="P17" draw:layer="layout" svg:width="1.399cm" svg:height="0.799cm" svg:x="20.647cm" svg:y="6.221cm">
            <text:p text:style-name="P16"><text:span text:style-name="T1">tan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onnector draw:style-name="gr37" draw:text-style-name="P23" draw:layer="layout" svg:x1="12.317cm" svg:y1="1.73cm" svg:x2="12.317cm" svg:y2="17.184cm" svg:d="M12317 1730v15454" svg:viewBox="0 0 1 15455">
          <text:p/>
        </draw:connector>
        <presentation:notes draw:style-name="dp2">
          <draw:page-thumbnail draw:style-name="gr10" draw:layer="layout" svg:width="19.798cm" svg:height="11.136cm" svg:x="0.6cm" svg:y="2.257cm" draw:page-number="9" presentation:class="page"/>
          <draw:frame presentation:style-name="pr1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elfolie" presentation:presentation-page-layout-name="AL2T1">
        <draw:custom-shape draw:name="Gerade Verbindung mit Pfeil 48_15" draw:style-name="gr41" draw:text-style-name="P18" draw:layer="layout" svg:width="0.001cm" svg:height="1.072cm" svg:x="5.73cm" svg:y="13.457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Ellipse 23_14" draw:style-name="gr1" draw:text-style-name="P1" xml:id="id13" draw:id="id13" draw:layer="layout" svg:width="1.556cm" svg:height="1.675cm" svg:x="1.626cm" svg:y="12.6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7_17" draw:style-name="gr2" draw:text-style-name="P2" draw:layer="layout" svg:width="1.269cm" svg:height="0.793cm" svg:x="1.875cm" svg:y="12.983cm">
          <draw:object-ole draw:class-id="00000000-0000-0000-0000-000000000000" xlink:href="./Object 70" xlink:type="simple" xlink:show="embed" xlink:actuate="onLoad">
            <loext:p/>
          </draw:object-ole>
          <draw:image xlink:href="./ObjectReplacements/Object 70" xlink:type="simple" xlink:show="embed" xlink:actuate="onLoad"/>
        </draw:frame>
        <draw:custom-shape draw:name="Ellipse 38_17" draw:style-name="gr3" draw:text-style-name="P3" draw:layer="layout" svg:width="1.556cm" svg:height="1.675cm" svg:x="4.956cm" svg:y="14.1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_17" draw:style-name="gr4" draw:text-style-name="P4" draw:layer="layout" svg:width="0.899cm" svg:height="0.793cm" svg:x="5.426cm" svg:y="14.534cm">
          <draw:object-ole draw:class-id="00000000-0000-0000-0000-000000000000" xlink:href="./Object 71" xlink:type="simple" xlink:show="embed" xlink:actuate="onLoad">
            <loext:p/>
          </draw:object-ole>
          <draw:image xlink:href="./ObjectReplacements/Object 71" xlink:type="simple" xlink:show="embed" xlink:actuate="onLoad"/>
        </draw:frame>
        <draw:g draw:name="Gruppieren 86_15">
          <draw:custom-shape draw:name="Ellipse 74_15" draw:style-name="gr1" draw:text-style-name="P1" draw:layer="layout" svg:width="1.556cm" svg:height="1.675cm" svg:x="7.786cm" svg:y="2.93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Object 34_23" draw:style-name="gr2" draw:text-style-name="P2" draw:layer="layout" svg:width="0.899cm" svg:height="0.793cm" svg:x="8.157cm" svg:y="3.414cm">
            <draw:object-ole draw:class-id="00000000-0000-0000-0000-000000000000" xlink:href="./Object 72" xlink:type="simple" xlink:show="embed" xlink:actuate="onLoad">
              <loext:p/>
            </draw:object-ole>
            <draw:image xlink:href="./ObjectReplacements/Object 72" xlink:type="simple" xlink:show="embed" xlink:actuate="onLoad"/>
          </draw:frame>
        </draw:g>
        <draw:custom-shape draw:name="Gerade Verbindung mit Pfeil 84_14" draw:style-name="gr31" draw:text-style-name="P18" draw:layer="layout" svg:width="0.044cm" svg:height="3.511cm" svg:x="8.577cm" svg:y="4.622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Gerade Verbindung mit Pfeil 87_14" draw:style-name="gr49" draw:text-style-name="P18" draw:layer="layout" svg:width="0.018cm" svg:height="1.072cm" svg:x="3.287cm" svg:y="6.748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Ellipse 89_17" draw:style-name="gr7" draw:text-style-name="P7" draw:layer="layout" svg:width="1.556cm" svg:height="1.675cm" svg:x="2.526cm" svg:y="5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28" draw:text-style-name="P19" draw:layer="layout" svg:width="2.286cm" svg:height="0.962cm" svg:x="2.779cm" svg:y="5.334cm">
          <draw:text-box>
            <text:p><text:span text:style-name="T1">u</text:span><text:span text:style-name="T2">[t]</text:span></text:p>
          </draw:text-box>
        </draw:frame>
        <draw:connector draw:style-name="gr37" draw:text-style-name="P23" draw:layer="layout" draw:line-skew="-0.877cm" svg:x1="1.626cm" svg:y1="13.495cm" svg:x2="8.567cm" svg:y2="8.088cm" draw:start-shape="id13" draw:start-glue-point="3" svg:d="M1626 13495h-1387v-5407h8328" svg:viewBox="0 0 8329 5408">
          <text:p/>
        </draw:connector>
        <draw:connector draw:style-name="gr5" draw:text-style-name="P5" draw:layer="layout" draw:line-skew="1.423cm" svg:x1="2.404cm" svg:y1="14.333cm" svg:x2="8.412cm" svg:y2="13.464cm" draw:start-shape="id13" draw:start-glue-point="2" draw:end-shape="id14" draw:end-glue-point="2" svg:d="M2404 14333v1931h6008v-2800" svg:viewBox="0 0 6009 2801">
          <text:p/>
        </draw:connector>
        <draw:custom-shape draw:name="Ellipse 89_18" draw:style-name="gr6" draw:text-style-name="P6" draw:layer="layout" svg:width="1.556cm" svg:height="1.675cm" svg:x="10.222cm" svg:y="12.4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28" draw:text-style-name="P19" draw:layer="layout" svg:width="2.286cm" svg:height="0.962cm" svg:x="10.475cm" svg:y="12.734cm">
          <draw:text-box>
            <text:p><text:span text:style-name="T1">r</text:span><text:span text:style-name="T2">[t]</text:span></text:p>
          </draw:text-box>
        </draw:frame>
        <draw:custom-shape draw:name="Gerade Verbindung mit Pfeil 75_11" draw:style-name="gr43" draw:text-style-name="P18" draw:layer="layout" svg:width="4.218cm" svg:height="0.001cm" svg:x="6.004cm" svg:y="13.118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Ellipse 79_11" draw:style-name="gr76" draw:text-style-name="P15" xml:id="id14" draw:id="id14" draw:layer="layout" svg:width="0.599cm" svg:height="0.599cm" svg:x="8.113cm" svg:y="12.865cm">
          <text:p text:style-name="P14"><text:span text:style-name="T4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2_11" draw:style-name="gr77" draw:text-style-name="P15" draw:layer="layout" svg:width="0.599cm" svg:height="0.599cm" svg:x="5.405cm" svg:y="12.858cm">
          <text:p text:style-name="P14"><text:span text:style-name="T5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rade Verbindung mit Pfeil 48_16" draw:style-name="gr52" draw:text-style-name="P18" draw:layer="layout" svg:width="0.001cm" svg:height="4.415cm" svg:x="5.663cm" svg:y="8.44cm">
          <text:p/>
          <draw:enhanced-geometry draw:mirror-horizontal="true" draw:mirror-vertical="true" svg:viewBox="0 0 21600 21600" draw:type="mso-spt32" draw:enhanced-path="M 0 0 L 21600 21600 N"/>
        </draw:custom-shape>
        <draw:g draw:name="Gruppieren 24_6">
          <draw:custom-shape draw:name="Rechteck 25_5" draw:style-name="gr14" draw:text-style-name="P17" draw:layer="layout" svg:width="1.524cm" svg:height="0.637cm" svg:x="5.035cm" svg:y="11.827cm">
            <text:p text:style-name="P16"><text:span text:style-name="T1">tan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hteck 28_5" draw:style-name="gr25" draw:text-style-name="P11" draw:layer="layout" svg:width="2.199cm" svg:height="1.399cm" svg:x="4.627cm" svg:y="10.0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3" draw:layer="layout" svg:width="2.286cm" svg:height="0.962cm" svg:x="5.075cm" svg:y="10.334cm">
          <draw:text-box>
            <text:p><text:span text:style-name="T3">z̃</text:span><text:span text:style-name="T2">[t]</text:span></text:p>
          </draw:text-box>
        </draw:frame>
        <draw:custom-shape draw:name="Ellipse 89_19" draw:style-name="gr7" draw:text-style-name="P7" draw:layer="layout" svg:width="1.556cm" svg:height="1.675cm" svg:x="10.222cm" svg:y="8.5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28" draw:text-style-name="P19" draw:layer="layout" svg:width="2.286cm" svg:height="0.962cm" svg:x="10.175cm" svg:y="8.834cm">
          <draw:text-box>
            <text:p><text:span text:style-name="T1">1-u</text:span><text:span text:style-name="T2">[t]</text:span></text:p>
          </draw:text-box>
        </draw:frame>
        <draw:line draw:style-name="gr53" draw:text-style-name="P28" draw:layer="layout" svg:x1="10.222cm" svg:y1="9.298cm" svg:x2="5.911cm" svg:y2="9.298cm">
          <text:p/>
        </draw:line>
        <draw:custom-shape draw:name="Ellipse 79_12" draw:style-name="gr78" draw:text-style-name="P15" draw:layer="layout" svg:width="0.599cm" svg:height="0.599cm" svg:x="5.412cm" svg:y="8.965cm">
          <text:p text:style-name="P14"><text:span text:style-name="T4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79_18" draw:style-name="gr79" draw:text-style-name="P15" draw:layer="layout" svg:width="0.599cm" svg:height="0.599cm" svg:x="3.011cm" svg:y="7.765cm">
          <text:p text:style-name="P14"><text:span text:style-name="T4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2_12" draw:style-name="gr80" draw:text-style-name="P15" draw:layer="layout" svg:width="0.599cm" svg:height="0.599cm" svg:x="5.404cm" svg:y="7.858cm">
          <text:p text:style-name="P14"><text:span text:style-name="T5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rade Verbindung mit Pfeil 48_17" draw:style-name="gr62" draw:text-style-name="P18" draw:layer="layout" svg:width="0.001cm" svg:height="5.699cm" svg:x="19.156cm" svg:y="8.42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23_15" draw:style-name="gr1" draw:text-style-name="P1" draw:layer="layout" svg:width="1.556cm" svg:height="1.675cm" svg:x="15.048cm" svg:y="12.6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7_18" draw:style-name="gr63" draw:text-style-name="P18" draw:layer="layout" svg:width="1.269cm" svg:height="0.793cm" svg:x="15.297cm" svg:y="12.983cm">
          <draw:object-ole draw:class-id="00000000-0000-0000-0000-000000000000" xlink:href="./Object 73" xlink:type="simple" xlink:show="embed" xlink:actuate="onLoad">
            <loext:p/>
          </draw:object-ole>
          <draw:image xlink:href="./ObjectReplacements/Object 73" xlink:type="simple" xlink:show="embed" xlink:actuate="onLoad"/>
        </draw:frame>
        <draw:custom-shape draw:name="Ellipse 38_18" draw:style-name="gr3" draw:text-style-name="P3" draw:layer="layout" svg:width="1.556cm" svg:height="1.675cm" svg:x="18.378cm" svg:y="14.1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_18" draw:style-name="gr4" draw:text-style-name="P4" draw:layer="layout" svg:width="0.899cm" svg:height="0.793cm" svg:x="18.848cm" svg:y="14.534cm">
          <draw:object-ole draw:class-id="00000000-0000-0000-0000-000000000000" xlink:href="./Object 74" xlink:type="simple" xlink:show="embed" xlink:actuate="onLoad">
            <loext:p/>
          </draw:object-ole>
          <draw:image xlink:href="./ObjectReplacements/Object 74" xlink:type="simple" xlink:show="embed" xlink:actuate="onLoad"/>
        </draw:frame>
        <draw:g draw:name="Gruppieren 86_16">
          <draw:custom-shape draw:name="Ellipse 74_16" draw:style-name="gr1" draw:text-style-name="P1" draw:layer="layout" svg:width="1.556cm" svg:height="1.675cm" svg:x="21.208cm" svg:y="2.93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Object 34_24" draw:style-name="gr2" draw:text-style-name="P2" draw:layer="layout" svg:width="0.899cm" svg:height="0.793cm" svg:x="21.579cm" svg:y="3.414cm">
            <draw:object-ole draw:class-id="00000000-0000-0000-0000-000000000000" xlink:href="./Object 75" xlink:type="simple" xlink:show="embed" xlink:actuate="onLoad">
              <loext:p/>
            </draw:object-ole>
            <draw:image xlink:href="./ObjectReplacements/Object 75" xlink:type="simple" xlink:show="embed" xlink:actuate="onLoad"/>
          </draw:frame>
        </draw:g>
        <draw:custom-shape draw:name="Gerade Verbindung mit Pfeil 77_0" draw:style-name="gr22" draw:text-style-name="P18" draw:layer="layout" svg:width="3.799cm" svg:height="0.001cm" svg:x="17.028cm" svg:y="8.12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79_19" draw:style-name="gr81" draw:text-style-name="P15" draw:layer="layout" svg:width="0.599cm" svg:height="0.599cm" svg:x="16.418cm" svg:y="7.808cm">
          <text:p text:style-name="P14"><text:span text:style-name="T4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rade Verbindung mit Pfeil 80_0" draw:style-name="gr24" draw:text-style-name="P18" draw:layer="layout" svg:width="1.799cm" svg:height="0.001cm" svg:x="14.608cm" svg:y="8.13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hteck 81_0" draw:style-name="gr25" draw:text-style-name="P11" draw:layer="layout" svg:width="2.199cm" svg:height="1.399cm" svg:x="20.818cm" svg:y="7.4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2_0" draw:style-name="gr25" draw:text-style-name="P11" draw:layer="layout" svg:width="2.199cm" svg:height="1.399cm" svg:x="12.398cm" svg:y="7.4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84_15" draw:style-name="gr26" draw:text-style-name="P18" draw:layer="layout" svg:width="0.001cm" svg:height="2.779cm" svg:x="21.998cm" svg:y="4.62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87_15" draw:style-name="gr27" draw:text-style-name="P18" draw:layer="layout" svg:width="0.001cm" svg:height="1.774cm" svg:x="16.708cm" svg:y="6.04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89_20" draw:style-name="gr7" draw:text-style-name="P7" draw:layer="layout" svg:width="1.556cm" svg:height="1.675cm" svg:x="15.948cm" svg:y="4.3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4_25" draw:style-name="gr29" draw:text-style-name="P20" draw:layer="layout" svg:width="1.269cm" svg:height="0.846cm" svg:x="12.961cm" svg:y="7.711cm">
          <draw:object-ole draw:class-id="00000000-0000-0000-0000-000000000000" xlink:href="./Object 76" xlink:type="simple" xlink:show="embed" xlink:actuate="onLoad">
            <loext:p/>
          </draw:object-ole>
          <draw:image xlink:href="./ObjectReplacements/Object 76" xlink:type="simple" xlink:show="embed" xlink:actuate="onLoad"/>
        </draw:frame>
        <draw:frame draw:name="Object 41_0" draw:style-name="gr29" draw:text-style-name="P20" draw:layer="layout" svg:width="0.846cm" svg:height="0.846cm" svg:x="21.649cm" svg:y="7.733cm">
          <draw:object-ole draw:class-id="00000000-0000-0000-0000-000000000000" xlink:href="./Object 77" xlink:type="simple" xlink:show="embed" xlink:actuate="onLoad">
            <loext:p/>
          </draw:object-ole>
          <draw:image xlink:href="./ObjectReplacements/Object 77" xlink:type="simple" xlink:show="embed" xlink:actuate="onLoad"/>
        </draw:frame>
        <draw:custom-shape draw:name="Ellipse 22_13" draw:style-name="gr82" draw:text-style-name="P15" draw:layer="layout" svg:width="0.599cm" svg:height="0.599cm" svg:x="18.828cm" svg:y="13.158cm">
          <text:p text:style-name="P14"><text:span text:style-name="T5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hteck 28_6" draw:style-name="gr25" draw:text-style-name="P11" draw:layer="layout" svg:width="2.199cm" svg:height="1.399cm" svg:x="18.048cm" svg:y="10.1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42_4" draw:style-name="gr63" draw:text-style-name="P18" draw:layer="layout" svg:width="0.899cm" svg:height="0.846cm" svg:x="18.773cm" svg:y="10.486cm">
          <draw:object-ole draw:class-id="00000000-0000-0000-0000-000000000000" xlink:href="./Object 78" xlink:type="simple" xlink:show="embed" xlink:actuate="onLoad">
            <loext:p/>
          </draw:object-ole>
          <draw:image xlink:href="./ObjectReplacements/Object 78" xlink:type="simple" xlink:show="embed" xlink:actuate="onLoad"/>
        </draw:frame>
        <draw:custom-shape draw:name="Ellipse 29_1" draw:style-name="gr83" draw:text-style-name="P15" draw:layer="layout" svg:width="0.599cm" svg:height="0.599cm" svg:x="18.828cm" svg:y="9.133cm">
          <text:p text:style-name="P14"><text:span text:style-name="T4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rade Verbindung mit Pfeil 30_1" draw:style-name="gr68" draw:text-style-name="P18" draw:layer="layout" svg:width="2.249cm" svg:height="0.001cm" svg:x="16.604cm" svg:y="13.47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31_1" draw:style-name="gr69" draw:text-style-name="P18" draw:layer="layout" svg:width="4.049cm" svg:height="0.001cm" svg:x="19.448cm" svg:y="9.432cm">
          <text:p/>
          <draw:enhanced-geometry draw:mirror-horizontal="false" draw:mirror-vertical="true" svg:viewBox="0 0 21600 21600" draw:type="mso-spt32" draw:enhanced-path="M 0 0 L 21600 21600 N"/>
        </draw:custom-shape>
        <draw:g draw:name="Gruppieren 32_1">
          <draw:custom-shape draw:name="Ellipse 33_1" draw:style-name="gr6" draw:text-style-name="P6" draw:layer="layout" svg:width="1.556cm" svg:height="1.675cm" svg:x="23.492cm" svg:y="8.60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Object 34_26" draw:style-name="gr84" draw:text-style-name="P34" draw:layer="layout" svg:width="0.74cm" svg:height="0.793cm" svg:x="23.942cm" svg:y="9.088cm">
            <draw:object-ole draw:class-id="00000000-0000-0000-0000-000000000000" xlink:href="./Object 79" xlink:type="simple" xlink:show="embed" xlink:actuate="onLoad">
              <loext:p/>
            </draw:object-ole>
            <draw:image xlink:href="./ObjectReplacements/Object 79" xlink:type="simple" xlink:show="embed" xlink:actuate="onLoad"/>
          </draw:frame>
        </draw:g>
        <draw:custom-shape draw:name="Ellipse 35_1" draw:style-name="gr85" draw:text-style-name="P15" draw:layer="layout" svg:width="0.599cm" svg:height="0.599cm" svg:x="18.848cm" svg:y="7.808cm">
          <text:p text:style-name="P14"><text:span text:style-name="T5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36_0" draw:style-name="gr86" draw:text-style-name="P15" draw:layer="layout" svg:width="0.599cm" svg:height="0.599cm" svg:x="21.698cm" svg:y="5.133cm">
          <text:p text:style-name="P14"><text:span text:style-name="T4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rade Verbindung mit Pfeil 45_0" draw:style-name="gr73" draw:text-style-name="P18" draw:layer="layout" svg:width="1.249cm" svg:height="0.001cm" svg:x="22.308cm" svg:y="5.43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43_0" draw:style-name="gr87" draw:text-style-name="P35" draw:layer="layout" svg:width="1.556cm" svg:height="1.675cm" svg:x="23.488cm" svg:y="4.6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28" draw:text-style-name="P19" draw:layer="layout" svg:width="2.286cm" svg:height="0.962cm" svg:x="16.2cm" svg:y="4.634cm">
          <draw:text-box>
            <text:p><text:span text:style-name="T1">e</text:span><text:span text:style-name="T2">[t]</text:span></text:p>
          </draw:text-box>
        </draw:frame>
        <draw:frame draw:style-name="gr28" draw:text-style-name="P19" draw:layer="layout" svg:width="1.224cm" svg:height="0.962cm" svg:x="23.62cm" svg:y="4.888cm">
          <draw:text-box>
            <text:p><text:span text:style-name="T1">o</text:span><text:span text:style-name="T2">[t]</text:span></text:p>
          </draw:text-box>
        </draw:frame>
        <draw:g draw:name="Gruppieren 24_7">
          <draw:custom-shape draw:name="Rechteck 25_7" draw:style-name="gr15" draw:text-style-name="P17" draw:layer="layout" svg:width="1.399cm" svg:height="0.799cm" svg:x="18.359cm" svg:y="11.933cm">
            <text:p text:style-name="P16"><text:span text:style-name="T1">tan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24_11">
          <draw:custom-shape draw:name="Rechteck 25_11" draw:style-name="gr15" draw:text-style-name="P17" draw:layer="layout" svg:width="1.399cm" svg:height="0.799cm" svg:x="21.259cm" svg:y="6.233cm">
            <text:p text:style-name="P16"><text:span text:style-name="T1">tan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onnector draw:style-name="gr37" draw:text-style-name="P23" draw:layer="layout" svg:x1="12.017cm" svg:y1="1.73cm" svg:x2="12.017cm" svg:y2="17.184cm" svg:d="M12017 1730v15454" svg:viewBox="0 0 1 15455">
          <text:p/>
        </draw:connector>
        <presentation:notes draw:style-name="dp2">
          <draw:page-thumbnail draw:style-name="gr10" draw:layer="layout" svg:width="19.798cm" svg:height="11.136cm" svg:x="0.6cm" svg:y="2.257cm" draw:page-number="1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elfolie" presentation:presentation-page-layout-name="AL2T1">
        <draw:custom-shape draw:name="Gerade Verbindung mit Pfeil 48_11" draw:style-name="gr20" draw:text-style-name="P18" draw:layer="layout" svg:width="0.001cm" svg:height="5.999cm" svg:x="15.147cm" svg:y="8.11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23_11" draw:style-name="gr1" draw:text-style-name="P1" xml:id="id15" draw:id="id15" draw:layer="layout" svg:width="1.556cm" svg:height="1.675cm" svg:x="11.039cm" svg:y="12.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7_14" draw:style-name="gr2" draw:text-style-name="P2" draw:layer="layout" svg:width="1.269cm" svg:height="0.793cm" svg:x="11.288cm" svg:y="12.975cm">
          <draw:object-ole draw:class-id="00000000-0000-0000-0000-000000000000" xlink:href="./Object 22" xlink:type="simple" xlink:show="embed" xlink:actuate="onLoad">
            <loext:p/>
          </draw:object-ole>
          <draw:image xlink:href="./ObjectReplacements/Object 22" xlink:type="simple" xlink:show="embed" xlink:actuate="onLoad"/>
        </draw:frame>
        <draw:custom-shape draw:name="Ellipse 38_14" draw:style-name="gr3" draw:text-style-name="P3" draw:layer="layout" svg:width="1.556cm" svg:height="1.675cm" svg:x="14.369cm" svg:y="14.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_14" draw:style-name="gr4" draw:text-style-name="P4" draw:layer="layout" svg:width="0.899cm" svg:height="0.793cm" svg:x="14.839cm" svg:y="14.526cm">
          <draw:object-ole draw:class-id="00000000-0000-0000-0000-000000000000" xlink:href="./Object 23" xlink:type="simple" xlink:show="embed" xlink:actuate="onLoad">
            <loext:p/>
          </draw:object-ole>
          <draw:image xlink:href="./ObjectReplacements/Object 23" xlink:type="simple" xlink:show="embed" xlink:actuate="onLoad"/>
        </draw:frame>
        <draw:custom-shape draw:name="Gerade Verbindung mit Pfeil 75_9" draw:style-name="gr68" draw:text-style-name="P18" draw:layer="layout" svg:width="2.249cm" svg:height="0.001cm" svg:x="12.595cm" svg:y="13.469cm">
          <text:p/>
          <draw:enhanced-geometry draw:mirror-horizontal="false" draw:mirror-vertical="true" svg:viewBox="0 0 21600 21600" draw:type="mso-spt32" draw:enhanced-path="M 0 0 L 21600 21600 N"/>
        </draw:custom-shape>
        <draw:g draw:name="Gruppieren 86_12">
          <draw:custom-shape draw:name="Ellipse 74_12" draw:style-name="gr1" draw:text-style-name="P1" draw:layer="layout" svg:width="1.556cm" svg:height="1.675cm" svg:x="17.199cm" svg:y="2.92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Object 34_21" draw:style-name="gr2" draw:text-style-name="P2" draw:layer="layout" svg:width="0.899cm" svg:height="0.793cm" svg:x="17.57cm" svg:y="3.406cm">
            <draw:object-ole draw:class-id="00000000-0000-0000-0000-000000000000" xlink:href="./Object 24" xlink:type="simple" xlink:show="embed" xlink:actuate="onLoad">
              <loext:p/>
            </draw:object-ole>
            <draw:image xlink:href="./ObjectReplacements/Object 24" xlink:type="simple" xlink:show="embed" xlink:actuate="onLoad"/>
          </draw:frame>
        </draw:g>
        <draw:custom-shape draw:name="Gerade Verbindung mit Pfeil 84_11" draw:style-name="gr31" draw:text-style-name="P18" draw:layer="layout" svg:width="0.044cm" svg:height="3.511cm" svg:x="17.99cm" svg:y="4.614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Gerade Verbindung mit Pfeil 87_11" draw:style-name="gr32" draw:text-style-name="P18" draw:layer="layout" svg:width="0.018cm" svg:height="2.088cm" svg:x="12.7cm" svg:y="6.04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Ellipse 89_11" draw:style-name="gr7" draw:text-style-name="P7" draw:layer="layout" svg:width="1.556cm" svg:height="1.675cm" svg:x="11.939cm" svg:y="4.3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2_8" draw:style-name="gr88" draw:text-style-name="P15" draw:layer="layout" svg:width="0.599cm" svg:height="0.599cm" svg:x="14.819cm" svg:y="13.15cm">
          <text:p text:style-name="P14"><text:span text:style-name="T5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28" draw:text-style-name="P19" draw:layer="layout" svg:width="2.286cm" svg:height="0.962cm" svg:x="12.192cm" svg:y="4.626cm">
          <draw:text-box>
            <text:p><text:span text:style-name="T1">u</text:span><text:span text:style-name="T2">[t]</text:span></text:p>
          </draw:text-box>
        </draw:frame>
        <draw:connector draw:style-name="gr37" draw:text-style-name="P23" draw:layer="layout" draw:line-skew="-0.877cm" svg:x1="11.039cm" svg:y1="13.487cm" svg:x2="17.98cm" svg:y2="8.08cm" draw:start-shape="id15" draw:start-glue-point="3" svg:d="M11039 13487h-1387v-5407h8328" svg:viewBox="0 0 8329 5408">
          <text:p/>
        </draw:connector>
        <presentation:notes draw:style-name="dp2">
          <draw:page-thumbnail draw:style-name="gr10" draw:layer="layout" svg:width="19.798cm" svg:height="11.136cm" svg:x="0.6cm" svg:y="2.257cm" draw:page-number="1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elfolie" presentation:presentation-page-layout-name="AL2T1">
        <draw:custom-shape draw:name="Gerade Verbindung mit Pfeil 48_10" draw:style-name="gr20" draw:text-style-name="P18" draw:layer="layout" svg:width="0.001cm" svg:height="5.999cm" svg:x="15.147cm" svg:y="8.11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23_10" draw:style-name="gr1" draw:text-style-name="P1" xml:id="id16" draw:id="id16" draw:layer="layout" svg:width="1.556cm" svg:height="1.675cm" svg:x="11.039cm" svg:y="12.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7_13" draw:style-name="gr2" draw:text-style-name="P2" draw:layer="layout" svg:width="1.269cm" svg:height="0.793cm" svg:x="11.288cm" svg:y="12.975cm">
          <draw:object-ole draw:class-id="00000000-0000-0000-0000-000000000000" xlink:href="./Object 18" xlink:type="simple" xlink:show="embed" xlink:actuate="onLoad">
            <loext:p/>
          </draw:object-ole>
          <draw:image xlink:href="./ObjectReplacements/Object 18" xlink:type="simple" xlink:show="embed" xlink:actuate="onLoad"/>
        </draw:frame>
        <draw:custom-shape draw:name="Ellipse 38_13" draw:style-name="gr3" draw:text-style-name="P3" draw:layer="layout" svg:width="1.556cm" svg:height="1.675cm" svg:x="14.369cm" svg:y="14.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_13" draw:style-name="gr4" draw:text-style-name="P4" draw:layer="layout" svg:width="0.899cm" svg:height="0.793cm" svg:x="14.839cm" svg:y="14.526cm">
          <draw:object-ole draw:class-id="00000000-0000-0000-0000-000000000000" xlink:href="./Object 19" xlink:type="simple" xlink:show="embed" xlink:actuate="onLoad">
            <loext:p/>
          </draw:object-ole>
          <draw:image xlink:href="./ObjectReplacements/Object 19" xlink:type="simple" xlink:show="embed" xlink:actuate="onLoad"/>
        </draw:frame>
        <draw:custom-shape draw:name="Gerade Verbindung mit Pfeil 75_8" draw:style-name="gr68" draw:text-style-name="P18" draw:layer="layout" svg:width="2.249cm" svg:height="0.001cm" svg:x="12.595cm" svg:y="13.469cm">
          <text:p/>
          <draw:enhanced-geometry draw:mirror-horizontal="false" draw:mirror-vertical="true" svg:viewBox="0 0 21600 21600" draw:type="mso-spt32" draw:enhanced-path="M 0 0 L 21600 21600 N"/>
        </draw:custom-shape>
        <draw:g draw:name="Gruppieren 86_11">
          <draw:custom-shape draw:name="Ellipse 74_11" draw:style-name="gr1" draw:text-style-name="P1" draw:layer="layout" svg:width="1.556cm" svg:height="1.675cm" svg:x="17.199cm" svg:y="2.92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Object 34_20" draw:style-name="gr2" draw:text-style-name="P2" draw:layer="layout" svg:width="0.899cm" svg:height="0.793cm" svg:x="17.57cm" svg:y="3.406cm">
            <draw:object-ole draw:class-id="00000000-0000-0000-0000-000000000000" xlink:href="./Object 21" xlink:type="simple" xlink:show="embed" xlink:actuate="onLoad">
              <loext:p/>
            </draw:object-ole>
            <draw:image xlink:href="./ObjectReplacements/Object 21" xlink:type="simple" xlink:show="embed" xlink:actuate="onLoad"/>
          </draw:frame>
        </draw:g>
        <draw:custom-shape draw:name="Gerade Verbindung mit Pfeil 84_10" draw:style-name="gr31" draw:text-style-name="P18" draw:layer="layout" svg:width="0.044cm" svg:height="3.511cm" svg:x="17.99cm" svg:y="4.614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Gerade Verbindung mit Pfeil 87_10" draw:style-name="gr32" draw:text-style-name="P18" draw:layer="layout" svg:width="0.018cm" svg:height="2.088cm" svg:x="12.7cm" svg:y="6.04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Ellipse 89_10" draw:style-name="gr7" draw:text-style-name="P7" draw:layer="layout" svg:width="1.556cm" svg:height="1.675cm" svg:x="11.939cm" svg:y="4.3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2_6" draw:style-name="gr89" draw:text-style-name="P15" draw:layer="layout" svg:width="0.599cm" svg:height="0.599cm" svg:x="14.819cm" svg:y="13.15cm">
          <text:p text:style-name="P14"><text:span text:style-name="T5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30_7" draw:style-name="gr34" draw:text-style-name="P18" draw:layer="layout" svg:width="1.651cm" svg:height="10.607cm" draw:transform="rotate (-3.14159265358979) translate (14.369cm 14.938cm)">
          <text:p/>
          <draw:enhanced-geometry draw:mirror-horizontal="false" draw:mirror-vertical="false" svg:viewBox="0 0 0 0" draw:text-areas="0 0 ?f4 ?f5" draw:type="ooxml-bentConnector4" draw:modifiers="450056 105986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aximum="2147483647" draw:handle-range-x-minimum="-2147483647"/>
            <draw:handle draw:handle-position="?f1 ?f2" draw:handle-range-y-maximum="2147483647" draw:handle-range-y-minimum="-2147483647"/>
          </draw:enhanced-geometry>
        </draw:custom-shape>
        <draw:frame draw:style-name="gr28" draw:text-style-name="P19" draw:layer="layout" svg:width="2.286cm" svg:height="0.962cm" svg:x="12.192cm" svg:y="4.626cm">
          <draw:text-box>
            <text:p><text:span text:style-name="T1">u</text:span><text:span text:style-name="T2">[t]</text:span></text:p>
          </draw:text-box>
        </draw:frame>
        <draw:custom-shape draw:name="Gewinkelte Verbindung 33_9" draw:style-name="gr36" draw:text-style-name="P18" draw:layer="layout" svg:width="0.9cm" svg:height="8.299cm" draw:transform="rotate (-3.14159265358979) translate (11.939cm 13.633cm)">
          <text:p/>
          <draw:enhanced-geometry draw:mirror-horizontal="true" draw:mirror-vertical="false" svg:viewBox="0 0 0 0" draw:text-areas="0 0 ?f2 ?f3" draw:type="ooxml-bentConnector3" draw:modifiers="-250098.231827112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onnector draw:style-name="gr37" draw:text-style-name="P23" draw:layer="layout" draw:line-skew="-0.877cm" svg:x1="11.039cm" svg:y1="13.487cm" svg:x2="17.98cm" svg:y2="8.08cm" draw:start-shape="id16" draw:start-glue-point="3" svg:d="M11039 13487h-1387v-5407h8328" svg:viewBox="0 0 8329 5408">
          <text:p/>
        </draw:connector>
        <presentation:notes draw:style-name="dp2">
          <draw:page-thumbnail draw:style-name="gr10" draw:layer="layout" svg:width="19.798cm" svg:height="11.136cm" svg:x="0.6cm" svg:y="2.257cm" draw:page-number="1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elfolie" presentation:presentation-page-layout-name="AL2T1">
        <draw:custom-shape draw:name="Gerade Verbindung mit Pfeil 48_9" draw:style-name="gr20" draw:text-style-name="P18" draw:layer="layout" svg:width="0.001cm" svg:height="5.999cm" svg:x="15.147cm" svg:y="8.11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23_9" draw:style-name="gr1" draw:text-style-name="P1" xml:id="id17" draw:id="id17" draw:layer="layout" svg:width="1.556cm" svg:height="1.675cm" svg:x="11.039cm" svg:y="12.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7_12" draw:style-name="gr2" draw:text-style-name="P2" draw:layer="layout" svg:width="1.269cm" svg:height="0.793cm" svg:x="11.288cm" svg:y="12.975cm">
          <draw:object-ole draw:class-id="00000000-0000-0000-0000-000000000000" xlink:href="./Object 6" xlink:type="simple" xlink:show="embed" xlink:actuate="onLoad">
            <loext:p/>
          </draw:object-ole>
          <draw:image xlink:href="./ObjectReplacements/Object 6" xlink:type="simple" xlink:show="embed" xlink:actuate="onLoad"/>
        </draw:frame>
        <draw:custom-shape draw:name="Ellipse 38_12" draw:style-name="gr3" draw:text-style-name="P3" draw:layer="layout" svg:width="1.556cm" svg:height="1.675cm" svg:x="14.369cm" svg:y="14.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_12" draw:style-name="gr4" draw:text-style-name="P4" draw:layer="layout" svg:width="0.899cm" svg:height="0.793cm" svg:x="14.839cm" svg:y="14.526cm">
          <draw:object-ole draw:class-id="00000000-0000-0000-0000-000000000000" xlink:href="./Object 56" xlink:type="simple" xlink:show="embed" xlink:actuate="onLoad">
            <loext:p/>
          </draw:object-ole>
          <draw:image xlink:href="./ObjectReplacements/Object 56" xlink:type="simple" xlink:show="embed" xlink:actuate="onLoad"/>
        </draw:frame>
        <draw:custom-shape draw:name="Gerade Verbindung mit Pfeil 75_7" draw:style-name="gr68" draw:text-style-name="P18" draw:layer="layout" svg:width="2.249cm" svg:height="0.001cm" svg:x="12.595cm" svg:y="13.469cm">
          <text:p/>
          <draw:enhanced-geometry draw:mirror-horizontal="false" draw:mirror-vertical="true" svg:viewBox="0 0 21600 21600" draw:type="mso-spt32" draw:enhanced-path="M 0 0 L 21600 21600 N"/>
        </draw:custom-shape>
        <draw:g draw:name="Gruppieren 86_10">
          <draw:custom-shape draw:name="Ellipse 74_10" draw:style-name="gr1" draw:text-style-name="P1" draw:layer="layout" svg:width="1.556cm" svg:height="1.675cm" svg:x="17.199cm" svg:y="2.92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Object 34_19" draw:style-name="gr2" draw:text-style-name="P2" draw:layer="layout" svg:width="0.899cm" svg:height="0.793cm" svg:x="17.57cm" svg:y="3.406cm">
            <draw:object-ole draw:class-id="00000000-0000-0000-0000-000000000000" xlink:href="./Object 57" xlink:type="simple" xlink:show="embed" xlink:actuate="onLoad">
              <loext:p/>
            </draw:object-ole>
            <draw:image xlink:href="./ObjectReplacements/Object 57" xlink:type="simple" xlink:show="embed" xlink:actuate="onLoad"/>
          </draw:frame>
        </draw:g>
        <draw:custom-shape draw:name="Gerade Verbindung mit Pfeil 84_9" draw:style-name="gr31" draw:text-style-name="P18" draw:layer="layout" svg:width="0.044cm" svg:height="3.511cm" svg:x="17.99cm" svg:y="4.614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Gerade Verbindung mit Pfeil 87_9" draw:style-name="gr32" draw:text-style-name="P18" draw:layer="layout" svg:width="0.018cm" svg:height="2.088cm" svg:x="12.7cm" svg:y="6.04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Ellipse 89_9" draw:style-name="gr7" draw:text-style-name="P7" draw:layer="layout" svg:width="1.556cm" svg:height="1.675cm" svg:x="11.939cm" svg:y="4.3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2_7" draw:style-name="gr90" draw:text-style-name="P15" draw:layer="layout" svg:width="0.599cm" svg:height="0.599cm" svg:x="14.819cm" svg:y="13.15cm">
          <text:p text:style-name="P14"><text:span text:style-name="T5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30_6" draw:style-name="gr34" draw:text-style-name="P18" draw:layer="layout" svg:width="1.651cm" svg:height="10.607cm" draw:transform="rotate (-3.14159265358979) translate (14.369cm 14.938cm)">
          <text:p/>
          <draw:enhanced-geometry draw:mirror-horizontal="false" draw:mirror-vertical="false" svg:viewBox="0 0 0 0" draw:text-areas="0 0 ?f4 ?f5" draw:type="ooxml-bentConnector4" draw:modifiers="450056 105986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aximum="2147483647" draw:handle-range-x-minimum="-2147483647"/>
            <draw:handle draw:handle-position="?f1 ?f2" draw:handle-range-y-maximum="2147483647" draw:handle-range-y-minimum="-2147483647"/>
          </draw:enhanced-geometry>
        </draw:custom-shape>
        <draw:frame draw:style-name="gr28" draw:text-style-name="P19" draw:layer="layout" svg:width="2.286cm" svg:height="0.962cm" svg:x="12.192cm" svg:y="4.626cm">
          <draw:text-box>
            <text:p><text:span text:style-name="T1">u</text:span><text:span text:style-name="T2">[t]</text:span></text:p>
          </draw:text-box>
        </draw:frame>
        <draw:custom-shape draw:name="Gewinkelte Verbindung 33_8" draw:style-name="gr36" draw:text-style-name="P18" draw:layer="layout" svg:width="0.9cm" svg:height="8.299cm" draw:transform="rotate (-3.14159265358979) translate (11.939cm 13.633cm)">
          <text:p/>
          <draw:enhanced-geometry draw:mirror-horizontal="true" draw:mirror-vertical="false" svg:viewBox="0 0 0 0" draw:text-areas="0 0 ?f2 ?f3" draw:type="ooxml-bentConnector3" draw:modifiers="-250098.231827112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onnector draw:style-name="gr37" draw:text-style-name="P23" draw:layer="layout" draw:line-skew="-0.877cm" svg:x1="11.039cm" svg:y1="13.487cm" svg:x2="17.98cm" svg:y2="8.08cm" draw:start-shape="id17" draw:start-glue-point="3" svg:d="M11039 13487h-1387v-5407h8328" svg:viewBox="0 0 8329 5408">
          <text:p/>
        </draw:connector>
        <presentation:notes draw:style-name="dp2">
          <draw:page-thumbnail draw:style-name="gr10" draw:layer="layout" svg:width="19.798cm" svg:height="11.136cm" svg:x="0.6cm" svg:y="2.257cm" draw:page-number="1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elfolie" presentation:presentation-page-layout-name="AL2T1">
        <draw:custom-shape draw:name="Gerade Verbindung mit Pfeil 48_7" draw:style-name="gr20" draw:text-style-name="P18" draw:layer="layout" svg:width="0.001cm" svg:height="5.999cm" svg:x="15.147cm" svg:y="8.11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23_7" draw:style-name="gr1" draw:text-style-name="P1" draw:layer="layout" svg:width="1.556cm" svg:height="1.675cm" svg:x="11.039cm" svg:y="12.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7_7" draw:style-name="gr2" draw:text-style-name="P2" draw:layer="layout" svg:width="1.269cm" svg:height="0.793cm" svg:x="11.288cm" svg:y="12.975cm">
          <draw:object-ole draw:class-id="00000000-0000-0000-0000-000000000000" xlink:href="./Object 5" xlink:type="simple" xlink:show="embed" xlink:actuate="onLoad">
            <loext:p/>
          </draw:object-ole>
          <draw:image xlink:href="./ObjectReplacements/Object 5" xlink:type="simple" xlink:show="embed" xlink:actuate="onLoad"/>
        </draw:frame>
        <draw:custom-shape draw:name="Ellipse 38_7" draw:style-name="gr3" draw:text-style-name="P3" draw:layer="layout" svg:width="1.556cm" svg:height="1.675cm" svg:x="14.369cm" svg:y="14.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_7" draw:style-name="gr4" draw:text-style-name="P4" draw:layer="layout" svg:width="0.899cm" svg:height="0.793cm" svg:x="14.839cm" svg:y="14.526cm">
          <draw:object-ole draw:class-id="00000000-0000-0000-0000-000000000000" xlink:href="./Object 46" xlink:type="simple" xlink:show="embed" xlink:actuate="onLoad">
            <loext:p/>
          </draw:object-ole>
          <draw:image xlink:href="./ObjectReplacements/Object 46" xlink:type="simple" xlink:show="embed" xlink:actuate="onLoad"/>
        </draw:frame>
        <draw:custom-shape draw:name="Gerade Verbindung mit Pfeil 75_5" draw:style-name="gr68" draw:text-style-name="P18" draw:layer="layout" svg:width="2.249cm" svg:height="0.001cm" svg:x="12.595cm" svg:y="13.469cm">
          <text:p/>
          <draw:enhanced-geometry draw:mirror-horizontal="false" draw:mirror-vertical="true" svg:viewBox="0 0 21600 21600" draw:type="mso-spt32" draw:enhanced-path="M 0 0 L 21600 21600 N"/>
        </draw:custom-shape>
        <draw:g draw:name="Gruppieren 86_7">
          <draw:custom-shape draw:name="Ellipse 74_7" draw:style-name="gr1" draw:text-style-name="P1" draw:layer="layout" svg:width="1.556cm" svg:height="1.675cm" svg:x="17.199cm" svg:y="2.92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Object 34_2" draw:style-name="gr2" draw:text-style-name="P2" draw:layer="layout" svg:width="0.899cm" svg:height="0.793cm" svg:x="17.57cm" svg:y="3.406cm">
            <draw:object-ole draw:class-id="00000000-0000-0000-0000-000000000000" xlink:href="./Object 50" xlink:type="simple" xlink:show="embed" xlink:actuate="onLoad">
              <loext:p/>
            </draw:object-ole>
            <draw:image xlink:href="./ObjectReplacements/Object 50" xlink:type="simple" xlink:show="embed" xlink:actuate="onLoad"/>
          </draw:frame>
        </draw:g>
        <draw:custom-shape draw:name="Gerade Verbindung mit Pfeil 77_7" draw:style-name="gr22" draw:text-style-name="P18" draw:layer="layout" svg:width="3.799cm" svg:height="0.001cm" svg:x="13.019cm" svg:y="8.11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79_7" draw:style-name="gr91" draw:text-style-name="P15" draw:layer="layout" svg:width="0.599cm" svg:height="0.599cm" svg:x="12.409cm" svg:y="7.8cm">
          <text:p text:style-name="P14"><text:span text:style-name="T4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hteck 81_7" draw:style-name="gr25" draw:text-style-name="P11" draw:layer="layout" svg:width="2.199cm" svg:height="1.399cm" svg:x="16.809cm" svg:y="7.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84_7" draw:style-name="gr26" draw:text-style-name="P18" draw:layer="layout" svg:width="0.001cm" svg:height="2.779cm" svg:x="17.989cm" svg:y="4.61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87_7" draw:style-name="gr27" draw:text-style-name="P18" draw:layer="layout" svg:width="0.001cm" svg:height="1.774cm" svg:x="12.699cm" svg:y="6.0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89_7" draw:style-name="gr7" draw:text-style-name="P7" draw:layer="layout" svg:width="1.556cm" svg:height="1.675cm" svg:x="11.939cm" svg:y="4.3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41_7" draw:style-name="gr29" draw:text-style-name="P20" draw:layer="layout" svg:width="0.846cm" svg:height="0.846cm" svg:x="17.64cm" svg:y="7.725cm">
          <draw:object-ole draw:class-id="00000000-0000-0000-0000-000000000000" xlink:href="./Object 51" xlink:type="simple" xlink:show="embed" xlink:actuate="onLoad">
            <loext:p/>
          </draw:object-ole>
          <draw:image xlink:href="./ObjectReplacements/Object 51" xlink:type="simple" xlink:show="embed" xlink:actuate="onLoad"/>
        </draw:frame>
        <draw:custom-shape draw:name="Ellipse 22_5" draw:style-name="gr92" draw:text-style-name="P15" draw:layer="layout" svg:width="0.599cm" svg:height="0.599cm" svg:x="14.819cm" svg:y="13.15cm">
          <text:p text:style-name="P14"><text:span text:style-name="T5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30_4" draw:style-name="gr34" draw:text-style-name="P18" draw:layer="layout" svg:width="1.651cm" svg:height="10.607cm" draw:transform="rotate (-3.14159265358979) translate (14.369cm 14.938cm)">
          <text:p/>
          <draw:enhanced-geometry draw:mirror-horizontal="false" draw:mirror-vertical="false" svg:viewBox="0 0 0 0" draw:text-areas="0 0 ?f4 ?f5" draw:type="ooxml-bentConnector4" draw:modifiers="450056 105986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aximum="2147483647" draw:handle-range-x-minimum="-2147483647"/>
            <draw:handle draw:handle-position="?f1 ?f2" draw:handle-range-y-maximum="2147483647" draw:handle-range-y-minimum="-2147483647"/>
          </draw:enhanced-geometry>
        </draw:custom-shape>
        <draw:custom-shape draw:name="Gewinkelte Verbindung 33_4" draw:style-name="gr93" draw:text-style-name="P18" draw:layer="layout" svg:width="1.37cm" svg:height="5.344cm" draw:transform="rotate (-3.14159265358979) translate (12.409cm 13.472cm)">
          <text:p/>
          <draw:enhanced-geometry draw:mirror-horizontal="true" draw:mirror-vertical="false" svg:viewBox="0 0 0 0" draw:text-areas="0 0 ?f2 ?f3" draw:type="ooxml-bentConnector3" draw:modifiers="-134573.304157549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frame draw:style-name="gr28" draw:text-style-name="P19" draw:layer="layout" svg:width="2.286cm" svg:height="0.962cm" svg:x="12.192cm" svg:y="4.626cm">
          <draw:text-box>
            <text:p><text:span text:style-name="T1">r</text:span><text:span text:style-name="T2">[t]</text:span></text:p>
          </draw:text-box>
        </draw:frame>
        <draw:custom-shape draw:name="Gewinkelte Verbindung 33_5" draw:style-name="gr36" draw:text-style-name="P18" draw:layer="layout" svg:width="0.9cm" svg:height="8.299cm" draw:transform="rotate (-3.14159265358979) translate (11.939cm 13.633cm)">
          <text:p/>
          <draw:enhanced-geometry draw:mirror-horizontal="true" draw:mirror-vertical="false" svg:viewBox="0 0 0 0" draw:text-areas="0 0 ?f2 ?f3" draw:type="ooxml-bentConnector3" draw:modifiers="-250098.231827112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1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elfolie" presentation:presentation-page-layout-name="AL2T1">
        <draw:custom-shape draw:name="Gerade Verbindung mit Pfeil 48_8" draw:style-name="gr20" draw:text-style-name="P18" draw:layer="layout" svg:width="0.001cm" svg:height="5.999cm" svg:x="15.147cm" svg:y="8.11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23_8" draw:style-name="gr1" draw:text-style-name="P1" draw:layer="layout" svg:width="1.556cm" svg:height="1.675cm" svg:x="11.039cm" svg:y="12.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7_11" draw:style-name="gr2" draw:text-style-name="P2" draw:layer="layout" svg:width="1.269cm" svg:height="0.793cm" svg:x="11.288cm" svg:y="12.975cm">
          <draw:object-ole draw:class-id="00000000-0000-0000-0000-000000000000" xlink:href="./Object 52" xlink:type="simple" xlink:show="embed" xlink:actuate="onLoad">
            <loext:p/>
          </draw:object-ole>
          <draw:image xlink:href="./ObjectReplacements/Object 52" xlink:type="simple" xlink:show="embed" xlink:actuate="onLoad"/>
        </draw:frame>
        <draw:custom-shape draw:name="Ellipse 38_11" draw:style-name="gr3" draw:text-style-name="P3" draw:layer="layout" svg:width="1.556cm" svg:height="1.675cm" svg:x="14.369cm" svg:y="14.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_11" draw:style-name="gr4" draw:text-style-name="P4" draw:layer="layout" svg:width="0.899cm" svg:height="0.793cm" svg:x="14.839cm" svg:y="14.526cm">
          <draw:object-ole draw:class-id="00000000-0000-0000-0000-000000000000" xlink:href="./Object 53" xlink:type="simple" xlink:show="embed" xlink:actuate="onLoad">
            <loext:p/>
          </draw:object-ole>
          <draw:image xlink:href="./ObjectReplacements/Object 53" xlink:type="simple" xlink:show="embed" xlink:actuate="onLoad"/>
        </draw:frame>
        <draw:custom-shape draw:name="Gerade Verbindung mit Pfeil 75_6" draw:style-name="gr30" draw:text-style-name="P18" draw:layer="layout" svg:width="2.553cm" svg:height="0.011cm" svg:x="12.595cm" svg:y="13.459cm">
          <text:p/>
          <draw:enhanced-geometry draw:mirror-horizontal="false" draw:mirror-vertical="true" svg:viewBox="0 0 21600 21600" draw:type="mso-spt32" draw:enhanced-path="M 0 0 L 21600 21600 N"/>
        </draw:custom-shape>
        <draw:g draw:name="Gruppieren 86_9">
          <draw:custom-shape draw:name="Ellipse 74_9" draw:style-name="gr1" draw:text-style-name="P1" draw:layer="layout" svg:width="1.556cm" svg:height="1.675cm" svg:x="17.199cm" svg:y="2.92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Object 34_18" draw:style-name="gr2" draw:text-style-name="P2" draw:layer="layout" svg:width="0.899cm" svg:height="0.793cm" svg:x="17.57cm" svg:y="3.406cm">
            <draw:object-ole draw:class-id="00000000-0000-0000-0000-000000000000" xlink:href="./Object 54" xlink:type="simple" xlink:show="embed" xlink:actuate="onLoad">
              <loext:p/>
            </draw:object-ole>
            <draw:image xlink:href="./ObjectReplacements/Object 54" xlink:type="simple" xlink:show="embed" xlink:actuate="onLoad"/>
          </draw:frame>
        </draw:g>
        <draw:custom-shape draw:name="Gerade Verbindung mit Pfeil 77_8" draw:style-name="gr22" draw:text-style-name="P18" draw:layer="layout" svg:width="3.799cm" svg:height="0.001cm" svg:x="13.019cm" svg:y="8.11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79_8" draw:style-name="gr94" draw:text-style-name="P15" draw:layer="layout" svg:width="0.599cm" svg:height="0.599cm" svg:x="12.409cm" svg:y="7.8cm">
          <text:p text:style-name="P14"><text:span text:style-name="T4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hteck 81_8" draw:style-name="gr25" draw:text-style-name="P11" draw:layer="layout" svg:width="2.199cm" svg:height="1.399cm" svg:x="16.809cm" svg:y="7.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84_8" draw:style-name="gr26" draw:text-style-name="P18" draw:layer="layout" svg:width="0.001cm" svg:height="2.779cm" svg:x="17.989cm" svg:y="4.61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87_8" draw:style-name="gr27" draw:text-style-name="P18" draw:layer="layout" svg:width="0.001cm" svg:height="1.774cm" svg:x="12.699cm" svg:y="6.0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89_8" draw:style-name="gr7" draw:text-style-name="P7" draw:layer="layout" svg:width="1.556cm" svg:height="1.675cm" svg:x="11.939cm" svg:y="4.3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41_8" draw:style-name="gr29" draw:text-style-name="P20" draw:layer="layout" svg:width="0.846cm" svg:height="0.846cm" svg:x="17.64cm" svg:y="7.725cm">
          <draw:object-ole draw:class-id="00000000-0000-0000-0000-000000000000" xlink:href="./Object 17" xlink:type="simple" xlink:show="embed" xlink:actuate="onLoad">
            <loext:p/>
          </draw:object-ole>
          <draw:image xlink:href="./ObjectReplacements/Object 17" xlink:type="simple" xlink:show="embed" xlink:actuate="onLoad"/>
        </draw:frame>
        <draw:custom-shape draw:name="Gewinkelte Verbindung 30_5" draw:style-name="gr34" draw:text-style-name="P18" draw:layer="layout" svg:width="1.651cm" svg:height="10.607cm" draw:transform="rotate (-3.14159265358979) translate (14.369cm 14.938cm)">
          <text:p/>
          <draw:enhanced-geometry draw:mirror-horizontal="false" draw:mirror-vertical="false" svg:viewBox="0 0 0 0" draw:text-areas="0 0 ?f4 ?f5" draw:type="ooxml-bentConnector4" draw:modifiers="450056 105986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aximum="2147483647" draw:handle-range-x-minimum="-2147483647"/>
            <draw:handle draw:handle-position="?f1 ?f2" draw:handle-range-y-maximum="2147483647" draw:handle-range-y-minimum="-2147483647"/>
          </draw:enhanced-geometry>
        </draw:custom-shape>
        <draw:custom-shape draw:name="Gewinkelte Verbindung 33_6" draw:style-name="gr93" draw:text-style-name="P18" draw:layer="layout" svg:width="1.37cm" svg:height="5.344cm" draw:transform="rotate (-3.14159265358979) translate (12.409cm 13.472cm)">
          <text:p/>
          <draw:enhanced-geometry draw:mirror-horizontal="true" draw:mirror-vertical="false" svg:viewBox="0 0 0 0" draw:text-areas="0 0 ?f2 ?f3" draw:type="ooxml-bentConnector3" draw:modifiers="-134573.304157549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frame draw:style-name="gr28" draw:text-style-name="P19" draw:layer="layout" svg:width="2.286cm" svg:height="0.962cm" svg:x="12.192cm" svg:y="4.626cm">
          <draw:text-box>
            <text:p><text:span text:style-name="T1">u</text:span><text:span text:style-name="T2">[t]</text:span></text:p>
          </draw:text-box>
        </draw:frame>
        <draw:custom-shape draw:name="Gewinkelte Verbindung 33_7" draw:style-name="gr36" draw:text-style-name="P18" draw:layer="layout" svg:width="0.9cm" svg:height="8.299cm" draw:transform="rotate (-3.14159265358979) translate (11.939cm 13.633cm)">
          <text:p/>
          <draw:enhanced-geometry draw:mirror-horizontal="true" draw:mirror-vertical="false" svg:viewBox="0 0 0 0" draw:text-areas="0 0 ?f2 ?f3" draw:type="ooxml-bentConnector3" draw:modifiers="-250098.231827112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1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elfolie" presentation:presentation-page-layout-name="AL2T1">
        <draw:custom-shape draw:name="Gerade Verbindung mit Pfeil 48_2" draw:style-name="gr62" draw:text-style-name="P18" draw:layer="layout" svg:width="0.001cm" svg:height="5.699cm" svg:x="15.148cm" svg:y="8.4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23_2" draw:style-name="gr1" draw:text-style-name="P1" xml:id="id18" draw:id="id18" draw:layer="layout" svg:width="1.556cm" svg:height="1.675cm" svg:x="11.04cm" svg:y="12.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7_2" draw:style-name="gr2" draw:text-style-name="P2" draw:layer="layout" svg:width="1.269cm" svg:height="0.793cm" svg:x="11.289cm" svg:y="12.975cm">
          <draw:object-ole draw:class-id="00000000-0000-0000-0000-000000000000" xlink:href="./Object 58" xlink:type="simple" xlink:show="embed" xlink:actuate="onLoad">
            <loext:p/>
          </draw:object-ole>
          <draw:image xlink:href="./ObjectReplacements/Object 58" xlink:type="simple" xlink:show="embed" xlink:actuate="onLoad"/>
        </draw:frame>
        <draw:custom-shape draw:name="Ellipse 38_2" draw:style-name="gr3" draw:text-style-name="P3" xml:id="id20" draw:id="id20" draw:layer="layout" svg:width="1.556cm" svg:height="1.675cm" svg:x="14.37cm" svg:y="14.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_2" draw:style-name="gr4" draw:text-style-name="P4" draw:layer="layout" svg:width="0.899cm" svg:height="0.793cm" svg:x="14.84cm" svg:y="14.526cm">
          <draw:object-ole draw:class-id="00000000-0000-0000-0000-000000000000" xlink:href="./Object 59" xlink:type="simple" xlink:show="embed" xlink:actuate="onLoad">
            <loext:p/>
          </draw:object-ole>
          <draw:image xlink:href="./ObjectReplacements/Object 59" xlink:type="simple" xlink:show="embed" xlink:actuate="onLoad"/>
        </draw:frame>
        <draw:g draw:name="Gruppieren 86_2">
          <draw:custom-shape draw:name="Ellipse 74_2" draw:style-name="gr95" draw:text-style-name="P36" draw:layer="layout" svg:width="1.556cm" svg:height="1.675cm" svg:x="17.2cm" svg:y="2.92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Object 34_8" draw:style-name="gr96" draw:text-style-name="P37" draw:layer="layout" svg:width="0.899cm" svg:height="0.793cm" svg:x="17.571cm" svg:y="3.406cm">
            <draw:object-ole draw:class-id="00000000-0000-0000-0000-000000000000" xlink:href="./Object 60" xlink:type="simple" xlink:show="embed" xlink:actuate="onLoad">
              <loext:p/>
            </draw:object-ole>
            <draw:image xlink:href="./ObjectReplacements/Object 60" xlink:type="simple" xlink:show="embed" xlink:actuate="onLoad"/>
          </draw:frame>
        </draw:g>
        <draw:custom-shape draw:name="Gerade Verbindung mit Pfeil 77_2" draw:style-name="gr22" draw:text-style-name="P18" draw:layer="layout" svg:width="3.799cm" svg:height="0.001cm" svg:x="13.02cm" svg:y="8.11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79_2" draw:style-name="gr97" draw:text-style-name="P15" draw:layer="layout" svg:width="0.599cm" svg:height="0.599cm" svg:x="12.41cm" svg:y="7.8cm">
          <text:p text:style-name="P14"><text:span text:style-name="T4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rade Verbindung mit Pfeil 80_2" draw:style-name="gr24" draw:text-style-name="P18" draw:layer="layout" svg:width="1.799cm" svg:height="0.001cm" svg:x="10.6cm" svg:y="8.12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hteck 81_2" draw:style-name="gr25" draw:text-style-name="P11" draw:layer="layout" svg:width="2.199cm" svg:height="1.399cm" svg:x="16.81cm" svg:y="7.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2_2" draw:style-name="gr25" draw:text-style-name="P11" draw:layer="layout" svg:width="2.199cm" svg:height="1.399cm" svg:x="8.39cm" svg:y="7.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84_2" draw:style-name="gr26" draw:text-style-name="P18" draw:layer="layout" svg:width="0.001cm" svg:height="2.779cm" svg:x="17.99cm" svg:y="4.61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87_2" draw:style-name="gr27" draw:text-style-name="P18" draw:layer="layout" svg:width="0.001cm" svg:height="1.774cm" svg:x="12.7cm" svg:y="6.0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89_2" draw:style-name="gr7" draw:text-style-name="P7" draw:layer="layout" svg:width="1.556cm" svg:height="1.675cm" svg:x="11.94cm" svg:y="4.3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4_10" draw:style-name="gr29" draw:text-style-name="P20" draw:layer="layout" svg:width="1.269cm" svg:height="0.846cm" svg:x="8.953cm" svg:y="7.703cm">
          <draw:object-ole draw:class-id="00000000-0000-0000-0000-000000000000" xlink:href="./Object 61" xlink:type="simple" xlink:show="embed" xlink:actuate="onLoad">
            <loext:p/>
          </draw:object-ole>
          <draw:image xlink:href="./ObjectReplacements/Object 61" xlink:type="simple" xlink:show="embed" xlink:actuate="onLoad"/>
        </draw:frame>
        <draw:frame draw:name="Object 41_2" draw:style-name="gr29" draw:text-style-name="P20" draw:layer="layout" svg:width="0.846cm" svg:height="0.846cm" svg:x="17.641cm" svg:y="7.725cm">
          <draw:object-ole draw:class-id="00000000-0000-0000-0000-000000000000" xlink:href="./Object 62" xlink:type="simple" xlink:show="embed" xlink:actuate="onLoad">
            <loext:p/>
          </draw:object-ole>
          <draw:image xlink:href="./ObjectReplacements/Object 62" xlink:type="simple" xlink:show="embed" xlink:actuate="onLoad"/>
        </draw:frame>
        <draw:custom-shape draw:name="Ellipse 22_1" draw:style-name="gr98" draw:text-style-name="P15" draw:layer="layout" svg:width="0.599cm" svg:height="0.599cm" svg:x="14.82cm" svg:y="13.15cm">
          <text:p text:style-name="P14"><text:span text:style-name="T5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uppieren 24_0">
          <draw:custom-shape draw:name="Rechteck 25_0" draw:style-name="gr15" draw:text-style-name="P17" draw:layer="layout" svg:width="1.399cm" svg:height="0.799cm" svg:x="14.351cm" svg:y="11.925cm">
            <text:p text:style-name="P16"><text:span text:style-name="T1">tan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hteck 28_1" draw:style-name="gr25" draw:text-style-name="P11" draw:layer="layout" svg:width="2.199cm" svg:height="1.399cm" svg:x="14.04cm" svg:y="10.1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42_1" draw:style-name="gr29" draw:text-style-name="P20" draw:layer="layout" svg:width="0.899cm" svg:height="0.846cm" svg:x="14.765cm" svg:y="10.478cm">
          <draw:object-ole draw:class-id="00000000-0000-0000-0000-000000000000" xlink:href="./Object 63" xlink:type="simple" xlink:show="embed" xlink:actuate="onLoad">
            <loext:p/>
          </draw:object-ole>
          <draw:image xlink:href="./ObjectReplacements/Object 63" xlink:type="simple" xlink:show="embed" xlink:actuate="onLoad"/>
        </draw:frame>
        <draw:custom-shape draw:name="Ellipse 29_0" draw:style-name="gr99" draw:text-style-name="P15" draw:layer="layout" svg:width="0.599cm" svg:height="0.599cm" svg:x="14.82cm" svg:y="9.125cm">
          <text:p text:style-name="P14"><text:span text:style-name="T4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rade Verbindung mit Pfeil 30_0" draw:style-name="gr68" draw:text-style-name="P18" draw:layer="layout" svg:width="2.249cm" svg:height="0.001cm" svg:x="12.596cm" svg:y="13.46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31_0" draw:style-name="gr69" draw:text-style-name="P18" draw:layer="layout" svg:width="4.049cm" svg:height="0.001cm" svg:x="15.44cm" svg:y="9.424cm">
          <text:p/>
          <draw:enhanced-geometry draw:mirror-horizontal="false" draw:mirror-vertical="true" svg:viewBox="0 0 21600 21600" draw:type="mso-spt32" draw:enhanced-path="M 0 0 L 21600 21600 N"/>
        </draw:custom-shape>
        <draw:g draw:name="Gruppieren 32_0" xml:id="id19" draw:id="id19">
          <draw:custom-shape draw:name="Ellipse 33_0" draw:style-name="gr6" draw:text-style-name="P6" draw:layer="layout" svg:width="1.556cm" svg:height="1.675cm" svg:x="19.484cm" svg:y="8.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Object 34_11" draw:style-name="gr84" draw:text-style-name="P34" draw:layer="layout" svg:width="0.74cm" svg:height="0.793cm" svg:x="19.934cm" svg:y="9.08cm">
            <draw:object-ole draw:class-id="00000000-0000-0000-0000-000000000000" xlink:href="./Object 64" xlink:type="simple" xlink:show="embed" xlink:actuate="onLoad">
              <loext:p/>
            </draw:object-ole>
            <draw:image xlink:href="./ObjectReplacements/Object 64" xlink:type="simple" xlink:show="embed" xlink:actuate="onLoad"/>
          </draw:frame>
        </draw:g>
        <draw:custom-shape draw:name="Ellipse 35_0" draw:style-name="gr100" draw:text-style-name="P15" draw:layer="layout" svg:width="0.599cm" svg:height="0.599cm" svg:x="14.84cm" svg:y="7.8cm">
          <text:p text:style-name="P14"><text:span text:style-name="T5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28" draw:text-style-name="P19" draw:layer="layout" svg:width="2.286cm" svg:height="0.962cm" svg:x="12.192cm" svg:y="4.626cm">
          <draw:text-box>
            <text:p><text:span text:style-name="T1">e</text:span><text:span text:style-name="T2">[t]</text:span></text:p>
          </draw:text-box>
        </draw:frame>
        <draw:connector draw:style-name="gr101" draw:text-style-name="P38" draw:layer="layout" draw:line-skew="1.931cm 0.549cm" svg:x1="11.818cm" svg:y1="14.325cm" svg:x2="21.04cm" svg:y2="9.437cm" draw:start-shape="id18" draw:start-glue-point="2" draw:end-shape="id19" draw:end-glue-point="1" svg:d="M11818 14325v2439h10280v-7327h-1058" svg:viewBox="0 0 10281 7328">
          <text:p/>
        </draw:connector>
        <draw:connector draw:style-name="gr101" draw:text-style-name="P38" draw:layer="layout" svg:x1="15.148cm" svg:y1="15.775cm" svg:x2="20.262cm" svg:y2="10.275cm" draw:start-shape="id20" draw:start-glue-point="2" draw:end-shape="id19" draw:end-glue-point="2" svg:d="M15148 15775v508h5114v-6008" svg:viewBox="0 0 5115 6009">
          <text:p/>
        </draw:connector>
        <presentation:notes draw:style-name="dp2">
          <draw:page-thumbnail draw:style-name="gr10" draw:layer="layout" svg:width="19.798cm" svg:height="11.136cm" svg:x="0.6cm" svg:y="2.257cm" draw:page-number="16" presentation:class="page"/>
          <draw:frame presentation:style-name="pr1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elfolie" presentation:presentation-page-layout-name="AL2T1">
        <draw:custom-shape draw:name="Gerade Verbindung mit Pfeil 48_6" draw:style-name="gr20" draw:text-style-name="P18" draw:layer="layout" svg:width="0.001cm" svg:height="5.999cm" svg:x="15.147cm" svg:y="8.11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23_6" draw:style-name="gr1" draw:text-style-name="P1" draw:layer="layout" svg:width="1.556cm" svg:height="1.675cm" svg:x="11.039cm" svg:y="12.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7_6" draw:style-name="gr2" draw:text-style-name="P2" draw:layer="layout" svg:width="1.269cm" svg:height="0.793cm" svg:x="11.288cm" svg:y="12.975cm">
          <draw:object-ole draw:class-id="00000000-0000-0000-0000-000000000000" xlink:href="./Object 7" xlink:type="simple" xlink:show="embed" xlink:actuate="onLoad">
            <loext:p/>
          </draw:object-ole>
          <draw:image xlink:href="./ObjectReplacements/Object 7" xlink:type="simple" xlink:show="embed" xlink:actuate="onLoad"/>
        </draw:frame>
        <draw:custom-shape draw:name="Ellipse 38_6" draw:style-name="gr3" draw:text-style-name="P3" draw:layer="layout" svg:width="1.556cm" svg:height="1.675cm" svg:x="14.369cm" svg:y="14.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_6" draw:style-name="gr4" draw:text-style-name="P4" draw:layer="layout" svg:width="0.899cm" svg:height="0.793cm" svg:x="14.839cm" svg:y="14.526cm">
          <draw:object-ole draw:class-id="00000000-0000-0000-0000-000000000000" xlink:href="./Object 16" xlink:type="simple" xlink:show="embed" xlink:actuate="onLoad">
            <loext:p/>
          </draw:object-ole>
          <draw:image xlink:href="./ObjectReplacements/Object 16" xlink:type="simple" xlink:show="embed" xlink:actuate="onLoad"/>
        </draw:frame>
        <draw:custom-shape draw:name="Gerade Verbindung mit Pfeil 75_4" draw:style-name="gr68" draw:text-style-name="P18" draw:layer="layout" svg:width="2.249cm" svg:height="0.001cm" svg:x="12.595cm" svg:y="13.469cm">
          <text:p/>
          <draw:enhanced-geometry draw:mirror-horizontal="false" draw:mirror-vertical="true" svg:viewBox="0 0 21600 21600" draw:type="mso-spt32" draw:enhanced-path="M 0 0 L 21600 21600 N"/>
        </draw:custom-shape>
        <draw:g draw:name="Gruppieren 86_6">
          <draw:custom-shape draw:name="Ellipse 74_6" draw:style-name="gr1" draw:text-style-name="P1" draw:layer="layout" svg:width="1.556cm" svg:height="1.675cm" svg:x="17.199cm" svg:y="2.92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Object 34_7" draw:style-name="gr2" draw:text-style-name="P2" draw:layer="layout" svg:width="0.899cm" svg:height="0.793cm" svg:x="17.57cm" svg:y="3.406cm">
            <draw:object-ole draw:class-id="00000000-0000-0000-0000-000000000000" xlink:href="./Object 39" xlink:type="simple" xlink:show="embed" xlink:actuate="onLoad">
              <loext:p/>
            </draw:object-ole>
            <draw:image xlink:href="./ObjectReplacements/Object 39" xlink:type="simple" xlink:show="embed" xlink:actuate="onLoad"/>
          </draw:frame>
        </draw:g>
        <draw:custom-shape draw:name="Gerade Verbindung mit Pfeil 77_6" draw:style-name="gr22" draw:text-style-name="P18" draw:layer="layout" svg:width="3.799cm" svg:height="0.001cm" svg:x="13.019cm" svg:y="8.11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79_6" draw:style-name="gr102" draw:text-style-name="P15" draw:layer="layout" svg:width="0.599cm" svg:height="0.599cm" svg:x="12.409cm" svg:y="7.8cm">
          <text:p text:style-name="P14"><text:span text:style-name="T4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rade Verbindung mit Pfeil 80_6" draw:style-name="gr24" draw:text-style-name="P18" draw:layer="layout" svg:width="1.799cm" svg:height="0.001cm" svg:x="10.599cm" svg:y="8.12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hteck 81_6" draw:style-name="gr25" draw:text-style-name="P11" draw:layer="layout" svg:width="2.199cm" svg:height="1.399cm" svg:x="16.809cm" svg:y="7.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2_6" draw:style-name="gr25" draw:text-style-name="P11" draw:layer="layout" svg:width="2.199cm" svg:height="1.399cm" svg:x="8.389cm" svg:y="7.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84_6" draw:style-name="gr26" draw:text-style-name="P18" draw:layer="layout" svg:width="0.001cm" svg:height="2.779cm" svg:x="17.989cm" svg:y="4.61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87_6" draw:style-name="gr27" draw:text-style-name="P18" draw:layer="layout" svg:width="0.001cm" svg:height="1.774cm" svg:x="12.699cm" svg:y="6.0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89_6" draw:style-name="gr7" draw:text-style-name="P7" draw:layer="layout" svg:width="1.556cm" svg:height="1.675cm" svg:x="11.939cm" svg:y="4.3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4_16" draw:style-name="gr29" draw:text-style-name="P20" draw:layer="layout" svg:width="1.269cm" svg:height="0.846cm" svg:x="8.952cm" svg:y="7.703cm">
          <draw:object-ole draw:class-id="00000000-0000-0000-0000-000000000000" xlink:href="./Object 40" xlink:type="simple" xlink:show="embed" xlink:actuate="onLoad">
            <loext:p/>
          </draw:object-ole>
          <draw:image xlink:href="./ObjectReplacements/Object 40" xlink:type="simple" xlink:show="embed" xlink:actuate="onLoad"/>
        </draw:frame>
        <draw:frame draw:name="Object 41_6" draw:style-name="gr29" draw:text-style-name="P20" draw:layer="layout" svg:width="0.846cm" svg:height="0.846cm" svg:x="17.64cm" svg:y="7.725cm">
          <draw:object-ole draw:class-id="00000000-0000-0000-0000-000000000000" xlink:href="./Object 43" xlink:type="simple" xlink:show="embed" xlink:actuate="onLoad">
            <loext:p/>
          </draw:object-ole>
          <draw:image xlink:href="./ObjectReplacements/Object 43" xlink:type="simple" xlink:show="embed" xlink:actuate="onLoad"/>
        </draw:frame>
        <draw:custom-shape draw:name="Ellipse 22_4" draw:style-name="gr103" draw:text-style-name="P15" draw:layer="layout" svg:width="0.599cm" svg:height="0.599cm" svg:x="14.819cm" svg:y="13.15cm">
          <text:p text:style-name="P14"><text:span text:style-name="T5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30_1" draw:style-name="gr34" draw:text-style-name="P18" draw:layer="layout" svg:width="1.651cm" svg:height="10.607cm" draw:transform="rotate (-3.14159265358979) translate (14.369cm 14.938cm)">
          <text:p/>
          <draw:enhanced-geometry draw:mirror-horizontal="false" draw:mirror-vertical="false" svg:viewBox="0 0 0 0" draw:text-areas="0 0 ?f4 ?f5" draw:type="ooxml-bentConnector4" draw:modifiers="450056 105986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aximum="2147483647" draw:handle-range-x-minimum="-2147483647"/>
            <draw:handle draw:handle-position="?f1 ?f2" draw:handle-range-y-maximum="2147483647" draw:handle-range-y-minimum="-2147483647"/>
          </draw:enhanced-geometry>
        </draw:custom-shape>
        <draw:custom-shape draw:name="Gewinkelte Verbindung 33_2" draw:style-name="gr104" draw:text-style-name="P18" draw:layer="layout" svg:width="0.899cm" svg:height="8.319cm" draw:transform="rotate (-3.14159265358979) translate (11.933cm 13.488cm)">
          <text:p/>
          <draw:enhanced-geometry draw:mirror-horizontal="true" draw:mirror-vertical="false" svg:viewBox="0 0 0 0" draw:text-areas="0 0 ?f2 ?f3" draw:type="ooxml-bentConnector3" draw:modifiers="-355371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frame draw:name="Picture 43_1" draw:style-name="gr105" draw:text-style-name="P18" draw:layer="layout" svg:width="0.766cm" svg:height="0.74cm" svg:x="7.038cm" svg:y="14.126cm">
          <draw:image xlink:href="Pictures/100000000000001D0000001C594FDE507B2AC500.png" xlink:type="simple" xlink:show="embed" xlink:actuate="onLoad" loext:mime-type="image/png">
            <text:p/>
          </draw:image>
        </draw:frame>
        <draw:frame draw:name="Picture 44_1" draw:style-name="gr105" draw:text-style-name="P18" draw:layer="layout" svg:width="0.819cm" svg:height="0.766cm" svg:x="8.038cm" svg:y="12.558cm">
          <draw:image xlink:href="Pictures/100000000000001F0000001DB9E417FD70BEBD16.png" xlink:type="simple" xlink:show="embed" xlink:actuate="onLoad" loext:mime-type="image/png">
            <text:p/>
          </draw:image>
        </draw:frame>
        <draw:frame draw:style-name="gr28" draw:text-style-name="P19" draw:layer="layout" svg:width="2.286cm" svg:height="0.962cm" svg:x="12.192cm" svg:y="4.626cm">
          <draw:text-box>
            <text:p><text:span text:style-name="T1">e</text:span><text:span text:style-name="T2">[t]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1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elfolie" presentation:presentation-page-layout-name="AL2T1">
        <draw:custom-shape draw:name="Gerade Verbindung mit Pfeil 48_5" draw:style-name="gr20" draw:text-style-name="P18" draw:layer="layout" svg:width="0.001cm" svg:height="5.999cm" svg:x="15.147cm" svg:y="8.11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23_5" draw:style-name="gr1" draw:text-style-name="P1" draw:layer="layout" svg:width="1.556cm" svg:height="1.675cm" svg:x="11.039cm" svg:y="12.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7_5" draw:style-name="gr2" draw:text-style-name="P2" draw:layer="layout" svg:width="1.269cm" svg:height="0.793cm" svg:x="11.288cm" svg:y="12.975cm">
          <draw:object-ole draw:class-id="00000000-0000-0000-0000-000000000000" xlink:href="./Object 4" xlink:type="simple" xlink:show="embed" xlink:actuate="onLoad">
            <loext:p/>
          </draw:object-ole>
          <draw:image xlink:href="./ObjectReplacements/Object 4" xlink:type="simple" xlink:show="embed" xlink:actuate="onLoad"/>
        </draw:frame>
        <draw:custom-shape draw:name="Ellipse 38_5" draw:style-name="gr3" draw:text-style-name="P3" draw:layer="layout" svg:width="1.556cm" svg:height="1.675cm" svg:x="14.369cm" svg:y="14.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_5" draw:style-name="gr4" draw:text-style-name="P4" draw:layer="layout" svg:width="0.899cm" svg:height="0.793cm" svg:x="14.839cm" svg:y="14.526cm">
          <draw:object-ole draw:class-id="00000000-0000-0000-0000-000000000000" xlink:href="./Object 11" xlink:type="simple" xlink:show="embed" xlink:actuate="onLoad">
            <loext:p/>
          </draw:object-ole>
          <draw:image xlink:href="./ObjectReplacements/Object 11" xlink:type="simple" xlink:show="embed" xlink:actuate="onLoad"/>
        </draw:frame>
        <draw:custom-shape draw:name="Gerade Verbindung mit Pfeil 75_3" draw:style-name="gr68" draw:text-style-name="P18" draw:layer="layout" svg:width="2.249cm" svg:height="0.001cm" svg:x="12.595cm" svg:y="13.469cm">
          <text:p/>
          <draw:enhanced-geometry draw:mirror-horizontal="false" draw:mirror-vertical="true" svg:viewBox="0 0 21600 21600" draw:type="mso-spt32" draw:enhanced-path="M 0 0 L 21600 21600 N"/>
        </draw:custom-shape>
        <draw:g draw:name="Gruppieren 86_5">
          <draw:custom-shape draw:name="Ellipse 74_5" draw:style-name="gr1" draw:text-style-name="P1" draw:layer="layout" svg:width="1.556cm" svg:height="1.675cm" svg:x="17.199cm" svg:y="2.92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Object 34_4" draw:style-name="gr2" draw:text-style-name="P2" draw:layer="layout" svg:width="0.899cm" svg:height="0.793cm" svg:x="17.57cm" svg:y="3.406cm">
            <draw:object-ole draw:class-id="00000000-0000-0000-0000-000000000000" xlink:href="./Object 20" xlink:type="simple" xlink:show="embed" xlink:actuate="onLoad">
              <loext:p/>
            </draw:object-ole>
            <draw:image xlink:href="./ObjectReplacements/Object 20" xlink:type="simple" xlink:show="embed" xlink:actuate="onLoad"/>
          </draw:frame>
        </draw:g>
        <draw:custom-shape draw:name="Gerade Verbindung mit Pfeil 77_5" draw:style-name="gr22" draw:text-style-name="P18" draw:layer="layout" svg:width="3.799cm" svg:height="0.001cm" svg:x="13.019cm" svg:y="8.11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79_5" draw:style-name="gr106" draw:text-style-name="P15" draw:layer="layout" svg:width="0.599cm" svg:height="0.599cm" svg:x="12.409cm" svg:y="7.8cm">
          <text:p text:style-name="P14"><text:span text:style-name="T4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rade Verbindung mit Pfeil 80_5" draw:style-name="gr24" draw:text-style-name="P18" draw:layer="layout" svg:width="1.799cm" svg:height="0.001cm" svg:x="10.599cm" svg:y="8.12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hteck 81_5" draw:style-name="gr25" draw:text-style-name="P11" draw:layer="layout" svg:width="2.199cm" svg:height="1.399cm" svg:x="16.809cm" svg:y="7.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2_5" draw:style-name="gr25" draw:text-style-name="P11" draw:layer="layout" svg:width="2.199cm" svg:height="1.399cm" svg:x="8.389cm" svg:y="7.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84_5" draw:style-name="gr26" draw:text-style-name="P18" draw:layer="layout" svg:width="0.001cm" svg:height="2.779cm" svg:x="17.989cm" svg:y="4.61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87_5" draw:style-name="gr27" draw:text-style-name="P18" draw:layer="layout" svg:width="0.001cm" svg:height="1.774cm" svg:x="12.699cm" svg:y="6.0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89_5" draw:style-name="gr7" draw:text-style-name="P7" draw:layer="layout" svg:width="1.556cm" svg:height="1.675cm" svg:x="11.939cm" svg:y="4.3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4_9" draw:style-name="gr29" draw:text-style-name="P20" draw:layer="layout" svg:width="1.269cm" svg:height="0.846cm" svg:x="8.952cm" svg:y="7.703cm">
          <draw:object-ole draw:class-id="00000000-0000-0000-0000-000000000000" xlink:href="./Object 28" xlink:type="simple" xlink:show="embed" xlink:actuate="onLoad">
            <loext:p/>
          </draw:object-ole>
          <draw:image xlink:href="./ObjectReplacements/Object 28" xlink:type="simple" xlink:show="embed" xlink:actuate="onLoad"/>
        </draw:frame>
        <draw:frame draw:name="Object 41_5" draw:style-name="gr29" draw:text-style-name="P20" draw:layer="layout" svg:width="0.846cm" svg:height="0.846cm" svg:x="17.64cm" svg:y="7.725cm">
          <draw:object-ole draw:class-id="00000000-0000-0000-0000-000000000000" xlink:href="./Object 35" xlink:type="simple" xlink:show="embed" xlink:actuate="onLoad">
            <loext:p/>
          </draw:object-ole>
          <draw:image xlink:href="./ObjectReplacements/Object 35" xlink:type="simple" xlink:show="embed" xlink:actuate="onLoad"/>
        </draw:frame>
        <draw:custom-shape draw:name="Ellipse 22_3" draw:style-name="gr107" draw:text-style-name="P15" draw:layer="layout" svg:width="0.599cm" svg:height="0.599cm" svg:x="14.819cm" svg:y="13.15cm">
          <text:p text:style-name="P14"><text:span text:style-name="T5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uppieren 24_2">
          <draw:custom-shape draw:name="Rechteck 25_2" draw:style-name="gr108" draw:text-style-name="P40" draw:layer="layout" svg:width="1.399cm" svg:height="0.799cm" svg:x="14.35cm" svg:y="11.92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36_2" draw:style-name="gr105" draw:text-style-name="P18" draw:layer="layout" svg:width="0.819cm" svg:height="0.713cm" svg:x="14.6cm" svg:y="12.011cm">
            <draw:image xlink:href="Pictures/100000000000001F0000001B1D1C691874989B5F.png" xlink:type="simple" xlink:show="embed" xlink:actuate="onLoad" loext:mime-type="image/png">
              <text:p/>
            </draw:image>
          </draw:frame>
        </draw:g>
        <draw:custom-shape draw:name="Rechteck 28_3" draw:style-name="gr25" draw:text-style-name="P11" draw:layer="layout" svg:width="2.199cm" svg:height="1.399cm" svg:x="14.039cm" svg:y="10.1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42_3" draw:style-name="gr29" draw:text-style-name="P20" draw:layer="layout" svg:width="0.899cm" svg:height="0.846cm" svg:x="14.764cm" svg:y="10.478cm">
          <draw:object-ole draw:class-id="00000000-0000-0000-0000-000000000000" xlink:href="./Object 38" xlink:type="simple" xlink:show="embed" xlink:actuate="onLoad">
            <loext:p/>
          </draw:object-ole>
          <draw:image xlink:href="./ObjectReplacements/Object 38" xlink:type="simple" xlink:show="embed" xlink:actuate="onLoad"/>
        </draw:frame>
        <draw:custom-shape draw:name="Gewinkelte Verbindung 30_3" draw:style-name="gr34" draw:text-style-name="P18" draw:layer="layout" svg:width="1.651cm" svg:height="10.607cm" draw:transform="rotate (-3.14159265358979) translate (14.369cm 14.938cm)">
          <text:p/>
          <draw:enhanced-geometry draw:mirror-horizontal="false" draw:mirror-vertical="false" svg:viewBox="0 0 0 0" draw:text-areas="0 0 ?f4 ?f5" draw:type="ooxml-bentConnector4" draw:modifiers="450056 105986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aximum="2147483647" draw:handle-range-x-minimum="-2147483647"/>
            <draw:handle draw:handle-position="?f1 ?f2" draw:handle-range-y-maximum="2147483647" draw:handle-range-y-minimum="-2147483647"/>
          </draw:enhanced-geometry>
        </draw:custom-shape>
        <draw:custom-shape draw:name="Gewinkelte Verbindung 33_1" draw:style-name="gr104" draw:text-style-name="P18" draw:layer="layout" svg:width="0.899cm" svg:height="8.319cm" draw:transform="rotate (-3.14159265358979) translate (11.933cm 13.488cm)">
          <text:p/>
          <draw:enhanced-geometry draw:mirror-horizontal="true" draw:mirror-vertical="false" svg:viewBox="0 0 0 0" draw:text-areas="0 0 ?f2 ?f3" draw:type="ooxml-bentConnector3" draw:modifiers="-355371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frame draw:name="Picture 43_3" draw:style-name="gr105" draw:text-style-name="P18" draw:layer="layout" svg:width="0.766cm" svg:height="0.74cm" svg:x="7.038cm" svg:y="14.126cm">
          <draw:image xlink:href="Pictures/100000000000001D0000001C594FDE507B2AC500.png" xlink:type="simple" xlink:show="embed" xlink:actuate="onLoad" loext:mime-type="image/png">
            <text:p/>
          </draw:image>
        </draw:frame>
        <draw:frame draw:name="Picture 44_3" draw:style-name="gr105" draw:text-style-name="P18" draw:layer="layout" svg:width="0.819cm" svg:height="0.766cm" svg:x="8.038cm" svg:y="12.558cm">
          <draw:image xlink:href="Pictures/100000000000001F0000001DB9E417FD70BEBD16.png" xlink:type="simple" xlink:show="embed" xlink:actuate="onLoad" loext:mime-type="image/png">
            <text:p/>
          </draw:image>
        </draw:frame>
        <draw:frame draw:style-name="gr28" draw:text-style-name="P19" draw:layer="layout" svg:width="2.286cm" svg:height="0.962cm" svg:x="12.192cm" svg:y="4.626cm">
          <draw:text-box>
            <text:p><text:span text:style-name="T1">e</text:span><text:span text:style-name="T2">[t]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1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elfolie" presentation:presentation-page-layout-name="AL2T1">
        <draw:custom-shape draw:name="Gerade Verbindung mit Pfeil 48_1" draw:style-name="gr62" draw:text-style-name="P18" draw:layer="layout" svg:width="0.001cm" svg:height="5.699cm" svg:x="15.148cm" svg:y="8.4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23_1" draw:style-name="gr1" draw:text-style-name="P1" xml:id="id23" draw:id="id23" draw:layer="layout" svg:width="1.556cm" svg:height="1.675cm" svg:x="11.04cm" svg:y="12.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7_1" draw:style-name="gr63" draw:text-style-name="P18" draw:layer="layout" svg:width="1.269cm" svg:height="0.793cm" svg:x="11.289cm" svg:y="12.975cm">
          <draw:object-ole draw:class-id="00000000-0000-0000-0000-000000000000" xlink:href="./Object 8" xlink:type="simple" xlink:show="embed" xlink:actuate="onLoad">
            <loext:p/>
          </draw:object-ole>
          <draw:image xlink:href="./ObjectReplacements/Object 8" xlink:type="simple" xlink:show="embed" xlink:actuate="onLoad"/>
        </draw:frame>
        <draw:custom-shape draw:name="Ellipse 38_1" draw:style-name="gr3" draw:text-style-name="P3" xml:id="id21" draw:id="id21" draw:layer="layout" svg:width="1.556cm" svg:height="1.675cm" svg:x="14.37cm" svg:y="14.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_1" draw:style-name="gr4" draw:text-style-name="P4" draw:layer="layout" svg:width="0.899cm" svg:height="0.793cm" svg:x="14.84cm" svg:y="14.526cm">
          <draw:object-ole draw:class-id="00000000-0000-0000-0000-000000000000" xlink:href="./Object 9" xlink:type="simple" xlink:show="embed" xlink:actuate="onLoad">
            <loext:p/>
          </draw:object-ole>
          <draw:image xlink:href="./ObjectReplacements/Object 9" xlink:type="simple" xlink:show="embed" xlink:actuate="onLoad"/>
        </draw:frame>
        <draw:g draw:name="Gruppieren 86_1">
          <draw:custom-shape draw:name="Ellipse 74_1" draw:style-name="gr1" draw:text-style-name="P1" draw:layer="layout" svg:width="1.556cm" svg:height="1.675cm" svg:x="17.2cm" svg:y="2.92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Object 34_3" draw:style-name="gr2" draw:text-style-name="P2" draw:layer="layout" svg:width="0.899cm" svg:height="0.793cm" svg:x="17.571cm" svg:y="3.406cm">
            <draw:object-ole draw:class-id="00000000-0000-0000-0000-000000000000" xlink:href="./Object 10" xlink:type="simple" xlink:show="embed" xlink:actuate="onLoad">
              <loext:p/>
            </draw:object-ole>
            <draw:image xlink:href="./ObjectReplacements/Object 10" xlink:type="simple" xlink:show="embed" xlink:actuate="onLoad"/>
          </draw:frame>
        </draw:g>
        <draw:custom-shape draw:name="Gerade Verbindung mit Pfeil 77_1" draw:style-name="gr22" draw:text-style-name="P18" draw:layer="layout" svg:width="3.799cm" svg:height="0.001cm" svg:x="13.02cm" svg:y="8.11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79_1" draw:style-name="gr109" draw:text-style-name="P15" draw:layer="layout" svg:width="0.599cm" svg:height="0.599cm" svg:x="12.41cm" svg:y="7.8cm">
          <text:p text:style-name="P14"><text:span text:style-name="T4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rade Verbindung mit Pfeil 80_1" draw:style-name="gr24" draw:text-style-name="P18" draw:layer="layout" svg:width="1.799cm" svg:height="0.001cm" svg:x="10.6cm" svg:y="8.12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hteck 81_1" draw:style-name="gr25" draw:text-style-name="P11" draw:layer="layout" svg:width="2.199cm" svg:height="1.399cm" svg:x="16.81cm" svg:y="7.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2_1" draw:style-name="gr25" draw:text-style-name="P11" draw:layer="layout" svg:width="2.199cm" svg:height="1.399cm" svg:x="8.39cm" svg:y="7.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84_1" draw:style-name="gr26" draw:text-style-name="P18" draw:layer="layout" svg:width="0.001cm" svg:height="2.779cm" svg:x="17.99cm" svg:y="4.61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87_1" draw:style-name="gr27" draw:text-style-name="P18" draw:layer="layout" svg:width="0.001cm" svg:height="1.774cm" svg:x="12.7cm" svg:y="6.0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89_1" draw:style-name="gr7" draw:text-style-name="P7" draw:layer="layout" svg:width="1.556cm" svg:height="1.675cm" svg:x="11.94cm" svg:y="4.3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4_5" draw:style-name="gr29" draw:text-style-name="P20" draw:layer="layout" svg:width="1.269cm" svg:height="0.846cm" svg:x="8.953cm" svg:y="7.703cm">
          <draw:object-ole draw:class-id="00000000-0000-0000-0000-000000000000" xlink:href="./Object 12" xlink:type="simple" xlink:show="embed" xlink:actuate="onLoad">
            <loext:p/>
          </draw:object-ole>
          <draw:image xlink:href="./ObjectReplacements/Object 12" xlink:type="simple" xlink:show="embed" xlink:actuate="onLoad"/>
        </draw:frame>
        <draw:frame draw:name="Object 41_1" draw:style-name="gr29" draw:text-style-name="P20" draw:layer="layout" svg:width="0.846cm" svg:height="0.846cm" svg:x="17.641cm" svg:y="7.725cm">
          <draw:object-ole draw:class-id="00000000-0000-0000-0000-000000000000" xlink:href="./Object 13" xlink:type="simple" xlink:show="embed" xlink:actuate="onLoad">
            <loext:p/>
          </draw:object-ole>
          <draw:image xlink:href="./ObjectReplacements/Object 13" xlink:type="simple" xlink:show="embed" xlink:actuate="onLoad"/>
        </draw:frame>
        <draw:custom-shape draw:name="Ellipse 22_0" draw:style-name="gr110" draw:text-style-name="P15" draw:layer="layout" svg:width="0.599cm" svg:height="0.599cm" svg:x="14.82cm" svg:y="13.15cm">
          <text:p text:style-name="P14"><text:span text:style-name="T5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hteck 28_0" draw:style-name="gr25" draw:text-style-name="P11" draw:layer="layout" svg:width="2.199cm" svg:height="1.399cm" svg:x="14.04cm" svg:y="10.1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42_0" draw:style-name="gr63" draw:text-style-name="P18" draw:layer="layout" svg:width="0.899cm" svg:height="0.846cm" svg:x="14.765cm" svg:y="10.478cm">
          <draw:object-ole draw:class-id="00000000-0000-0000-0000-000000000000" xlink:href="./Object 14" xlink:type="simple" xlink:show="embed" xlink:actuate="onLoad">
            <loext:p/>
          </draw:object-ole>
          <draw:image xlink:href="./ObjectReplacements/Object 14" xlink:type="simple" xlink:show="embed" xlink:actuate="onLoad"/>
        </draw:frame>
        <draw:custom-shape draw:name="Ellipse 29" draw:style-name="gr111" draw:text-style-name="P15" draw:layer="layout" svg:width="0.599cm" svg:height="0.599cm" svg:x="14.82cm" svg:y="9.125cm">
          <text:p text:style-name="P14"><text:span text:style-name="T4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rade Verbindung mit Pfeil 30" draw:style-name="gr68" draw:text-style-name="P18" draw:layer="layout" svg:width="2.249cm" svg:height="0.001cm" svg:x="12.596cm" svg:y="13.46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31" draw:style-name="gr69" draw:text-style-name="P18" draw:layer="layout" svg:width="4.049cm" svg:height="0.001cm" svg:x="15.44cm" svg:y="9.424cm">
          <text:p/>
          <draw:enhanced-geometry draw:mirror-horizontal="false" draw:mirror-vertical="true" svg:viewBox="0 0 21600 21600" draw:type="mso-spt32" draw:enhanced-path="M 0 0 L 21600 21600 N"/>
        </draw:custom-shape>
        <draw:g draw:name="Gruppieren 32">
          <draw:custom-shape draw:name="Ellipse 33" draw:style-name="gr6" draw:text-style-name="P6" draw:layer="layout" svg:width="1.556cm" svg:height="1.675cm" svg:x="19.484cm" svg:y="8.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Object 34_6" draw:style-name="gr84" draw:text-style-name="P34" draw:layer="layout" svg:width="0.74cm" svg:height="0.793cm" svg:x="19.934cm" svg:y="9.08cm">
            <draw:object-ole draw:class-id="00000000-0000-0000-0000-000000000000" xlink:href="./Object 15" xlink:type="simple" xlink:show="embed" xlink:actuate="onLoad">
              <loext:p/>
            </draw:object-ole>
            <draw:image xlink:href="./ObjectReplacements/Object 15" xlink:type="simple" xlink:show="embed" xlink:actuate="onLoad"/>
          </draw:frame>
        </draw:g>
        <draw:custom-shape draw:name="Ellipse 35" draw:style-name="gr112" draw:text-style-name="P15" draw:layer="layout" svg:width="0.599cm" svg:height="0.599cm" svg:x="14.84cm" svg:y="7.8cm">
          <text:p text:style-name="P14"><text:span text:style-name="T5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36" draw:style-name="gr113" draw:text-style-name="P15" draw:layer="layout" svg:width="0.599cm" svg:height="0.599cm" svg:x="17.69cm" svg:y="5.125cm">
          <text:p text:style-name="P14"><text:span text:style-name="T4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rade Verbindung mit Pfeil 45" draw:style-name="gr73" draw:text-style-name="P18" draw:layer="layout" svg:width="1.249cm" svg:height="0.001cm" svg:x="18.3cm" svg:y="5.42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43" draw:style-name="gr87" draw:text-style-name="P35" xml:id="id22" draw:id="id22" draw:layer="layout" svg:width="1.556cm" svg:height="1.675cm" svg:x="19.48cm" svg:y="4.6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28" draw:text-style-name="P19" draw:layer="layout" svg:width="2.286cm" svg:height="0.962cm" svg:x="12.192cm" svg:y="4.626cm">
          <draw:text-box>
            <text:p><text:span text:style-name="T1">e</text:span><text:span text:style-name="T2">[t]</text:span></text:p>
          </draw:text-box>
        </draw:frame>
        <draw:frame draw:style-name="gr28" draw:text-style-name="P19" draw:layer="layout" svg:width="1.224cm" svg:height="0.962cm" svg:x="19.612cm" svg:y="4.88cm">
          <draw:text-box>
            <text:p><text:span text:style-name="T1">o</text:span><text:span text:style-name="T2">[t]</text:span></text:p>
          </draw:text-box>
        </draw:frame>
        <draw:g draw:name="Gruppieren 24_3">
          <draw:custom-shape draw:name="Rechteck 25_3" draw:style-name="gr15" draw:text-style-name="P17" draw:layer="layout" svg:width="1.399cm" svg:height="0.799cm" svg:x="14.351cm" svg:y="11.925cm">
            <text:p text:style-name="P16"><text:span text:style-name="T1">tan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24_4">
          <draw:custom-shape draw:name="Rechteck 25_4" draw:style-name="gr15" draw:text-style-name="P17" draw:layer="layout" svg:width="1.399cm" svg:height="0.799cm" svg:x="17.251cm" svg:y="6.225cm">
            <text:p text:style-name="P16"><text:span text:style-name="T1">tan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onnector draw:style-name="gr101" draw:text-style-name="P38" draw:layer="layout" draw:line-skew="0cm 0.299cm" svg:x1="15.148cm" svg:y1="15.775cm" svg:x2="21.036cm" svg:y2="5.447cm" draw:start-shape="id21" draw:start-glue-point="2" draw:end-shape="id22" draw:end-glue-point="1" svg:d="M15148 15775v508h6696v-10836h-808" svg:viewBox="0 0 6697 10837">
          <text:p/>
        </draw:connector>
        <draw:connector draw:style-name="gr101" draw:text-style-name="P38" draw:layer="layout" draw:line-skew="1.931cm 7.076cm -0.29cm" svg:x1="11.818cm" svg:y1="14.325cm" svg:x2="20.258cm" svg:y2="4.61cm" draw:start-shape="id23" draw:start-glue-point="2" draw:end-shape="id22" draw:end-glue-point="0" svg:d="M11818 14325v2439h11296v-12954h-2856v800" svg:viewBox="0 0 11297 12955">
          <text:p/>
        </draw:connector>
        <presentation:notes draw:style-name="dp2">
          <draw:page-thumbnail draw:style-name="gr10" draw:layer="layout" svg:width="19.798cm" svg:height="11.136cm" svg:x="0.6cm" svg:y="2.257cm" draw:page-number="1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elfolie" presentation:presentation-page-layout-name="AL2T1">
        <draw:custom-shape draw:name="Gerade Verbindung mit Pfeil 48_3" draw:style-name="gr20" draw:text-style-name="P18" draw:layer="layout" svg:width="0.001cm" svg:height="5.999cm" svg:x="15.147cm" svg:y="8.11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23_3" draw:style-name="gr95" draw:text-style-name="P36" draw:layer="layout" svg:width="1.556cm" svg:height="1.675cm" svg:x="11.039cm" svg:y="12.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7_3" draw:style-name="gr96" draw:text-style-name="P37" draw:layer="layout" svg:width="1.269cm" svg:height="0.793cm" svg:x="11.288cm" svg:y="12.975cm">
          <draw:object-ole draw:class-id="00000000-0000-0000-0000-000000000000" xlink:href="./Object 25" xlink:type="simple" xlink:show="embed" xlink:actuate="onLoad">
            <loext:p/>
          </draw:object-ole>
          <draw:image xlink:href="./ObjectReplacements/Object 25" xlink:type="simple" xlink:show="embed" xlink:actuate="onLoad"/>
        </draw:frame>
        <draw:custom-shape draw:name="Ellipse 38_3" draw:style-name="gr3" draw:text-style-name="P3" draw:layer="layout" svg:width="1.556cm" svg:height="1.675cm" svg:x="14.369cm" svg:y="14.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_3" draw:style-name="gr4" draw:text-style-name="P4" draw:layer="layout" svg:width="0.899cm" svg:height="0.793cm" svg:x="14.839cm" svg:y="14.526cm">
          <draw:object-ole draw:class-id="00000000-0000-0000-0000-000000000000" xlink:href="./Object 26" xlink:type="simple" xlink:show="embed" xlink:actuate="onLoad">
            <loext:p/>
          </draw:object-ole>
          <draw:image xlink:href="./ObjectReplacements/Object 26" xlink:type="simple" xlink:show="embed" xlink:actuate="onLoad"/>
        </draw:frame>
        <draw:custom-shape draw:name="Gerade Verbindung mit Pfeil 75_1" draw:style-name="gr68" draw:text-style-name="P18" draw:layer="layout" svg:width="2.249cm" svg:height="0.001cm" svg:x="12.595cm" svg:y="13.469cm">
          <text:p/>
          <draw:enhanced-geometry draw:mirror-horizontal="false" draw:mirror-vertical="true" svg:viewBox="0 0 21600 21600" draw:type="mso-spt32" draw:enhanced-path="M 0 0 L 21600 21600 N"/>
        </draw:custom-shape>
        <draw:g draw:name="Gruppieren 86_3">
          <draw:custom-shape draw:name="Ellipse 74_3" draw:style-name="gr95" draw:text-style-name="P36" draw:layer="layout" svg:width="1.556cm" svg:height="1.675cm" svg:x="17.199cm" svg:y="2.92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Object 34_12" draw:style-name="gr96" draw:text-style-name="P37" draw:layer="layout" svg:width="0.899cm" svg:height="0.793cm" svg:x="17.57cm" svg:y="3.406cm">
            <draw:object-ole draw:class-id="00000000-0000-0000-0000-000000000000" xlink:href="./Object 27" xlink:type="simple" xlink:show="embed" xlink:actuate="onLoad">
              <loext:p/>
            </draw:object-ole>
            <draw:image xlink:href="./ObjectReplacements/Object 27" xlink:type="simple" xlink:show="embed" xlink:actuate="onLoad"/>
          </draw:frame>
        </draw:g>
        <draw:custom-shape draw:name="Gerade Verbindung mit Pfeil 77_3" draw:style-name="gr22" draw:text-style-name="P18" draw:layer="layout" svg:width="3.799cm" svg:height="0.001cm" svg:x="13.019cm" svg:y="8.11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79_3" draw:style-name="gr114" draw:text-style-name="P15" draw:layer="layout" svg:width="0.599cm" svg:height="0.599cm" svg:x="12.409cm" svg:y="7.8cm">
          <text:p text:style-name="P14"><text:span text:style-name="T4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rade Verbindung mit Pfeil 80_3" draw:style-name="gr24" draw:text-style-name="P18" draw:layer="layout" svg:width="1.799cm" svg:height="0.001cm" svg:x="10.599cm" svg:y="8.12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hteck 81_3" draw:style-name="gr25" draw:text-style-name="P11" draw:layer="layout" svg:width="2.199cm" svg:height="1.399cm" svg:x="16.809cm" svg:y="7.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2_3" draw:style-name="gr25" draw:text-style-name="P11" draw:layer="layout" svg:width="2.199cm" svg:height="1.399cm" svg:x="8.389cm" svg:y="7.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84_3" draw:style-name="gr26" draw:text-style-name="P18" draw:layer="layout" svg:width="0.001cm" svg:height="2.779cm" svg:x="17.989cm" svg:y="4.61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87_3" draw:style-name="gr27" draw:text-style-name="P18" draw:layer="layout" svg:width="0.001cm" svg:height="1.774cm" svg:x="12.699cm" svg:y="6.0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89_3" draw:style-name="gr7" draw:text-style-name="P7" draw:layer="layout" svg:width="1.556cm" svg:height="1.675cm" svg:x="11.939cm" svg:y="4.3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4_14" draw:style-name="gr29" draw:text-style-name="P20" draw:layer="layout" svg:width="1.269cm" svg:height="0.846cm" svg:x="8.952cm" svg:y="7.703cm">
          <draw:object-ole draw:class-id="00000000-0000-0000-0000-000000000000" xlink:href="./Object 29" xlink:type="simple" xlink:show="embed" xlink:actuate="onLoad">
            <loext:p/>
          </draw:object-ole>
          <draw:image xlink:href="./ObjectReplacements/Object 29" xlink:type="simple" xlink:show="embed" xlink:actuate="onLoad"/>
        </draw:frame>
        <draw:frame draw:name="Object 41_3" draw:style-name="gr29" draw:text-style-name="P20" draw:layer="layout" svg:width="0.846cm" svg:height="0.846cm" svg:x="17.64cm" svg:y="7.725cm">
          <draw:object-ole draw:class-id="00000000-0000-0000-0000-000000000000" xlink:href="./Object 30" xlink:type="simple" xlink:show="embed" xlink:actuate="onLoad">
            <loext:p/>
          </draw:object-ole>
          <draw:image xlink:href="./ObjectReplacements/Object 30" xlink:type="simple" xlink:show="embed" xlink:actuate="onLoad"/>
        </draw:frame>
        <draw:custom-shape draw:name="Ellipse 22_2" draw:style-name="gr115" draw:text-style-name="P15" draw:layer="layout" svg:width="0.599cm" svg:height="0.599cm" svg:x="14.819cm" svg:y="13.15cm">
          <text:p text:style-name="P14"><text:span text:style-name="T5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uppieren 24_1">
          <draw:custom-shape draw:name="Rechteck 25_1" draw:style-name="gr108" draw:text-style-name="P40" draw:layer="layout" svg:width="1.399cm" svg:height="0.799cm" svg:x="14.35cm" svg:y="11.92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36_1" draw:style-name="gr105" draw:text-style-name="P18" draw:layer="layout" svg:width="0.819cm" svg:height="0.713cm" svg:x="14.6cm" svg:y="12.011cm">
            <draw:image xlink:href="Pictures/100000000000001F0000001B1D1C691874989B5F.png" xlink:type="simple" xlink:show="embed" xlink:actuate="onLoad" loext:mime-type="image/png">
              <text:p/>
            </draw:image>
          </draw:frame>
        </draw:g>
        <draw:custom-shape draw:name="Rechteck 28_2" draw:style-name="gr25" draw:text-style-name="P11" draw:layer="layout" svg:width="2.199cm" svg:height="1.399cm" svg:x="14.039cm" svg:y="10.1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42_2" draw:style-name="gr29" draw:text-style-name="P20" draw:layer="layout" svg:width="0.899cm" svg:height="0.846cm" svg:x="14.764cm" svg:y="10.478cm">
          <draw:object-ole draw:class-id="00000000-0000-0000-0000-000000000000" xlink:href="./Object 31" xlink:type="simple" xlink:show="embed" xlink:actuate="onLoad">
            <loext:p/>
          </draw:object-ole>
          <draw:image xlink:href="./ObjectReplacements/Object 31" xlink:type="simple" xlink:show="embed" xlink:actuate="onLoad"/>
        </draw:frame>
        <draw:custom-shape draw:name="Gewinkelte Verbindung 30_2" draw:style-name="gr34" draw:text-style-name="P18" draw:layer="layout" svg:width="1.651cm" svg:height="10.607cm" draw:transform="rotate (-3.14159265358979) translate (14.369cm 14.938cm)">
          <text:p/>
          <draw:enhanced-geometry draw:mirror-horizontal="false" draw:mirror-vertical="false" svg:viewBox="0 0 0 0" draw:text-areas="0 0 ?f4 ?f5" draw:type="ooxml-bentConnector4" draw:modifiers="450056 105986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aximum="2147483647" draw:handle-range-x-minimum="-2147483647"/>
            <draw:handle draw:handle-position="?f1 ?f2" draw:handle-range-y-maximum="2147483647" draw:handle-range-y-minimum="-2147483647"/>
          </draw:enhanced-geometry>
        </draw:custom-shape>
        <draw:custom-shape draw:name="Gewinkelte Verbindung 33_0" draw:style-name="gr104" draw:text-style-name="P18" draw:layer="layout" svg:width="0.899cm" svg:height="8.319cm" draw:transform="rotate (-3.14159265358979) translate (11.933cm 13.488cm)">
          <text:p/>
          <draw:enhanced-geometry draw:mirror-horizontal="true" draw:mirror-vertical="false" svg:viewBox="0 0 0 0" draw:text-areas="0 0 ?f2 ?f3" draw:type="ooxml-bentConnector3" draw:modifiers="-355371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frame draw:name="Picture 43_2" draw:style-name="gr105" draw:text-style-name="P18" draw:layer="layout" svg:width="0.766cm" svg:height="0.74cm" svg:x="7.038cm" svg:y="14.126cm">
          <draw:image xlink:href="Pictures/100000000000001D0000001C594FDE507B2AC500.png" xlink:type="simple" xlink:show="embed" xlink:actuate="onLoad" loext:mime-type="image/png">
            <text:p/>
          </draw:image>
        </draw:frame>
        <draw:frame draw:name="Picture 44_2" draw:style-name="gr105" draw:text-style-name="P18" draw:layer="layout" svg:width="0.819cm" svg:height="0.766cm" svg:x="8.038cm" svg:y="12.558cm">
          <draw:image xlink:href="Pictures/100000000000001F0000001DB9E417FD70BEBD16.png" xlink:type="simple" xlink:show="embed" xlink:actuate="onLoad" loext:mime-type="image/png">
            <text:p/>
          </draw:image>
        </draw:frame>
        <draw:frame draw:style-name="gr28" draw:text-style-name="P19" draw:layer="layout" svg:width="2.286cm" svg:height="0.962cm" svg:x="12.192cm" svg:y="4.626cm">
          <draw:text-box>
            <text:p><text:span text:style-name="T1">e</text:span><text:span text:style-name="T2">[t]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2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3" svg:font-family="'Liberation Sans'" style:font-family-generic="swiss"/>
    <style:font-face style:name="Calibri1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51cm" svg:stroke-color="#3465a4" draw:marker-start-width="0.279cm" draw:marker-start-center="false" draw:marker-end-width="0.279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elfoli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language="de" fo:country="DE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language="de" fo:country="DE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draw:frame draw:name="Titel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Titelmasterformat durch Klicken bearbeiten</text:span></text:p>
        </draw:text-box>
      </draw:frame>
      <draw:frame draw:name="Datumsplatzhalt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1-12-17">17.12.21</text:date></text:span></text:p>
        </draw:text-box>
      </draw:frame>
      <draw:frame draw:name="Fußzeilenplatzhalt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Folie 1</dc:title>
    <meta:initial-creator>Windows-Benutzer</meta:initial-creator>
    <meta:editing-cycles>24</meta:editing-cycles>
    <meta:creation-date>2017-09-11T16:26:15</meta:creation-date>
    <dc:date>2021-12-17T07:11:47.306513139</dc:date>
    <meta:editing-duration>PT17H35M7S</meta:editing-duration>
    <meta:generator>LibreOffice/6.4.7.2$Linux_X86_64 LibreOffice_project/40$Build-2</meta:generator>
    <meta:document-statistic meta:object-count="617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